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d23" officeooo:paragraph-rsid="00041d23"/>
    </style:style>
    <style:style style:name="P2" style:family="paragraph" style:parent-style-name="Standard">
      <style:text-properties officeooo:rsid="00060d5f" officeooo:paragraph-rsid="00060d5f"/>
    </style:style>
    <style:style style:name="P3" style:family="paragraph" style:parent-style-name="Standard">
      <style:text-properties officeooo:rsid="00060d5f" officeooo:paragraph-rsid="000859b2"/>
    </style:style>
    <style:style style:name="P4" style:family="paragraph" style:parent-style-name="Standard">
      <style:text-properties officeooo:rsid="0009f911" officeooo:paragraph-rsid="0009f911"/>
    </style:style>
    <style:style style:name="P5" style:family="paragraph" style:parent-style-name="Standard">
      <style:text-properties officeooo:rsid="000b50c7" officeooo:paragraph-rsid="000b50c7"/>
    </style:style>
    <style:style style:name="P6" style:family="paragraph" style:parent-style-name="Standard">
      <style:text-properties officeooo:rsid="000b50c7" officeooo:paragraph-rsid="000c6c3c"/>
    </style:style>
    <style:style style:name="P7" style:family="paragraph" style:parent-style-name="Standard">
      <style:text-properties officeooo:rsid="000c23f1" officeooo:paragraph-rsid="000c23f1"/>
    </style:style>
    <style:style style:name="P8" style:family="paragraph" style:parent-style-name="Standard">
      <style:text-properties officeooo:rsid="000c7565" officeooo:paragraph-rsid="000c7565"/>
    </style:style>
    <style:style style:name="P9" style:family="paragraph" style:parent-style-name="Standard">
      <style:text-properties officeooo:rsid="000cf5b9" officeooo:paragraph-rsid="000cf5b9"/>
    </style:style>
    <style:style style:name="P10" style:family="paragraph" style:parent-style-name="Standard">
      <style:text-properties officeooo:rsid="000eb8fb" officeooo:paragraph-rsid="000eb8fb"/>
    </style:style>
    <style:style style:name="P11" style:family="paragraph" style:parent-style-name="Standard">
      <style:text-properties officeooo:rsid="0010ddcb" officeooo:paragraph-rsid="0010ddcb"/>
    </style:style>
    <style:style style:name="P12" style:family="paragraph" style:parent-style-name="Standard">
      <style:text-properties officeooo:rsid="0011dd2a" officeooo:paragraph-rsid="0011dd2a"/>
    </style:style>
    <style:style style:name="P13" style:family="paragraph" style:parent-style-name="Standard">
      <style:text-properties officeooo:rsid="0012e63e" officeooo:paragraph-rsid="0012e63e"/>
    </style:style>
    <style:style style:name="P14" style:family="paragraph" style:parent-style-name="Standard">
      <style:text-properties officeooo:rsid="0012e63e" officeooo:paragraph-rsid="00142753"/>
    </style:style>
    <style:style style:name="P15" style:family="paragraph" style:parent-style-name="Standard">
      <style:text-properties officeooo:rsid="00142753" officeooo:paragraph-rsid="00142753"/>
    </style:style>
    <style:style style:name="P16" style:family="paragraph" style:parent-style-name="Standard">
      <style:text-properties officeooo:rsid="0019f402" officeooo:paragraph-rsid="0019f402"/>
    </style:style>
    <style:style style:name="P17" style:family="paragraph" style:parent-style-name="Standard">
      <style:text-properties officeooo:rsid="0019f402" officeooo:paragraph-rsid="001c095a"/>
    </style:style>
    <style:style style:name="P18" style:family="paragraph" style:parent-style-name="Standard">
      <style:text-properties officeooo:rsid="001c095a" officeooo:paragraph-rsid="001c095a"/>
    </style:style>
    <style:style style:name="P19" style:family="paragraph" style:parent-style-name="Standard">
      <style:text-properties officeooo:rsid="001cc942" officeooo:paragraph-rsid="001cc942"/>
    </style:style>
    <style:style style:name="P20" style:family="paragraph" style:parent-style-name="Standard">
      <style:text-properties officeooo:rsid="001d767a" officeooo:paragraph-rsid="001d767a"/>
    </style:style>
    <style:style style:name="P21" style:family="paragraph" style:parent-style-name="Standard">
      <style:text-properties officeooo:rsid="00200ec3" officeooo:paragraph-rsid="00200ec3"/>
    </style:style>
    <style:style style:name="P22" style:family="paragraph" style:parent-style-name="Standard">
      <style:text-properties officeooo:rsid="0021f2b8" officeooo:paragraph-rsid="0021f2b8"/>
    </style:style>
    <style:style style:name="P23" style:family="paragraph" style:parent-style-name="Standard">
      <style:text-properties officeooo:rsid="002409a4" officeooo:paragraph-rsid="002409a4"/>
    </style:style>
    <style:style style:name="P24" style:family="paragraph" style:parent-style-name="Standard">
      <style:text-properties officeooo:rsid="00255736" officeooo:paragraph-rsid="00255736"/>
    </style:style>
    <style:style style:name="P25" style:family="paragraph" style:parent-style-name="Standard">
      <style:text-properties officeooo:rsid="00263c9b" officeooo:paragraph-rsid="00263c9b"/>
    </style:style>
    <style:style style:name="P26" style:family="paragraph" style:parent-style-name="Standard">
      <style:text-properties officeooo:rsid="00288595" officeooo:paragraph-rsid="00288595"/>
    </style:style>
    <style:style style:name="P27" style:family="paragraph" style:parent-style-name="Standard">
      <style:text-properties officeooo:rsid="002a7e68" officeooo:paragraph-rsid="002a7e68"/>
    </style:style>
    <style:style style:name="P28" style:family="paragraph" style:parent-style-name="Standard">
      <style:text-properties officeooo:rsid="002a7e68" officeooo:paragraph-rsid="002c0222"/>
    </style:style>
    <style:style style:name="P29" style:family="paragraph" style:parent-style-name="Standard">
      <style:text-properties officeooo:rsid="002c976c" officeooo:paragraph-rsid="002c976c"/>
    </style:style>
    <style:style style:name="P30" style:family="paragraph" style:parent-style-name="Standard">
      <style:text-properties officeooo:rsid="002ca32b" officeooo:paragraph-rsid="002ca32b"/>
    </style:style>
    <style:style style:name="P31" style:family="paragraph" style:parent-style-name="Standard">
      <style:text-properties officeooo:rsid="002ca32b" officeooo:paragraph-rsid="002de25b"/>
    </style:style>
    <style:style style:name="P32" style:family="paragraph" style:parent-style-name="Standard">
      <style:text-properties officeooo:rsid="002fa19e" officeooo:paragraph-rsid="002fa19e"/>
    </style:style>
    <style:style style:name="P33" style:family="paragraph" style:parent-style-name="Standard">
      <style:text-properties officeooo:rsid="002ff1a9" officeooo:paragraph-rsid="002ff1a9"/>
    </style:style>
    <style:style style:name="P34" style:family="paragraph" style:parent-style-name="Standard">
      <style:text-properties officeooo:rsid="00304cb3" officeooo:paragraph-rsid="00304cb3"/>
    </style:style>
    <style:style style:name="P35" style:family="paragraph" style:parent-style-name="Standard">
      <style:text-properties officeooo:rsid="003141d7" officeooo:paragraph-rsid="003141d7"/>
    </style:style>
    <style:style style:name="P36" style:family="paragraph" style:parent-style-name="Standard">
      <style:text-properties officeooo:rsid="003141d7" officeooo:paragraph-rsid="00333e75"/>
    </style:style>
    <style:style style:name="P37" style:family="paragraph" style:parent-style-name="Standard">
      <style:text-properties officeooo:rsid="00333e75" officeooo:paragraph-rsid="00333e75"/>
    </style:style>
    <style:style style:name="P38" style:family="paragraph" style:parent-style-name="Standard">
      <style:text-properties officeooo:rsid="0033e0c7" officeooo:paragraph-rsid="0033e0c7"/>
    </style:style>
    <style:style style:name="P39" style:family="paragraph" style:parent-style-name="Standard">
      <style:text-properties officeooo:rsid="0035c501" officeooo:paragraph-rsid="0035c501"/>
    </style:style>
    <style:style style:name="P40" style:family="paragraph" style:parent-style-name="Standard">
      <style:text-properties officeooo:rsid="0035c501" officeooo:paragraph-rsid="00370d95"/>
    </style:style>
    <style:style style:name="P41" style:family="paragraph" style:parent-style-name="Standard">
      <style:text-properties officeooo:rsid="00370d95" officeooo:paragraph-rsid="00370d95"/>
    </style:style>
    <style:style style:name="P42" style:family="paragraph" style:parent-style-name="Standard">
      <style:text-properties officeooo:rsid="0038be83" officeooo:paragraph-rsid="0038be83"/>
    </style:style>
    <style:style style:name="P43" style:family="paragraph" style:parent-style-name="Standard">
      <style:text-properties officeooo:rsid="003b1200" officeooo:paragraph-rsid="003b1200"/>
    </style:style>
    <style:style style:name="P44" style:family="paragraph" style:parent-style-name="Standard">
      <style:text-properties officeooo:rsid="003b1200" officeooo:paragraph-rsid="003b9479"/>
    </style:style>
    <style:style style:name="P45" style:family="paragraph" style:parent-style-name="Standard">
      <style:text-properties officeooo:rsid="003b9479" officeooo:paragraph-rsid="003b9479"/>
    </style:style>
    <style:style style:name="P46" style:family="paragraph" style:parent-style-name="Standard">
      <style:text-properties officeooo:rsid="003c7a01" officeooo:paragraph-rsid="003c7a01"/>
    </style:style>
    <style:style style:name="P47" style:family="paragraph" style:parent-style-name="Standard">
      <style:text-properties officeooo:rsid="003c7a01" officeooo:paragraph-rsid="003cce89"/>
    </style:style>
    <style:style style:name="P48" style:family="paragraph" style:parent-style-name="Standard">
      <style:text-properties officeooo:rsid="003cce89" officeooo:paragraph-rsid="003cce89"/>
    </style:style>
    <style:style style:name="P49" style:family="paragraph" style:parent-style-name="Standard">
      <style:text-properties officeooo:rsid="003d8459" officeooo:paragraph-rsid="003d8459"/>
    </style:style>
    <style:style style:name="P50" style:family="paragraph" style:parent-style-name="Standard">
      <style:text-properties officeooo:rsid="003d8459" officeooo:paragraph-rsid="003db963"/>
    </style:style>
    <style:style style:name="P51" style:family="paragraph" style:parent-style-name="Standard">
      <style:text-properties officeooo:rsid="003ef10f" officeooo:paragraph-rsid="003ef10f"/>
    </style:style>
    <style:style style:name="P52" style:family="paragraph" style:parent-style-name="Standard">
      <style:text-properties officeooo:rsid="00412d52" officeooo:paragraph-rsid="00412d52"/>
    </style:style>
    <style:style style:name="P53" style:family="paragraph" style:parent-style-name="Standard">
      <style:text-properties officeooo:rsid="004277c5" officeooo:paragraph-rsid="004277c5"/>
    </style:style>
    <style:style style:name="P54" style:family="paragraph" style:parent-style-name="Standard">
      <style:text-properties officeooo:rsid="00429173" officeooo:paragraph-rsid="00429173"/>
    </style:style>
    <style:style style:name="P55" style:family="paragraph" style:parent-style-name="Standard">
      <style:text-properties officeooo:rsid="0043ce78" officeooo:paragraph-rsid="0043ce78"/>
    </style:style>
    <style:style style:name="P56" style:family="paragraph" style:parent-style-name="Standard">
      <style:text-properties officeooo:rsid="0043ce78" officeooo:paragraph-rsid="0045ca49"/>
    </style:style>
    <style:style style:name="P57" style:family="paragraph" style:parent-style-name="Standard">
      <style:text-properties officeooo:rsid="0045ca49" officeooo:paragraph-rsid="0045ca49"/>
    </style:style>
    <style:style style:name="P58" style:family="paragraph" style:parent-style-name="Standard">
      <style:text-properties officeooo:rsid="0046aee2" officeooo:paragraph-rsid="0046aee2"/>
    </style:style>
    <style:style style:name="P59" style:family="paragraph" style:parent-style-name="Standard">
      <style:text-properties officeooo:rsid="00477ab5" officeooo:paragraph-rsid="00477ab5"/>
    </style:style>
    <style:style style:name="P60" style:family="paragraph" style:parent-style-name="Standard">
      <style:text-properties officeooo:rsid="00483963" officeooo:paragraph-rsid="00483963"/>
    </style:style>
    <style:style style:name="P61" style:family="paragraph" style:parent-style-name="Standard">
      <style:text-properties officeooo:rsid="004a3813" officeooo:paragraph-rsid="004a3813"/>
    </style:style>
    <style:style style:name="P62" style:family="paragraph" style:parent-style-name="Standard">
      <style:text-properties officeooo:rsid="004c78c2" officeooo:paragraph-rsid="004c78c2"/>
    </style:style>
    <style:style style:name="P63" style:family="paragraph" style:parent-style-name="Standard">
      <style:text-properties officeooo:rsid="004d0589" officeooo:paragraph-rsid="004d0589"/>
    </style:style>
    <style:style style:name="P64" style:family="paragraph" style:parent-style-name="Standard">
      <style:text-properties officeooo:rsid="004ef799" officeooo:paragraph-rsid="004ef799"/>
    </style:style>
    <style:style style:name="P65" style:family="paragraph" style:parent-style-name="Standard">
      <style:text-properties officeooo:rsid="004fa59a" officeooo:paragraph-rsid="004fa59a"/>
    </style:style>
    <style:style style:name="P66" style:family="paragraph" style:parent-style-name="Standard">
      <style:text-properties officeooo:rsid="004fa59a" officeooo:paragraph-rsid="00510e28"/>
    </style:style>
    <style:style style:name="P67" style:family="paragraph" style:parent-style-name="Standard">
      <style:text-properties officeooo:rsid="004fa59a" officeooo:paragraph-rsid="00517d48"/>
    </style:style>
    <style:style style:name="P68" style:family="paragraph" style:parent-style-name="Standard">
      <style:text-properties officeooo:rsid="004fa59a" officeooo:paragraph-rsid="0051e3e5"/>
    </style:style>
    <style:style style:name="P69" style:family="paragraph" style:parent-style-name="Standard">
      <style:text-properties officeooo:rsid="0051e3e5" officeooo:paragraph-rsid="0051e3e5"/>
    </style:style>
    <style:style style:name="P70" style:family="paragraph" style:parent-style-name="Standard">
      <style:text-properties officeooo:rsid="0051e3e5" officeooo:paragraph-rsid="0052eacc"/>
    </style:style>
    <style:style style:name="P71" style:family="paragraph" style:parent-style-name="Standard">
      <style:text-properties officeooo:rsid="0055357a" officeooo:paragraph-rsid="0055357a"/>
    </style:style>
    <style:style style:name="P72" style:family="paragraph" style:parent-style-name="Standard">
      <style:text-properties officeooo:rsid="00554465" officeooo:paragraph-rsid="00554465"/>
    </style:style>
    <style:style style:name="P73" style:family="paragraph" style:parent-style-name="Standard">
      <style:text-properties officeooo:rsid="00570511" officeooo:paragraph-rsid="00570511"/>
    </style:style>
    <style:style style:name="P74" style:family="paragraph" style:parent-style-name="Standard">
      <style:text-properties officeooo:rsid="00571975" officeooo:paragraph-rsid="00571975"/>
    </style:style>
    <style:style style:name="P75" style:family="paragraph" style:parent-style-name="Standard">
      <style:text-properties officeooo:rsid="005a250d" officeooo:paragraph-rsid="005a250d"/>
    </style:style>
    <style:style style:name="P76" style:family="paragraph" style:parent-style-name="Standard">
      <style:text-properties officeooo:rsid="00510e28" officeooo:paragraph-rsid="00517d48"/>
    </style:style>
    <style:style style:name="P77" style:family="paragraph" style:parent-style-name="Standard">
      <style:text-properties officeooo:rsid="0052eacc" officeooo:paragraph-rsid="0052eacc"/>
    </style:style>
    <style:style style:name="P78" style:family="paragraph" style:parent-style-name="Standard">
      <style:text-properties officeooo:rsid="005fe0a7" officeooo:paragraph-rsid="005fe0a7"/>
    </style:style>
    <style:style style:name="P79" style:family="paragraph" style:parent-style-name="Standard">
      <style:text-properties officeooo:rsid="00600d5f" officeooo:paragraph-rsid="00600d5f"/>
    </style:style>
    <style:style style:name="P80" style:family="paragraph" style:parent-style-name="Standard">
      <style:text-properties officeooo:rsid="0061a471" officeooo:paragraph-rsid="0061a471"/>
    </style:style>
    <style:style style:name="P81" style:family="paragraph" style:parent-style-name="Standard">
      <style:text-properties officeooo:rsid="0064e5bd" officeooo:paragraph-rsid="0064e5bd"/>
    </style:style>
    <style:style style:name="P82" style:family="paragraph" style:parent-style-name="Standard">
      <style:text-properties officeooo:rsid="0064e5bd" officeooo:paragraph-rsid="0066e3af"/>
    </style:style>
    <style:style style:name="P83" style:family="paragraph" style:parent-style-name="Standard">
      <style:text-properties officeooo:rsid="0066e3af" officeooo:paragraph-rsid="0066e3af"/>
    </style:style>
    <style:style style:name="P84" style:family="paragraph" style:parent-style-name="Standard">
      <style:text-properties officeooo:rsid="0066e3af" officeooo:paragraph-rsid="00d3c3a7"/>
    </style:style>
    <style:style style:name="P85" style:family="paragraph" style:parent-style-name="Standard">
      <style:text-properties officeooo:rsid="006810af" officeooo:paragraph-rsid="006810af"/>
    </style:style>
    <style:style style:name="P86" style:family="paragraph" style:parent-style-name="Standard">
      <style:text-properties officeooo:rsid="00685a52" officeooo:paragraph-rsid="00685a52"/>
    </style:style>
    <style:style style:name="P87" style:family="paragraph" style:parent-style-name="Standard">
      <style:text-properties officeooo:rsid="006f0ad0" officeooo:paragraph-rsid="007095cf"/>
    </style:style>
    <style:style style:name="P88" style:family="paragraph" style:parent-style-name="Standard">
      <style:text-properties officeooo:rsid="00701dea" officeooo:paragraph-rsid="00701dea"/>
    </style:style>
    <style:style style:name="P89" style:family="paragraph" style:parent-style-name="Standard">
      <style:text-properties officeooo:rsid="00701dea" officeooo:paragraph-rsid="007095cf"/>
    </style:style>
    <style:style style:name="P90" style:family="paragraph" style:parent-style-name="Standard">
      <style:text-properties officeooo:rsid="00701dea" officeooo:paragraph-rsid="00756493"/>
    </style:style>
    <style:style style:name="P91" style:family="paragraph" style:parent-style-name="Standard">
      <style:text-properties officeooo:rsid="007095cf" officeooo:paragraph-rsid="007095cf"/>
    </style:style>
    <style:style style:name="P92" style:family="paragraph" style:parent-style-name="Standard">
      <style:text-properties officeooo:rsid="007095cf" officeooo:paragraph-rsid="00756493"/>
    </style:style>
    <style:style style:name="P93" style:family="paragraph" style:parent-style-name="Standard">
      <style:text-properties officeooo:rsid="00724c58" officeooo:paragraph-rsid="00724c58"/>
    </style:style>
    <style:style style:name="P94" style:family="paragraph" style:parent-style-name="Standard">
      <style:text-properties officeooo:rsid="0077a8c0" officeooo:paragraph-rsid="0077a8c0"/>
    </style:style>
    <style:style style:name="P95" style:family="paragraph" style:parent-style-name="Standard">
      <style:text-properties officeooo:rsid="00796e7f" officeooo:paragraph-rsid="00796e7f"/>
    </style:style>
    <style:style style:name="P96" style:family="paragraph" style:parent-style-name="Standard">
      <style:text-properties officeooo:rsid="00796e7f" officeooo:paragraph-rsid="007b7969"/>
    </style:style>
    <style:style style:name="P97" style:family="paragraph" style:parent-style-name="Standard">
      <style:text-properties officeooo:rsid="007f0cd0" officeooo:paragraph-rsid="007f0cd0"/>
    </style:style>
    <style:style style:name="P98" style:family="paragraph" style:parent-style-name="Standard">
      <style:text-properties officeooo:rsid="00808622" officeooo:paragraph-rsid="00808622"/>
    </style:style>
    <style:style style:name="P99" style:family="paragraph" style:parent-style-name="Standard">
      <style:text-properties officeooo:rsid="0080fc02" officeooo:paragraph-rsid="0080fc02"/>
    </style:style>
    <style:style style:name="P100" style:family="paragraph" style:parent-style-name="Standard">
      <style:text-properties officeooo:rsid="0086008c" officeooo:paragraph-rsid="0086008c"/>
    </style:style>
    <style:style style:name="P101" style:family="paragraph" style:parent-style-name="Standard">
      <style:text-properties officeooo:rsid="0086008c" officeooo:paragraph-rsid="00905097"/>
    </style:style>
    <style:style style:name="P102" style:family="paragraph" style:parent-style-name="Standard">
      <style:text-properties officeooo:rsid="008898ba" officeooo:paragraph-rsid="008898ba"/>
    </style:style>
    <style:style style:name="P103" style:family="paragraph" style:parent-style-name="Standard">
      <style:text-properties officeooo:rsid="008898ba" officeooo:paragraph-rsid="0089fd36"/>
    </style:style>
    <style:style style:name="P104" style:family="paragraph" style:parent-style-name="Standard">
      <style:text-properties officeooo:rsid="008898ba" officeooo:paragraph-rsid="008aca27"/>
    </style:style>
    <style:style style:name="P105" style:family="paragraph" style:parent-style-name="Standard">
      <style:text-properties officeooo:rsid="008aca27" officeooo:paragraph-rsid="008aca27"/>
    </style:style>
    <style:style style:name="P106" style:family="paragraph" style:parent-style-name="Standard">
      <style:text-properties officeooo:rsid="008d7ce9" officeooo:paragraph-rsid="008d7ce9"/>
    </style:style>
    <style:style style:name="P107" style:family="paragraph" style:parent-style-name="Standard">
      <style:text-properties officeooo:rsid="0093cedc" officeooo:paragraph-rsid="0093cedc"/>
    </style:style>
    <style:style style:name="P108" style:family="paragraph" style:parent-style-name="Standard">
      <style:text-properties officeooo:rsid="00963c77" officeooo:paragraph-rsid="00963c77"/>
    </style:style>
    <style:style style:name="P109" style:family="paragraph" style:parent-style-name="Standard">
      <style:text-properties officeooo:rsid="00963c77" officeooo:paragraph-rsid="009c10d9"/>
    </style:style>
    <style:style style:name="P110" style:family="paragraph" style:parent-style-name="Standard">
      <style:text-properties officeooo:rsid="009c10d9" officeooo:paragraph-rsid="009c10d9"/>
    </style:style>
    <style:style style:name="P111" style:family="paragraph" style:parent-style-name="Standard">
      <style:text-properties fo:font-style="normal" officeooo:rsid="008898ba" officeooo:paragraph-rsid="008898ba" style:font-style-asian="normal" style:font-style-complex="normal"/>
    </style:style>
    <style:style style:name="P112" style:family="paragraph" style:parent-style-name="Standard">
      <style:text-properties fo:font-style="normal" officeooo:rsid="0089fd36" officeooo:paragraph-rsid="0089fd36" style:font-style-asian="normal" style:font-style-complex="normal"/>
    </style:style>
    <style:style style:name="P113" style:family="paragraph" style:parent-style-name="Standard">
      <style:text-properties fo:font-style="normal" officeooo:rsid="008aca27" officeooo:paragraph-rsid="008aca27" style:font-style-asian="normal" style:font-style-complex="normal"/>
    </style:style>
    <style:style style:name="P114" style:family="paragraph" style:parent-style-name="Standard">
      <style:text-properties officeooo:rsid="009e4a33" officeooo:paragraph-rsid="009e4a33"/>
    </style:style>
    <style:style style:name="P115" style:family="paragraph" style:parent-style-name="Standard">
      <style:text-properties officeooo:rsid="009e56b9" officeooo:paragraph-rsid="009e56b9"/>
    </style:style>
    <style:style style:name="P116" style:family="paragraph" style:parent-style-name="Standard">
      <style:text-properties officeooo:rsid="00a1439c" officeooo:paragraph-rsid="00a1439c"/>
    </style:style>
    <style:style style:name="P117" style:family="paragraph" style:parent-style-name="Standard">
      <style:text-properties officeooo:rsid="00a17d88" officeooo:paragraph-rsid="00a17d88"/>
    </style:style>
    <style:style style:name="P118" style:family="paragraph" style:parent-style-name="Standard">
      <style:text-properties officeooo:rsid="00a3492d" officeooo:paragraph-rsid="00a3492d"/>
    </style:style>
    <style:style style:name="P119" style:family="paragraph" style:parent-style-name="Standard">
      <style:text-properties officeooo:rsid="00a4e59b" officeooo:paragraph-rsid="00a4e59b"/>
    </style:style>
    <style:style style:name="P120" style:family="paragraph" style:parent-style-name="Standard">
      <style:text-properties officeooo:rsid="00a4e59b" officeooo:paragraph-rsid="00a59b53"/>
    </style:style>
    <style:style style:name="P121" style:family="paragraph" style:parent-style-name="Standard">
      <style:text-properties officeooo:rsid="00a4e59b" officeooo:paragraph-rsid="00a964e0"/>
    </style:style>
    <style:style style:name="P122" style:family="paragraph" style:parent-style-name="Standard">
      <style:text-properties officeooo:rsid="00a4e59b" officeooo:paragraph-rsid="00ab956c"/>
    </style:style>
    <style:style style:name="P123" style:family="paragraph" style:parent-style-name="Standard">
      <style:text-properties officeooo:rsid="00a4e59b" officeooo:paragraph-rsid="00ad7994"/>
    </style:style>
    <style:style style:name="P124" style:family="paragraph" style:parent-style-name="Standard">
      <style:text-properties officeooo:rsid="00a842ed" officeooo:paragraph-rsid="00a842ed"/>
    </style:style>
    <style:style style:name="P125" style:family="paragraph" style:parent-style-name="Standard">
      <style:text-properties officeooo:rsid="00ab956c" officeooo:paragraph-rsid="00ab956c"/>
    </style:style>
    <style:style style:name="P126" style:family="paragraph" style:parent-style-name="Standard">
      <style:text-properties officeooo:rsid="00ad7994" officeooo:paragraph-rsid="00ad7994"/>
    </style:style>
    <style:style style:name="P127" style:family="paragraph" style:parent-style-name="Standard">
      <style:text-properties officeooo:rsid="00ad82c8" officeooo:paragraph-rsid="00ad82c8"/>
    </style:style>
    <style:style style:name="P128" style:family="paragraph" style:parent-style-name="Standard">
      <style:text-properties officeooo:rsid="00ae2458" officeooo:paragraph-rsid="00ae2458"/>
    </style:style>
    <style:style style:name="P129" style:family="paragraph" style:parent-style-name="Standard">
      <style:text-properties officeooo:rsid="00b17da3" officeooo:paragraph-rsid="00b20f12"/>
    </style:style>
    <style:style style:name="P130" style:family="paragraph" style:parent-style-name="Standard">
      <style:text-properties officeooo:rsid="00b17da3" officeooo:paragraph-rsid="00b3da86"/>
    </style:style>
    <style:style style:name="P131" style:family="paragraph" style:parent-style-name="Standard">
      <style:text-properties officeooo:rsid="00b3da86" officeooo:paragraph-rsid="00b3da86"/>
    </style:style>
    <style:style style:name="P132" style:family="paragraph" style:parent-style-name="Standard">
      <style:text-properties officeooo:rsid="00b90c96" officeooo:paragraph-rsid="00b90c96"/>
    </style:style>
    <style:style style:name="P133" style:family="paragraph" style:parent-style-name="Standard">
      <style:text-properties officeooo:rsid="00bcd48f" officeooo:paragraph-rsid="00bcd48f"/>
    </style:style>
    <style:style style:name="P134" style:family="paragraph" style:parent-style-name="Standard">
      <style:text-properties officeooo:rsid="00bd191a" officeooo:paragraph-rsid="00bd191a"/>
    </style:style>
    <style:style style:name="P135" style:family="paragraph" style:parent-style-name="Standard">
      <style:text-properties officeooo:rsid="00bd45e3" officeooo:paragraph-rsid="00bd45e3"/>
    </style:style>
    <style:style style:name="P136" style:family="paragraph" style:parent-style-name="Standard">
      <style:text-properties officeooo:rsid="00bf1354" officeooo:paragraph-rsid="00bf1354"/>
    </style:style>
    <style:style style:name="P137" style:family="paragraph" style:parent-style-name="Standard">
      <style:text-properties officeooo:rsid="00a59b53" officeooo:paragraph-rsid="00a59b53"/>
    </style:style>
    <style:style style:name="P138" style:family="paragraph" style:parent-style-name="Standard">
      <style:text-properties officeooo:rsid="00a59b53" officeooo:paragraph-rsid="00a964e0"/>
    </style:style>
    <style:style style:name="P139" style:family="paragraph" style:parent-style-name="Standard">
      <style:text-properties officeooo:rsid="00a964e0" officeooo:paragraph-rsid="00a964e0"/>
    </style:style>
    <style:style style:name="P140" style:family="paragraph" style:parent-style-name="Standard">
      <style:text-properties officeooo:rsid="00aa69a4" officeooo:paragraph-rsid="00ab956c"/>
    </style:style>
    <style:style style:name="P141" style:family="paragraph" style:parent-style-name="Standard">
      <style:text-properties officeooo:rsid="00c4a3da" officeooo:paragraph-rsid="00c4a3da"/>
    </style:style>
    <style:style style:name="P142" style:family="paragraph" style:parent-style-name="Standard">
      <style:text-properties officeooo:rsid="00c697bf" officeooo:paragraph-rsid="00c697bf"/>
    </style:style>
    <style:style style:name="P143" style:family="paragraph" style:parent-style-name="Standard">
      <style:text-properties officeooo:rsid="00c83d71" officeooo:paragraph-rsid="00c9fd0c"/>
    </style:style>
    <style:style style:name="P144" style:family="paragraph" style:parent-style-name="Standard">
      <style:text-properties officeooo:rsid="00c83d71" officeooo:paragraph-rsid="00cbbb08"/>
    </style:style>
    <style:style style:name="P145" style:family="paragraph" style:parent-style-name="Standard">
      <style:text-properties officeooo:rsid="00c83d71" officeooo:paragraph-rsid="00cc06de"/>
    </style:style>
    <style:style style:name="P146" style:family="paragraph" style:parent-style-name="Standard">
      <style:text-properties officeooo:rsid="00ce485a" officeooo:paragraph-rsid="00ce485a"/>
    </style:style>
    <style:style style:name="P147" style:family="paragraph" style:parent-style-name="Standard">
      <style:text-properties officeooo:rsid="00d41929" officeooo:paragraph-rsid="00d41929"/>
    </style:style>
    <style:style style:name="P148" style:family="paragraph" style:parent-style-name="Standard">
      <style:text-properties officeooo:rsid="00d41929" officeooo:paragraph-rsid="00d59254"/>
    </style:style>
    <style:style style:name="P149" style:family="paragraph" style:parent-style-name="Standard">
      <style:text-properties officeooo:rsid="00d59254" officeooo:paragraph-rsid="00d59254"/>
    </style:style>
    <style:style style:name="P150" style:family="paragraph" style:parent-style-name="Standard">
      <style:text-properties officeooo:rsid="00d59254" officeooo:paragraph-rsid="00d9880b"/>
    </style:style>
    <style:style style:name="P151" style:family="paragraph" style:parent-style-name="Standard">
      <style:text-properties officeooo:rsid="00d59254" officeooo:paragraph-rsid="00dcd87f"/>
    </style:style>
    <style:style style:name="P152" style:family="paragraph" style:parent-style-name="Standard">
      <style:text-properties officeooo:rsid="00c9fd0c" officeooo:paragraph-rsid="00cbbb08"/>
    </style:style>
    <style:style style:name="P153" style:family="paragraph" style:parent-style-name="Standard">
      <style:text-properties officeooo:rsid="00cbbb08" officeooo:paragraph-rsid="00cbbb08"/>
    </style:style>
    <style:style style:name="P154" style:family="paragraph" style:parent-style-name="Standard">
      <style:text-properties officeooo:rsid="00cbbb08" officeooo:paragraph-rsid="00cc06de"/>
    </style:style>
    <style:style style:name="P155" style:family="paragraph" style:parent-style-name="Standard">
      <style:text-properties officeooo:rsid="00cc06de" officeooo:paragraph-rsid="00cc06de"/>
    </style:style>
    <style:style style:name="P156" style:family="paragraph" style:parent-style-name="Standard">
      <style:text-properties officeooo:rsid="00daef60" officeooo:paragraph-rsid="00db2106"/>
    </style:style>
    <style:style style:name="P157" style:family="paragraph" style:parent-style-name="Standard">
      <style:text-properties officeooo:rsid="00db58ac" officeooo:paragraph-rsid="00db58ac"/>
    </style:style>
    <style:style style:name="P158" style:family="paragraph" style:parent-style-name="Standard">
      <style:text-properties officeooo:rsid="00de46a3" officeooo:paragraph-rsid="00de46a3"/>
    </style:style>
    <style:style style:name="P159" style:family="paragraph" style:parent-style-name="Standard">
      <style:text-properties officeooo:rsid="00e07e9c" officeooo:paragraph-rsid="00e07e9c"/>
    </style:style>
    <style:style style:name="P160" style:family="paragraph" style:parent-style-name="Standard">
      <style:text-properties officeooo:rsid="00d9880b" officeooo:paragraph-rsid="00d9880b"/>
    </style:style>
    <style:style style:name="P161" style:family="paragraph" style:parent-style-name="Standard">
      <style:text-properties officeooo:rsid="00db2106" officeooo:paragraph-rsid="00db2106"/>
    </style:style>
    <style:style style:name="P162" style:family="paragraph" style:parent-style-name="Standard">
      <style:text-properties officeooo:rsid="00e28408" officeooo:paragraph-rsid="00e28408"/>
    </style:style>
    <style:style style:name="P163" style:family="paragraph" style:parent-style-name="Standard">
      <style:text-properties officeooo:rsid="00e28408" officeooo:paragraph-rsid="00e65f9c"/>
    </style:style>
    <style:style style:name="P164" style:family="paragraph" style:parent-style-name="Standard">
      <style:text-properties officeooo:rsid="00e702bd" officeooo:paragraph-rsid="00e702bd"/>
    </style:style>
    <style:style style:name="P165" style:family="paragraph" style:parent-style-name="Standard">
      <style:text-properties officeooo:rsid="00e702bd" officeooo:paragraph-rsid="00e893b2"/>
    </style:style>
    <style:style style:name="P166" style:family="paragraph" style:parent-style-name="Standard">
      <style:text-properties officeooo:rsid="00e893b2" officeooo:paragraph-rsid="00e893b2"/>
    </style:style>
    <style:style style:name="P167" style:family="paragraph" style:parent-style-name="Standard">
      <style:text-properties officeooo:rsid="00e893b2" officeooo:paragraph-rsid="00e974c0"/>
    </style:style>
    <style:style style:name="P168" style:family="paragraph" style:parent-style-name="Standard">
      <style:text-properties officeooo:rsid="00e893b2" officeooo:paragraph-rsid="00eb4528"/>
    </style:style>
    <style:style style:name="P169" style:family="paragraph" style:parent-style-name="Standard">
      <style:text-properties officeooo:rsid="00eb4528" officeooo:paragraph-rsid="00eb4528"/>
    </style:style>
    <style:style style:name="P170" style:family="paragraph" style:parent-style-name="Standard">
      <style:text-properties officeooo:rsid="00eb4528" officeooo:paragraph-rsid="00f10998"/>
    </style:style>
    <style:style style:name="P171" style:family="paragraph" style:parent-style-name="Standard">
      <style:text-properties officeooo:rsid="00ed32d2" officeooo:paragraph-rsid="00ed32d2"/>
    </style:style>
    <style:style style:name="P172" style:family="paragraph" style:parent-style-name="Standard">
      <style:text-properties officeooo:rsid="00e65f9c" officeooo:paragraph-rsid="00e65f9c"/>
    </style:style>
    <style:style style:name="P173" style:family="paragraph" style:parent-style-name="Standard">
      <style:text-properties officeooo:rsid="00e974c0" officeooo:paragraph-rsid="00e974c0"/>
    </style:style>
    <style:style style:name="P174" style:family="paragraph" style:parent-style-name="Standard">
      <style:text-properties officeooo:rsid="00eedcce" officeooo:paragraph-rsid="00eedcce"/>
    </style:style>
    <style:style style:name="P175" style:family="paragraph" style:parent-style-name="Standard">
      <style:text-properties officeooo:rsid="00ef4d2f" officeooo:paragraph-rsid="00ef4d2f"/>
    </style:style>
    <style:style style:name="P176" style:family="paragraph" style:parent-style-name="Standard">
      <style:text-properties officeooo:rsid="00f01827" officeooo:paragraph-rsid="00f01827"/>
    </style:style>
    <style:style style:name="P177" style:family="paragraph" style:parent-style-name="Standard">
      <style:text-properties officeooo:rsid="00f10998" officeooo:paragraph-rsid="00f10998"/>
    </style:style>
    <style:style style:name="P178" style:family="paragraph" style:parent-style-name="Standard">
      <style:text-properties officeooo:rsid="00f6c852" officeooo:paragraph-rsid="00f6c852"/>
    </style:style>
    <style:style style:name="P179" style:family="paragraph" style:parent-style-name="Standard">
      <style:text-properties officeooo:rsid="00f8322f" officeooo:paragraph-rsid="00f8322f"/>
    </style:style>
    <style:style style:name="P180" style:family="paragraph" style:parent-style-name="Standard">
      <style:text-properties officeooo:rsid="00f92d06" officeooo:paragraph-rsid="00f92d06"/>
    </style:style>
    <style:style style:name="P181" style:family="paragraph" style:parent-style-name="Standard">
      <style:text-properties officeooo:rsid="00fae68f" officeooo:paragraph-rsid="00fae68f"/>
    </style:style>
    <style:style style:name="P182" style:family="paragraph" style:parent-style-name="Standard">
      <style:text-properties officeooo:rsid="00fd0023" officeooo:paragraph-rsid="00fd0023"/>
    </style:style>
    <style:style style:name="P183" style:family="paragraph" style:parent-style-name="Standard">
      <style:text-properties officeooo:rsid="00fe8261" officeooo:paragraph-rsid="00fe8261"/>
    </style:style>
    <style:style style:name="P184" style:family="paragraph" style:parent-style-name="Standard">
      <style:text-properties officeooo:rsid="00fe8261" officeooo:paragraph-rsid="00feefd9"/>
    </style:style>
    <style:style style:name="P185" style:family="paragraph" style:parent-style-name="Standard">
      <style:text-properties officeooo:rsid="00feefd9" officeooo:paragraph-rsid="00feefd9"/>
    </style:style>
    <style:style style:name="P186" style:family="paragraph" style:parent-style-name="Standard">
      <style:text-properties officeooo:rsid="00ff7e65" officeooo:paragraph-rsid="00ff7e65"/>
    </style:style>
    <style:style style:name="P187" style:family="paragraph" style:parent-style-name="Standard">
      <style:text-properties officeooo:rsid="01012a1f" officeooo:paragraph-rsid="01012a1f"/>
    </style:style>
    <style:style style:name="P188" style:family="paragraph" style:parent-style-name="Standard">
      <style:text-properties officeooo:rsid="0101ac2a" officeooo:paragraph-rsid="0101ac2a"/>
    </style:style>
    <style:style style:name="T1" style:family="text">
      <style:text-properties officeooo:rsid="00060d5f"/>
    </style:style>
    <style:style style:name="T2" style:family="text">
      <style:text-properties officeooo:rsid="0007b6c7"/>
    </style:style>
    <style:style style:name="T3" style:family="text">
      <style:text-properties officeooo:rsid="000859b2"/>
    </style:style>
    <style:style style:name="T4" style:family="text">
      <style:text-properties officeooo:rsid="0009f911"/>
    </style:style>
    <style:style style:name="T5" style:family="text">
      <style:text-properties officeooo:rsid="000b50c7"/>
    </style:style>
    <style:style style:name="T6" style:family="text">
      <style:text-properties officeooo:rsid="000c23f1"/>
    </style:style>
    <style:style style:name="T7" style:family="text">
      <style:text-properties officeooo:rsid="000cf5b9"/>
    </style:style>
    <style:style style:name="T8" style:family="text">
      <style:text-properties officeooo:rsid="0010f400"/>
    </style:style>
    <style:style style:name="T9" style:family="text">
      <style:text-properties officeooo:rsid="0011dd2a"/>
    </style:style>
    <style:style style:name="T10" style:family="text">
      <style:text-properties officeooo:rsid="0012e63e"/>
    </style:style>
    <style:style style:name="T11" style:family="text">
      <style:text-properties officeooo:rsid="00142753"/>
    </style:style>
    <style:style style:name="T12" style:family="text">
      <style:text-properties officeooo:rsid="0015b45b"/>
    </style:style>
    <style:style style:name="T13" style:family="text">
      <style:text-properties officeooo:rsid="001b9cc3"/>
    </style:style>
    <style:style style:name="T14" style:family="text">
      <style:text-properties officeooo:rsid="001c095a"/>
    </style:style>
    <style:style style:name="T15" style:family="text">
      <style:text-properties officeooo:rsid="001dd79f"/>
    </style:style>
    <style:style style:name="T16" style:family="text">
      <style:text-properties officeooo:rsid="001f7aef"/>
    </style:style>
    <style:style style:name="T17" style:family="text">
      <style:text-properties officeooo:rsid="0021f2b8"/>
    </style:style>
    <style:style style:name="T18" style:family="text">
      <style:text-properties officeooo:rsid="00223832"/>
    </style:style>
    <style:style style:name="T19" style:family="text">
      <style:text-properties officeooo:rsid="00280088"/>
    </style:style>
    <style:style style:name="T20" style:family="text">
      <style:text-properties officeooo:rsid="002a7e68"/>
    </style:style>
    <style:style style:name="T21" style:family="text">
      <style:text-properties officeooo:rsid="002b739c"/>
    </style:style>
    <style:style style:name="T22" style:family="text">
      <style:text-properties officeooo:rsid="002c0222"/>
    </style:style>
    <style:style style:name="T23" style:family="text">
      <style:text-properties officeooo:rsid="002ca32b"/>
    </style:style>
    <style:style style:name="T24" style:family="text">
      <style:text-properties officeooo:rsid="002de25b"/>
    </style:style>
    <style:style style:name="T25" style:family="text">
      <style:text-properties officeooo:rsid="002e716a"/>
    </style:style>
    <style:style style:name="T26" style:family="text">
      <style:text-properties officeooo:rsid="002fa19e"/>
    </style:style>
    <style:style style:name="T27" style:family="text">
      <style:text-properties officeooo:rsid="002ff1a9"/>
    </style:style>
    <style:style style:name="T28" style:family="text">
      <style:text-properties officeooo:rsid="00304cb3"/>
    </style:style>
    <style:style style:name="T29" style:family="text">
      <style:text-properties officeooo:rsid="00318db6"/>
    </style:style>
    <style:style style:name="T30" style:family="text">
      <style:text-properties officeooo:rsid="00333e75"/>
    </style:style>
    <style:style style:name="T31" style:family="text">
      <style:text-properties officeooo:rsid="0033e0c7"/>
    </style:style>
    <style:style style:name="T32" style:family="text">
      <style:text-properties officeooo:rsid="0035c501"/>
    </style:style>
    <style:style style:name="T33" style:family="text">
      <style:text-properties officeooo:rsid="00370d95"/>
    </style:style>
    <style:style style:name="T34" style:family="text">
      <style:text-properties officeooo:rsid="0038be83"/>
    </style:style>
    <style:style style:name="T35" style:family="text">
      <style:text-properties officeooo:rsid="00396825"/>
    </style:style>
    <style:style style:name="T36" style:family="text">
      <style:text-properties officeooo:rsid="003b1200"/>
    </style:style>
    <style:style style:name="T37" style:family="text">
      <style:text-properties officeooo:rsid="003b7d9e"/>
    </style:style>
    <style:style style:name="T38" style:family="text">
      <style:text-properties officeooo:rsid="003b9479"/>
    </style:style>
    <style:style style:name="T39" style:family="text">
      <style:text-properties officeooo:rsid="003cce89"/>
    </style:style>
    <style:style style:name="T40" style:family="text">
      <style:text-properties officeooo:rsid="003d8459"/>
    </style:style>
    <style:style style:name="T41" style:family="text">
      <style:text-properties officeooo:rsid="003db963"/>
    </style:style>
    <style:style style:name="T42" style:family="text">
      <style:text-properties officeooo:rsid="00404029"/>
    </style:style>
    <style:style style:name="T43" style:family="text">
      <style:text-properties officeooo:rsid="004117a3"/>
    </style:style>
    <style:style style:name="T44" style:family="text">
      <style:text-properties officeooo:rsid="00412d52"/>
    </style:style>
    <style:style style:name="T45" style:family="text">
      <style:text-properties officeooo:rsid="004277c5"/>
    </style:style>
    <style:style style:name="T46" style:family="text">
      <style:text-properties officeooo:rsid="00429173"/>
    </style:style>
    <style:style style:name="T47" style:family="text">
      <style:text-properties officeooo:rsid="00455977"/>
    </style:style>
    <style:style style:name="T48" style:family="text">
      <style:text-properties officeooo:rsid="0045ca49"/>
    </style:style>
    <style:style style:name="T49" style:family="text">
      <style:text-properties officeooo:rsid="004686a6"/>
    </style:style>
    <style:style style:name="T50" style:family="text">
      <style:text-properties officeooo:rsid="0046aee2"/>
    </style:style>
    <style:style style:name="T51" style:family="text">
      <style:text-properties officeooo:rsid="004a3813"/>
    </style:style>
    <style:style style:name="T52" style:family="text">
      <style:text-properties officeooo:rsid="004ac21a"/>
    </style:style>
    <style:style style:name="T53" style:family="text">
      <style:text-properties officeooo:rsid="004c78c2"/>
    </style:style>
    <style:style style:name="T54" style:family="text">
      <style:text-properties officeooo:rsid="004d94ab"/>
    </style:style>
    <style:style style:name="T55" style:family="text">
      <style:text-properties officeooo:rsid="004ef799"/>
    </style:style>
    <style:style style:name="T56" style:family="text">
      <style:text-properties officeooo:rsid="00510e28"/>
    </style:style>
    <style:style style:name="T57" style:family="text">
      <style:text-properties officeooo:rsid="00517d48"/>
    </style:style>
    <style:style style:name="T58" style:family="text">
      <style:text-properties officeooo:rsid="0051e3e5"/>
    </style:style>
    <style:style style:name="T59" style:family="text">
      <style:text-properties officeooo:rsid="00521029"/>
    </style:style>
    <style:style style:name="T60" style:family="text">
      <style:text-properties officeooo:rsid="0052eacc"/>
    </style:style>
    <style:style style:name="T61" style:family="text">
      <style:text-properties officeooo:rsid="0055357a"/>
    </style:style>
    <style:style style:name="T62" style:family="text">
      <style:text-properties officeooo:rsid="00554465"/>
    </style:style>
    <style:style style:name="T63" style:family="text">
      <style:text-properties officeooo:rsid="00571975"/>
    </style:style>
    <style:style style:name="T64" style:family="text">
      <style:text-properties officeooo:rsid="00584675"/>
    </style:style>
    <style:style style:name="T65" style:family="text">
      <style:text-properties officeooo:rsid="0059a593"/>
    </style:style>
    <style:style style:name="T66" style:family="text">
      <style:text-properties officeooo:rsid="005a770d"/>
    </style:style>
    <style:style style:name="T67" style:family="text">
      <style:text-properties officeooo:rsid="005b8692"/>
    </style:style>
    <style:style style:name="T68" style:family="text">
      <style:text-properties officeooo:rsid="005c9ee9"/>
    </style:style>
    <style:style style:name="T69" style:family="text">
      <style:text-properties officeooo:rsid="005dd500"/>
    </style:style>
    <style:style style:name="T70" style:family="text">
      <style:text-properties officeooo:rsid="005eda04"/>
    </style:style>
    <style:style style:name="T71" style:family="text">
      <style:text-properties officeooo:rsid="005fe0a7"/>
    </style:style>
    <style:style style:name="T72" style:family="text">
      <style:text-properties officeooo:rsid="00600d5f"/>
    </style:style>
    <style:style style:name="T73" style:family="text">
      <style:text-properties officeooo:rsid="0061b4ed"/>
    </style:style>
    <style:style style:name="T74" style:family="text">
      <style:text-properties officeooo:rsid="00635580"/>
    </style:style>
    <style:style style:name="T75" style:family="text">
      <style:text-properties officeooo:rsid="0066e3af"/>
    </style:style>
    <style:style style:name="T76" style:family="text">
      <style:text-properties officeooo:rsid="006810af"/>
    </style:style>
    <style:style style:name="T77" style:family="text">
      <style:text-properties officeooo:rsid="0069f70f"/>
    </style:style>
    <style:style style:name="T78" style:family="text">
      <style:text-properties officeooo:rsid="006c1288"/>
    </style:style>
    <style:style style:name="T79" style:family="text">
      <style:text-properties officeooo:rsid="006db76f"/>
    </style:style>
    <style:style style:name="T80" style:family="text">
      <style:text-properties officeooo:rsid="006f0ad0"/>
    </style:style>
    <style:style style:name="T81" style:family="text">
      <style:text-properties officeooo:rsid="00701dea"/>
    </style:style>
    <style:style style:name="T82" style:family="text">
      <style:text-properties officeooo:rsid="007095cf"/>
    </style:style>
    <style:style style:name="T83" style:family="text">
      <style:text-properties officeooo:rsid="00724c58"/>
    </style:style>
    <style:style style:name="T84" style:family="text">
      <style:text-properties officeooo:rsid="00741e36"/>
    </style:style>
    <style:style style:name="T85" style:family="text">
      <style:text-properties officeooo:rsid="007757e0"/>
    </style:style>
    <style:style style:name="T86" style:family="text">
      <style:text-properties officeooo:rsid="0077a8c0"/>
    </style:style>
    <style:style style:name="T87" style:family="text">
      <style:text-properties officeooo:rsid="00796e7f"/>
    </style:style>
    <style:style style:name="T88" style:family="text">
      <style:text-properties officeooo:rsid="007aaaf3"/>
    </style:style>
    <style:style style:name="T89" style:family="text">
      <style:text-properties officeooo:rsid="007b7969"/>
    </style:style>
    <style:style style:name="T90" style:family="text">
      <style:text-properties officeooo:rsid="007df524"/>
    </style:style>
    <style:style style:name="T91" style:family="text">
      <style:text-properties officeooo:rsid="00808622"/>
    </style:style>
    <style:style style:name="T92" style:family="text">
      <style:text-properties officeooo:rsid="0080fc02"/>
    </style:style>
    <style:style style:name="T93" style:family="text">
      <style:text-properties officeooo:rsid="00810f16"/>
    </style:style>
    <style:style style:name="T94" style:family="text">
      <style:text-properties officeooo:rsid="00820842"/>
    </style:style>
    <style:style style:name="T95" style:family="text">
      <style:text-properties officeooo:rsid="00839bc5"/>
    </style:style>
    <style:style style:name="T96" style:family="text">
      <style:text-properties officeooo:rsid="00844fee"/>
    </style:style>
    <style:style style:name="T97" style:family="text">
      <style:text-properties officeooo:rsid="00866caa"/>
    </style:style>
    <style:style style:name="T98" style:family="text">
      <style:text-properties officeooo:rsid="0086e04f"/>
    </style:style>
    <style:style style:name="T99" style:family="text">
      <style:text-properties fo:font-style="italic" style:font-style-asian="italic" style:font-style-complex="italic"/>
    </style:style>
    <style:style style:name="T100" style:family="text">
      <style:text-properties fo:font-style="italic" officeooo:rsid="00bd191a" style:font-style-asian="italic" style:font-style-complex="italic"/>
    </style:style>
    <style:style style:name="T101" style:family="text">
      <style:text-properties fo:font-style="normal" style:font-style-asian="normal" style:font-style-complex="normal"/>
    </style:style>
    <style:style style:name="T102" style:family="text">
      <style:text-properties fo:font-style="normal" officeooo:rsid="0089fd36" style:font-style-asian="normal" style:font-style-complex="normal"/>
    </style:style>
    <style:style style:name="T103" style:family="text">
      <style:text-properties fo:font-style="normal" officeooo:rsid="008aca27" style:font-style-asian="normal" style:font-style-complex="normal"/>
    </style:style>
    <style:style style:name="T104" style:family="text">
      <style:text-properties fo:font-style="normal" officeooo:rsid="008ba337" style:font-style-asian="normal" style:font-style-complex="normal"/>
    </style:style>
    <style:style style:name="T105" style:family="text">
      <style:text-properties fo:font-style="normal" officeooo:rsid="008c0e76" style:font-style-asian="normal" style:font-style-complex="normal"/>
    </style:style>
    <style:style style:name="T106" style:family="text">
      <style:text-properties fo:font-style="normal" officeooo:rsid="008d5202" style:font-style-asian="normal" style:font-style-complex="normal"/>
    </style:style>
    <style:style style:name="T107" style:family="text">
      <style:text-properties fo:font-style="normal" officeooo:rsid="00981727" style:font-style-asian="normal" style:font-style-complex="normal"/>
    </style:style>
    <style:style style:name="T108" style:family="text">
      <style:text-properties officeooo:rsid="008e8553"/>
    </style:style>
    <style:style style:name="T109" style:family="text">
      <style:text-properties officeooo:rsid="008f165b"/>
    </style:style>
    <style:style style:name="T110" style:family="text">
      <style:text-properties officeooo:rsid="008fbb73"/>
    </style:style>
    <style:style style:name="T111" style:family="text">
      <style:text-properties officeooo:rsid="00905097"/>
    </style:style>
    <style:style style:name="T112" style:family="text">
      <style:text-properties officeooo:rsid="009234b5"/>
    </style:style>
    <style:style style:name="T113" style:family="text">
      <style:text-properties officeooo:rsid="0093cedc"/>
    </style:style>
    <style:style style:name="T114" style:family="text">
      <style:text-properties officeooo:rsid="0093ec60"/>
    </style:style>
    <style:style style:name="T115" style:family="text">
      <style:text-properties officeooo:rsid="0097284c"/>
    </style:style>
    <style:style style:name="T116" style:family="text">
      <style:text-properties officeooo:rsid="00981791"/>
    </style:style>
    <style:style style:name="T117" style:family="text">
      <style:text-properties officeooo:rsid="00995077"/>
    </style:style>
    <style:style style:name="T118" style:family="text">
      <style:text-properties officeooo:rsid="009a5b64"/>
    </style:style>
    <style:style style:name="T119" style:family="text">
      <style:text-properties officeooo:rsid="009c10d9"/>
    </style:style>
    <style:style style:name="T120" style:family="text">
      <style:text-properties officeooo:rsid="009dc518"/>
    </style:style>
    <style:style style:name="T121" style:family="text">
      <style:text-properties officeooo:rsid="009e56b9"/>
    </style:style>
    <style:style style:name="T122" style:family="text">
      <style:text-properties officeooo:rsid="00a1439c"/>
    </style:style>
    <style:style style:name="T123" style:family="text">
      <style:text-properties officeooo:rsid="00a17d88"/>
    </style:style>
    <style:style style:name="T124" style:family="text">
      <style:text-properties officeooo:rsid="00a59b53"/>
    </style:style>
    <style:style style:name="T125" style:family="text">
      <style:text-properties officeooo:rsid="00a68b83"/>
    </style:style>
    <style:style style:name="T126" style:family="text">
      <style:text-properties officeooo:rsid="00a842ed"/>
    </style:style>
    <style:style style:name="T127" style:family="text">
      <style:text-properties officeooo:rsid="00a964e0"/>
    </style:style>
    <style:style style:name="T128" style:family="text">
      <style:text-properties officeooo:rsid="00ad7994"/>
    </style:style>
    <style:style style:name="T129" style:family="text">
      <style:text-properties officeooo:rsid="00af2f1d"/>
    </style:style>
    <style:style style:name="T130" style:family="text">
      <style:text-properties officeooo:rsid="00b20f12"/>
    </style:style>
    <style:style style:name="T131" style:family="text">
      <style:text-properties officeooo:rsid="00b3da86"/>
    </style:style>
    <style:style style:name="T132" style:family="text">
      <style:text-properties officeooo:rsid="00b5c8c0"/>
    </style:style>
    <style:style style:name="T133" style:family="text">
      <style:text-properties officeooo:rsid="00b79399"/>
    </style:style>
    <style:style style:name="T134" style:family="text">
      <style:text-properties officeooo:rsid="00ba6775"/>
    </style:style>
    <style:style style:name="T135" style:family="text">
      <style:text-properties officeooo:rsid="00baec57"/>
    </style:style>
    <style:style style:name="T136" style:family="text">
      <style:text-properties officeooo:rsid="00bd191a"/>
    </style:style>
    <style:style style:name="T137" style:family="text">
      <style:text-properties officeooo:rsid="00bf1354"/>
    </style:style>
    <style:style style:name="T138" style:family="text">
      <style:text-properties officeooo:rsid="00c0d942"/>
    </style:style>
    <style:style style:name="T139" style:family="text">
      <style:text-properties officeooo:rsid="00c4a3da"/>
    </style:style>
    <style:style style:name="T140" style:family="text">
      <style:text-properties officeooo:rsid="00c697bf"/>
    </style:style>
    <style:style style:name="T141" style:family="text">
      <style:text-properties officeooo:rsid="00c9fd0c"/>
    </style:style>
    <style:style style:name="T142" style:family="text">
      <style:text-properties officeooo:rsid="00cf83ce"/>
    </style:style>
    <style:style style:name="T143" style:family="text">
      <style:text-properties officeooo:rsid="00d1e2c4"/>
    </style:style>
    <style:style style:name="T144" style:family="text">
      <style:text-properties officeooo:rsid="00d3c3a7"/>
    </style:style>
    <style:style style:name="T145" style:family="text">
      <style:text-properties officeooo:rsid="00d3de94"/>
    </style:style>
    <style:style style:name="T146" style:family="text">
      <style:text-properties officeooo:rsid="00d41929"/>
    </style:style>
    <style:style style:name="T147" style:family="text">
      <style:text-properties officeooo:rsid="00d59254"/>
    </style:style>
    <style:style style:name="T148" style:family="text">
      <style:text-properties officeooo:rsid="00da0c9b"/>
    </style:style>
    <style:style style:name="T149" style:family="text">
      <style:text-properties officeooo:rsid="00daef60"/>
    </style:style>
    <style:style style:name="T150" style:family="text">
      <style:text-properties officeooo:rsid="00db2106"/>
    </style:style>
    <style:style style:name="T151" style:family="text">
      <style:text-properties officeooo:rsid="00db58ac"/>
    </style:style>
    <style:style style:name="T152" style:family="text">
      <style:text-properties officeooo:rsid="00de7587"/>
    </style:style>
    <style:style style:name="T153" style:family="text">
      <style:text-properties officeooo:rsid="00e07e9c"/>
    </style:style>
    <style:style style:name="T154" style:family="text">
      <style:text-properties officeooo:rsid="00e16c9f"/>
    </style:style>
    <style:style style:name="T155" style:family="text">
      <style:text-properties officeooo:rsid="00e2fc19"/>
    </style:style>
    <style:style style:name="T156" style:family="text">
      <style:text-properties officeooo:rsid="00e5be1d"/>
    </style:style>
    <style:style style:name="T157" style:family="text">
      <style:text-properties officeooo:rsid="00e65f9c"/>
    </style:style>
    <style:style style:name="T158" style:family="text">
      <style:text-properties officeooo:rsid="00e702bd"/>
    </style:style>
    <style:style style:name="T159" style:family="text">
      <style:text-properties officeooo:rsid="00e893b2"/>
    </style:style>
    <style:style style:name="T160" style:family="text">
      <style:text-properties officeooo:rsid="00e974c0"/>
    </style:style>
    <style:style style:name="T161" style:family="text">
      <style:text-properties officeooo:rsid="00eb4528"/>
    </style:style>
    <style:style style:name="T162" style:family="text">
      <style:text-properties officeooo:rsid="00ecb539"/>
    </style:style>
    <style:style style:name="T163" style:family="text">
      <style:text-properties officeooo:rsid="00f01827"/>
    </style:style>
    <style:style style:name="T164" style:family="text">
      <style:text-properties officeooo:rsid="00f10998"/>
    </style:style>
    <style:style style:name="T165" style:family="text">
      <style:text-properties officeooo:rsid="00f2d1ad"/>
    </style:style>
    <style:style style:name="T166" style:family="text">
      <style:text-properties officeooo:rsid="00f66046"/>
    </style:style>
    <style:style style:name="T167" style:family="text">
      <style:text-properties officeooo:rsid="00f92d06"/>
    </style:style>
    <style:style style:name="T168" style:family="text">
      <style:text-properties officeooo:rsid="00fae68f"/>
    </style:style>
    <style:style style:name="T169" style:family="text">
      <style:text-properties officeooo:rsid="00fbe7fd"/>
    </style:style>
    <style:style style:name="T170" style:family="text">
      <style:text-properties officeooo:rsid="00fd0023"/>
    </style:style>
    <style:style style:name="T171" style:family="text">
      <style:text-properties officeooo:rsid="00feefd9"/>
    </style:style>
    <style:style style:name="T172" style:family="text">
      <style:text-properties officeooo:rsid="0101ac2a"/>
    </style:style>
    <style:style style:name="T173" style:family="text">
      <style:text-properties officeooo:rsid="010258cb"/>
    </style:style>
    <style:style style:name="T174" style:family="text">
      <style:text-properties officeooo:rsid="01044d9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oat glided silently on the swollen river. Around them, it swirled and spun, engorged on the rain of the previous week. </text:p>
      <text:p text:style-name="P1"/>
      <text:p text:style-name="P1">Quentin looked at the waters with some foreboding. <text:span text:style-name="T1">Thoroughly</text:span> concerned, he settled back into the boat. Thella, her mask still on and safely removed from the guide leaned over to see things herself. Quentin started and placed a thin arm across her, <text:span text:style-name="T1">pushing</text:span> her gently back into the boat. </text:p>
      <text:p text:style-name="P1"/>
      <text:p text:style-name="P1">“You'd best be careful Thella. The waters look dangerous today.”</text:p>
      <text:p text:style-name="P1"/>
      <text:p text:style-name="P1">As the words escaped him, he awaiting the acerbic reply from the child, but she merely slumped back into the boat and stared at the sky. It was very much unlike the strong willed young girl he once knew. The disease had progressed. </text:p>
      <text:p text:style-name="P1"/>
      <text:p text:style-name="P1">“I should check the wrappings.” He said, rummaging through rough sack, looking for the medicine.</text:p>
      <text:p text:style-name="P1"/>
      <text:p text:style-name="P1">“Not yet. Its such a bother.” Thella managed, although her tune was more of despondence than defiance.</text:p>
      <text:p text:style-name="P1"/>
      <text:p text:style-name="P1">The guide turned the other way, adjusted his hood, and shied away from them as far as he could in the small vessel. </text:p>
      <text:p text:style-name="P1"/>
      <text:p text:style-name="P2">Quentin tried to hold back his fear as he checked the soles of her feet and hands. Thella kept still as he applied the ointment. But the small jar of medicine felt significantly lighter after he was done. He suspected the cursed priest of Geremon had gypped him. He even doubted that the medicine even had any deific properties. He could just barely make out the scent of a familiar plant, but couldn't quite place it. Frauds, the lot of them.</text:p>
      <text:p text:style-name="P2"/>
      <text:p text:style-name="P2">A scowl ran across his face, and tightened to a full on <text:span text:style-name="T3">grimace.</text:span> </text:p>
      <text:p text:style-name="P2"/>
      <text:p text:style-name="P2">Why was it that the most horrible things happened to the most innocent? The least deserving? <text:span text:style-name="T2">A uncontrollable surge of fear nausea and hatred ran trough him.</text:span> He gritted his teeth, and threw the container back into the pack. He glanced at Thella but had to look away. </text:p>
      <text:p text:style-name="P2"/>
      <text:p text:style-name="P3">The mask, that damn thing they had made her wear in Mellont. It was inhuman. That was the purpose of it, so that the person behind could be made less real, <text:span text:style-name="T3">further from the present and reality, so that when it came time for their heartless lips to say 'No' they could feel better about themselves. After all, they had said no to a mask, not a girl of twelve.</text:span></text:p>
      <text:p text:style-name="P3"/>
      <text:p text:style-name="P3">“<text:span text:style-name="T3">Uncle, how much longer will it take to get there?</text:span>” <text:span text:style-name="T3">Thella asked. Her voice was thin from behind the mask and bandages and was almost swallowed by the rush of the river. </text:span></text:p>
      <text:p text:style-name="P3"/>
      <text:p text:style-name="P3">“<text:span text:style-name="T4">A day perhaps?</text:span>” <text:span text:style-name="T4">He asked, defering to the guide. It was almost exactly a day by the map.</text:span></text:p>
      <text:p text:style-name="P3"/>
      <text:p text:style-name="P3">“<text:span text:style-name="T4">I can get you to the stream by the end of today, but there's no town there. You'd have to find your way in the dark.</text:span>”</text:p>
      <text:p text:style-name="P3"/>
      <text:p text:style-name="P4">Quentin shook his head. “Still. By tonight then, and if not, tomorrow.” He assured. </text:p>
      <text:p text:style-name="P4"/>
      <text:p text:style-name="P4">It was his fault that they were in this state, he reflected bitterly. All his life he had been a mapmaker, <text:soft-page-break/>blessed with a skill set always in demand. He had declined offers, even good ones, for pride. And the community of Mellont hadn't let him forget it. He now regretted not spending his time helping the farmers plan their fields and the other small tasks he had always tried to avoid. Because just as he had rejected them. They in turn rejected him when he was in need.</text:p>
      <text:p text:style-name="P4"/>
      <text:p text:style-name="P4">The disease was not endemic. Quentin didn't know how long it had gone unnoticed in the child. It was a wasting disease in the first stages. But he knew it could turn deadly fast, especially if the will was conquered. It was a disease of depression and sadness. It was an elven disease. But he had not told her that yet. He could not. <text:span text:style-name="T5">The oath he had sworn in the old tongue still compelled his silence. So now he bit his tongue and stared at the swirling waters.</text:span></text:p>
      <text:p text:style-name="P4"/>
      <text:p text:style-name="P4"/>
      <text:p text:style-name="P5">They drifted a while further. Up ahead, the river seemed to widen. He knew that they called this place The Spires, presumably because of the small islands. But in his current mental state he couldn't remember any other facts about the place the times he'd traveled through here in the past didn't seem to leave much of an impression on him. </text:p>
      <text:p text:style-name="P5"/>
      <text:p text:style-name="P6">Or perhaps it was the cruel advancement of time. He'd noticed that it was taking him longer to recall facts that used to come so quick. They lingered in the shadows, dancing just on the edge between recall and forgetfulness. He would have to find a way to tell her the truth about things, if she already didn't suspect. When they got to the library. </text:p>
      <text:p text:style-name="P6"><text:span text:style-name="T6">are those birds?</text:span>” <text:span text:style-name="T6">Thella asked the guide, pointing out at thin storks perched at the edges of the shore. They stared unmoving at them as they went past. There was something cold about their gaze. </text:span></text:p>
      <text:p text:style-name="P5"/>
      <text:p text:style-name="P5">“<text:span text:style-name="T6">Those are icebeaks. They're fishers. But beware not to get close to them. They're very territorial.</text:span>”</text:p>
      <text:p text:style-name="P5"/>
      <text:p text:style-name="P7">The guide paused, surveying the river. </text:p>
      <text:p text:style-name="P7"/>
      <text:p text:style-name="P7">“And they congregate here at times like these. They're usually a bad sign.” He admitted.</text:p>
      <text:p text:style-name="P7"/>
      <text:p text:style-name="P7">That quieted things a bit, and the boat moved in silence for a time. </text:p>
      <text:p text:style-name="P7"/>
      <text:p text:style-name="P7">The next time someone spoke, a line of islands had appeared in front of them, and beyond them, they couldn't make out the river, for a heavy fog lay over the water.</text:p>
      <text:p text:style-name="P7"/>
      <text:p text:style-name="P7">“This is not good. This is the wrong time to make this passage. This fog is not natural.” The guide said, frowning. He pulled his oar from the water and ran a hand through his brown greasy hair.</text:p>
      <text:p text:style-name="P7"/>
      <text:p text:style-name="P7">“Can I help? I can paddle a bit if I can rest.” Quentin offered, trying to mollify the guide.</text:p>
      <text:p text:style-name="P7"/>
      <text:p text:style-name="P8">But the riverman shook his head violently. </text:p>
      <text:p text:style-name="P8"/>
      <text:p text:style-name="P8">“No, now is the most important part of the journey. We don't want speed here, but sureness. We must go down the left most passage!” He crouched and peered down the river, adjusting the tiller carefully, but forcefully aiming them towards the left.</text:p>
      <text:p text:style-name="P8"/>
      <text:p text:style-name="P8">There was a sound, almost like a sigh, and in an instant, they were surrounded by the mist. </text:p>
      <text:p text:style-name="P8"/>
      <text:p text:style-name="P8">The riverman cursed loudly. </text:p>
      <text:p text:style-name="P8"><text:soft-page-break/></text:p>
      <text:p text:style-name="P8">“Keep an eye out on the left side. The shore is rocky, but it widens again a bit after the first islands. We just don't want to hit the side in the mist.”</text:p>
      <text:p text:style-name="P8"/>
      <text:p text:style-name="P8">Quentin and Thella peered into the fog. </text:p>
      <text:p text:style-name="P8"/>
      <text:p text:style-name="P8">Billows of cloud formed shapeless things that hinted at the line of a shore, but disappeared one after another as they moved. </text:p>
      <text:p text:style-name="P8"/>
      <text:p text:style-name="P8">A spit of rock appeared, slicing straight up through the water, at least ten feet into the air. The monstrous thing gurgled as the river rush to its sides. </text:p>
      <text:p text:style-name="P8"/>
      <text:p text:style-name="P8">“Damn!” The guide said, throwing the boat quickly to the side, dodging to the left. They passed far from the monolith, but even so, they could feel the monstrous power of the water as it coursed past its length. </text:p>
      <text:p text:style-name="P8"/>
      <text:p text:style-name="P8">An island followed it, at first a jumble of rocks, with water washing turbulently over them, then rising up above them, the gravel and then dirt and trees of a proper island. Quentin thought he felt them start to move faster. The guide was clearly nervous. </text:p>
      <text:p text:style-name="P8"/>
      <text:p text:style-name="P8">“Well… We made it right? We got to the left.” The guide asked, clearly trying to reassure himself. </text:p>
      <text:p text:style-name="P8"/>
      <text:p text:style-name="P8">“Right.” Quentin said.</text:p>
      <text:p text:style-name="P8"/>
      <text:p text:style-name="P8">“Its no light thing! The rocks and island here, hells, the whole damn river is cursed here. <text:span text:style-name="T7">They say Dor himself split this place with his axe. Thundered a mighty serpent into the ground, deep to the core and threw the waters over its body. I don't know about that, but k</text:span>eep to the left. <text:span text:style-name="T7">Thats what I know. Keep to the left</text:span> and nothing will go wrong most of the time, but on certain days… This mist…” The guide muttered to himself, feeling the air. </text:p>
      <text:p text:style-name="P8"/>
      <text:p text:style-name="P9">The mist was getting denser and denser. Before, it was just an annoyance, but now as it came in stronger, Quentin was finding it hard to even make out the shore that he knew was right next to them.</text:p>
      <text:p text:style-name="P9"/>
      <text:p text:style-name="P9">The guide knew this too and tried to slow them, but the river coursed faster beneath them as if to counter his efforts. </text:p>
      <text:p text:style-name="P9"/>
      <text:p text:style-name="P9">“Oh! Shore on the left!” Thella called out, pointing at the tree lined bank that suddenly loomed next to them. </text:p>
      <text:p text:style-name="P9"/>
      <text:p text:style-name="P9">“On the left?” The guide jumped, pushing them in the opposite direction. “And trees? The left bank has no pine trees. Its farmland!”</text:p>
      <text:p text:style-name="P9"/>
      <text:p text:style-name="P10">The mist suddenly and violently turned chillingly cold. </text:p>
      <text:p text:style-name="P10"/>
      <text:p text:style-name="P10">“Oh gods. We didn't get far enough left! Why did I ever agree to take you? Gods I knew better!”</text:p>
      <text:p text:style-name="P10"/>
      <text:p text:style-name="P10">Quentin could now just barely make out the two sides of the islands surrounding them. Yet bizzarely, the water was flowing without turbulence but with frightening speed. </text:p>
      <text:p text:style-name="P10"/>
      <text:p text:style-name="P10"><text:soft-page-break/>“Its deep here. And no one who gets thrown into it has ever been seen again. Mapmaker, gods, its must be easy to draw a line on a paper, but theres actual things there. And some of them are wrong. I warn you two. Gods I warned you. No gold is worth this.”</text:p>
      <text:p text:style-name="P10"/>
      <text:p text:style-name="P10">“Quiet!” Quentin thundered. “Thella. Get down into the boat! Grab onto our supplies!”</text:p>
      <text:p text:style-name="P10"/>
      <text:p text:style-name="P10">The mist swirled around them, and he could not tell whether it was a wind, or from their terrifying speed, but the damp iciness cut right through their heavy cloaks. They shivered and braced for the inevitable trials. </text:p>
      <text:p text:style-name="P10"/>
      <text:p text:style-name="P10">And they did not have to wait long. Without warning, the mist somehow got denser, past a lingering cloud. For the first time, Quentin also felt fear for something other than his own journey and Thella's fate. “Oh gods. There's some power here!” he cried.</text:p>
      <text:p text:style-name="P10"/>
      <text:p text:style-name="P10">The mist grabbed them with crushing force and hurled them down the river, which was now impossibly <text:s text:c="2"/>narrow, the sides sucking as the dark waters frothed and spun, all drawing towards some horrible fate. And a roaring sound could be heard.</text:p>
      <text:p text:style-name="P10"/>
      <text:p text:style-name="P10">“Rapids!” The guide yelled. “Get down!”</text:p>
      <text:p text:style-name="P10"/>
      <text:p text:style-name="P10">But Quentin had already seen the first of the rocks, a ugly flat thing, jutting out into the air, and around it sprayed a torrent as the whole river flowed over its bulk in a white chaos. </text:p>
      <text:p text:style-name="P10"/>
      <text:p text:style-name="P10">Thella screamed.</text:p>
      <text:p text:style-name="P10"/>
      <text:p text:style-name="P10">“Get down! I can't see!” The riverman yelled, his voice filled with panic. </text:p>
      <text:p text:style-name="P10"/>
      <text:p text:style-name="P10">But Quentin stood in the boat and produced a leather tome whose pages now fluttered in the freezing mist. </text:p>
      <text:p text:style-name="P10"/>
      <text:p text:style-name="P10">He outstretched a hand and cried out a word in a beautiful forgotten language. </text:p>
      <text:p text:style-name="P10"/>
      <text:p text:style-name="P10">The rock exploded into fragments which tumbled into the water and instantly vanished, as if greedily sucked under. He then threw himself down as they ran over the remains. </text:p>
      <text:p text:style-name="P10"/>
      <text:p text:style-name="P10">The boat heaved. And this time Quentin let out a cry. He clutched Thella with one hand and the structure of the boat with the other. </text:p>
      <text:p text:style-name="P10"/>
      <text:p text:style-name="P11">A terrible impoact shook the boat as they shot over the remains of the rock. Spray washed over them and blinded Quentin. His old arms clung with as much strength as they still possessed, clutching the only two things that mattered to him. Thella cried out, but he did not weaken his grasp as he felt the cruel force of the impact attempted to throw them.</text:p>
      <text:p text:style-name="P11"/>
      <text:p text:style-name="P11">The guide was not as lucky. Although he undoubtably had countless months of experience on the river, this was a place one simply avoided. Rapids were not familiar to him. So when the boat struck, he was crouched, both hands dutifully on the tiller, trying to avoid the rock. Only too late did he realize the danger, and Quentin for a breif second, frozen in time, saw a look of terror overcome the other man.</text:p>
      <text:p text:style-name="P11"/>
      <text:p text:style-name="P11">The spray enveloped them, blinding them for good. There was nothing that Quentin could do but cling <text:soft-page-break/>on and hop. The boat shook beneath them, shuddered again, then dropped, soaking them completely as waves washed over the bow.</text:p>
      <text:p text:style-name="P11"/>
      <text:p text:style-name="P11">“Oh heavenly star, moon with fills the...” Quentin started, plaintively calling to the patron. But no sooner had he opened his mouth, spray washed over the boat and filled his mouth. He sputtered and continued to hang on.</text:p>
      <text:p text:style-name="P11"/>
      <text:p text:style-name="P11">The water subsided enough to see that they were going over a series of wild rapids, each no taller than a foot, but interspersed with vertical slicing rocks, like the one he had destroyed earlier. Impacting fully with any of these would surely cut the boat in two.</text:p>
      <text:p text:style-name="P11"/>
      <text:p text:style-name="P11">“To the right!” He cried out. “There's space on the right!” But when he swung around, the guide was gone. The boat was rudderless. They were at the mercy of the river.</text:p>
      <text:p text:style-name="P11"/>
      <text:p text:style-name="P11">Quentin cried out for the guide and heard a yell from beside them. The guide was up to his chin, trying desperately to keep his head above the water. </text:p>
      <text:p text:style-name="P11"/>
      <text:p text:style-name="P11">“Its cold!” The guide screamed, his eyes filled with wild panic locked with Quentin's pleading with him to do something, anything. Quentin froze in shock and the man suddenly <text:span text:style-name="T8">disappeared</text:span> as if dragged forcably down beneath the waters.</text:p>
      <text:p text:style-name="P11"/>
      <text:p text:style-name="P11">Quentin let out a moan and clutched Thella close to him, closing his eyes. He heard her cry out, “Uncle! Another rock!” But it was too late. There was a gut wrenching impact and the boat obliterated into splinters and he felt himself being forced into the air. The next few seconds were a confusing mess of shattered wood, water all thrown together. Then something struck his head and the world went blank.</text:p>
      <text:p text:style-name="P11"/>
      <text:p text:style-name="P11"/>
      <text:p text:style-name="P11">“<text:span text:style-name="T9">Uncle! Uncle! Uncle Quentin! Oh gods. Please!</text:span>” </text:p>
      <text:p text:style-name="P11"/>
      <text:p text:style-name="P12">Quentin could hear a distant voice, coming to him from miles away. </text:p>
      <text:p text:style-name="P12"/>
      <text:p text:style-name="P12">He reached up towards the voice, but he was so far below, and all around him was darkness. It was empty and fathomless. In fear he looked down, but there was nothing beneath him. And perhaps that scared him more than anything. There was nothing. And he had always known it. </text:p>
      <text:p text:style-name="P12"/>
      <text:p text:style-name="P12">“Thella!” He yelled. But although his mouth formed the words, his voice could not come forth. Not from where he was. </text:p>
      <text:p text:style-name="P12"/>
      <text:p text:style-name="P12">A stubborn determination filled him and he rose, reaching again for that light in the distance, reaching further and further. He knew that if only he could reach that light he could make things right again. The emptiness would be banished, everything would be right if he could just…</text:p>
      <text:p text:style-name="P12"/>
      <text:p text:style-name="P12">But the distance was so great. And he was so tired. His body shuttered and beneath him he felt a great vast expanse welcome him, a magnificent stillness. Perhaps there was another way. The light was so far. Perhaps he could stay here in the silence. Yes. It had been so long. And he was so tired. </text:p>
      <text:p text:style-name="P12"/>
      <text:p text:style-name="P12">The light above shifted, and it was no longer the hazy flicker of a distant star. Now it was immediate and shot down in cool waves. <text:span text:style-name="T10">He stared mesmerized at the perfect orb as it rose above the horizon and </text:span><text:soft-page-break/><text:span text:style-name="T10">into prominence. The surface of the heavenly body shifted and although he was hundreds of thousands of miles, impossibly far from its being, he could make out the changes clearly. </text:span></text:p>
      <text:p text:style-name="P12"/>
      <text:p text:style-name="P13">Mouths formed, faces that he had not seen in years, decades. Tears sprung to his eyes, and his hand hesitated. Folmar and Akela turned from their inward gaze at the moon and beamed down at him. Their features, like the moon were impossibly delicate and yet had a unnerving stillness to them, a grace that was beyond the ability of men. </text:p>
      <text:p text:style-name="P13"/>
      <text:p text:style-name="P13">But Quentin gritted his teeth. His hand, no longer outreached, now clenched into a fist which he threatened at the orb. </text:p>
      <text:p text:style-name="P13"/>
      <text:p text:style-name="P13">“What gives you the right?! How could you do this? How could you leave?” He yelled, his voice giving out, and he covered his mouth as a hacking cough erupted from his chest, a severe pain even in the anti space of the emptiness.</text:p>
      <text:p text:style-name="P13"/>
      <text:p text:style-name="P13">Their mouth and face exuded sadness. Their eyes creased with sorrow. Their brows deepened in concern.</text:p>
      <text:p text:style-name="P13"/>
      <text:p text:style-name="P13">But this only enraged Quentin further. </text:p>
      <text:p text:style-name="P13"/>
      <text:p text:style-name="P13">“How could you leave?!” He shouted again. “You had no right! Neither of you! It wasn't fair. Gods be forgotten, it wasn't fair of you.”</text:p>
      <text:p text:style-name="P13"/>
      <text:p text:style-name="P13">He clutched his arms to his chest, and hugged himself, spotlighted in the moonlight of the two figures. </text:p>
      <text:p text:style-name="P13"/>
      <text:p text:style-name="P13">“I just want… I just want...” Quentin started, rocking back and forth on the balls of his feet. </text:p>
      <text:p text:style-name="P13"/>
      <text:p text:style-name="P13">And as he did, his fingers brushed thin strands, invisible strands of <text:span text:style-name="T12">seamless</text:span> moonlight. He gritted his teeth and tried to brush them off him. “You had no right!” He shouted once more, his fingers starting to ensnare in the suddenly thousands upon thousands of invisible silver strands. They ran along his body, taught and loose, insistent and still, invisible and blazing with silver moonlight. </text:p>
      <text:p text:style-name="P13"/>
      <text:p text:style-name="P13">A cold fire caught his body and he felt himself being pulled slowly towards the moonlight.</text:p>
      <text:p text:style-name="P13"/>
      <text:p text:style-name="P13">He collapsed, sobbing as the threads pulled him upwards. “I was wrong…” he admitted. He reached out once more, this time with love, and tried so hard to embrace the two figures in the moon, but his arms could never reach the vast distance. They were always much to far from him.</text:p>
      <text:p text:style-name="P13"/>
      <text:p text:style-name="P13">The figures smiled their cold pitiful smile once more. </text:p>
      <text:p text:style-name="P13"/>
      <text:p text:style-name="P14">“<text:span text:style-name="T11">I was wrong. Can… Can you forgive me?</text:span>” <text:span text:style-name="T11">He sobbed. And he looked to the figures once more, this time plaintively.</text:span></text:p>
      <text:p text:style-name="P14"/>
      <text:p text:style-name="P15">The figures made as if to speak. </text:p>
      <text:p text:style-name="P14"/>
      <text:p text:style-name="P15">He was elevating very quickly now, rushing forwards, upwards, rocketing at inhuman speeds towards the moon, it was approaching, growing larger and larger with each second. His heart beat wildly as it became clear he would hit it. And faster it beat. And faster, until it was as if it threatened to rip right from his chest. </text:p>
      <text:p text:style-name="P15"><text:soft-page-break/>The figures opened their mouths.</text:p>
      <text:p text:style-name="P14"/>
      <text:p text:style-name="P15">The sound of water filled his ears. He heard the sound of Thella in some alternate distance. But yet he was fixated on the figures. </text:p>
      <text:p text:style-name="P14"/>
      <text:p text:style-name="P14">“<text:span text:style-name="T11">Do you forgive me?</text:span>” <text:span text:style-name="T11">He cried as he sped upwards. </text:span></text:p>
      <text:p text:style-name="P14"/>
      <text:p text:style-name="P15">The figures started to speak.</text:p>
      <text:p text:style-name="P14"/>
      <text:p text:style-name="P15">He exploded through the moon which shattered into a thousand silver mirrors, each one reflecting the silvery perfection of the moon and stars, which swam, morphing into dizzying blurred greys of interconnected webbing, and each of the threads formed a shape until the world focused into reality. </text:p>
      <text:p text:style-name="P14"/>
      <text:p text:style-name="P15">Pine trees loomed, appearing from the darkness. There was water beside him which he could hear, crashing against rocks. The cold earth was below him. He felt the cool damp and unyielding air around him, devoid of any scent. And a pair of small hands impacted with his chest once more. </text:p>
      <text:p text:style-name="P14"/>
      <text:p text:style-name="P15">He coughed and the burning sensation rose through his throat and he coughed, spitting out water mixed with blood, dark against the silver light of the now ascendant moon. </text:p>
      <text:p text:style-name="P15"/>
      <text:p text:style-name="P15">“Thella?” He asked weakly. The child in front of him solidified into view. </text:p>
      <text:p text:style-name="P15"/>
      <text:p text:style-name="P15">“Oh gods. Oh gods, yes! Uncle. Its me Uncle. Are you ok? I'm so glad!” She said, tears forming in her eyes. </text:p>
      <text:p text:style-name="P15"/>
      <text:p text:style-name="P15">“I'm here child.” Quentin said, gritting his teeth as horrifying pain started to appear apparent in his chest. “I'm here.” He said, coughing again violently. It was not his time yet. His hand moved from his chest onto the rock, and the muscles, bidden by force, tightened and he willed himself upwards. Staggering, he got to his feet. “I'm here for you.” He said. </text:p>
      <text:p text:style-name="P15"/>
      <text:p text:style-name="P15"/>
      <text:p text:style-name="P20">Past the rapids and the rocks and the drop was a small beach, a irregular collection of misshaped stones, each one carved into round form by the power of the water. The section of the river that ran between the two islands widened just slightly, reducing the crushing force into merely a powerful flow. And on the side of this, it trickled through the stones of the landing. </text:p>
      <text:p text:style-name="P20"/>
      <text:p text:style-name="P20">The focus of the landing was another rock turned skyward, sticking up like a blade almost as tall as a man. The remains of their boat had impacted with this obstable, and the landing was now littered with black, water soaked wood. There was barely a back third left to the vessel. </text:p>
      <text:p text:style-name="P20"/>
      <text:p text:style-name="P20">Quentin was laying around the stone, having been hurled there, water gurgled around his head and feet. </text:p>
      <text:p text:style-name="P20"/>
      <text:p text:style-name="P20">Thella had found herself against him when her brain has time to understand what had happened <text:span text:style-name="T15">only to find him unconscious. </text:span></text:p>
      <text:p text:style-name="P15"/>
      <text:p text:style-name="P16">Thella <text:span text:style-name="T16">moved</text:span> to embrace the older man, but stopped in mid stride, her voice breaking, “Uncle, I was so worried. The boat broke up. I don't know where the other man went. And… Are you sure you're ok?” She asked, reaching out a hand. </text:p>
      <text:p text:style-name="P16"/>
      <text:p text:style-name="P16"><text:soft-page-break/>His thin hands met hers, but when he went to straighten, his entire body shuddered and he let out a moan and clutched his chest. “Oh...” He pulled away his hands and checked underneath his waterlogged shirt. “Thats not good.”</text:p>
      <text:p text:style-name="P16"/>
      <text:p text:style-name="P16">Thella ran to his side. “Is there anything I can do?” She asked. </text:p>
      <text:p text:style-name="P16"/>
      <text:p text:style-name="P16">But he planted on foot on the rock infront of him, and with an inelegant grunt, forced himself to his feet, even without her help. <text:span text:style-name="T13">Thella could tell he was hurting. But he got to his feet despite the pain.</text:span></text:p>
      <text:p text:style-name="P16"/>
      <text:p text:style-name="P16">“Are…<text:span text:style-name="T14"> Are you sure you're ok? You could use the ointment?</text:span>”</text:p>
      <text:p text:style-name="P16"/>
      <text:p text:style-name="P18">Quentin shook his head and a sad smile ran across his face. </text:p>
      <text:p text:style-name="P18"/>
      <text:p text:style-name="P18">“No. Thats yours dear.” He surveyed the wrek. “Actually, did any of our equipment make it?” He asked, the smile turning to a slight frown. </text:p>
      <text:p text:style-name="P18"/>
      <text:p text:style-name="P18">Thella, lugged the heavy pack in front of him. “I found our pack. The things inside are wet but looked ok. The ointment is in there too.”</text:p>
      <text:p text:style-name="P18"/>
      <text:p text:style-name="P18">“And my book?”</text:p>
      <text:p text:style-name="P16"/>
      <text:p text:style-name="P16">“<text:span text:style-name="T14">Its there too.</text:span>” <text:span text:style-name="T14">She said, pushing to pack closer to him. </text:span></text:p>
      <text:p text:style-name="P16"/>
      <text:p text:style-name="P18">He winced and bent over, pulling out the leather bound book. </text:p>
      <text:p text:style-name="P18"/>
      <text:p text:style-name="P18">“Oh, the pages are wet. Ah...” He said, turning the book upside down, and let the leaves hang, running a finger through them. “Not a total loss. Maybe I'll have to re copy some things.”</text:p>
      <text:p text:style-name="P18"/>
      <text:p text:style-name="P18">“Thats good!” Thella said, trying to be positive. “But, what are we going to do now? The guide…”</text:p>
      <text:p text:style-name="P16"/>
      <text:p text:style-name="P17">“<text:span text:style-name="T14">He's probably on another island, or another part of this one.</text:span>” <text:span text:style-name="T14">Quentin said, lying. He walked over to Thella. She stared up at him and tried to smile. </text:span></text:p>
      <text:p text:style-name="P17"/>
      <text:p text:style-name="P18">“Are you hurt?” He asked. </text:p>
      <text:p text:style-name="P17"/>
      <text:p text:style-name="P18">“I don't feel so well. Im really cold.” She said. </text:p>
      <text:p text:style-name="P17"/>
      <text:p text:style-name="P18">“Ill have to check the bandages after we find a safe place to sit for a moment.”</text:p>
      <text:p text:style-name="P17"/>
      <text:p text:style-name="P19">Thella shook her head. “I don't want to. I'm ok. I don't feel hurt.” She said, pulling away. </text:p>
      <text:p text:style-name="P19"/>
      <text:p text:style-name="P19">But he caught her hand and pulled her closer into a hug. “I'm glad youre safe Thella. But we still have to make sure everything is ok. And we have to keep on going. Alright?”</text:p>
      <text:p text:style-name="P19"/>
      <text:p text:style-name="P19">“Ok...” She mumbled. </text:p>
      <text:p text:style-name="P19"/>
      <text:p text:style-name="P19">They walked falteringly away from the wreckage towards the looming pine trees and into the island. </text:p>
      <text:p text:style-name="P17"/>
      <text:p text:style-name="P17"/>
      <text:p text:style-name="P21"><text:soft-page-break/>Thella held Quentin's hand, but her mind was far away. This was just another horrible thing that had happned because of her; the whole trip had been one disaster after another. </text:p>
      <text:p text:style-name="P21"/>
      <text:p text:style-name="P21">As they walked through the pine trees, and the sound of the water receeded behind her, she tried not to cry. Uncle had done such a good job of handling her problems up <text:span text:style-name="T17">until now. Even when all the other villagers had been so mean to her. </text:span></text:p>
      <text:p text:style-name="P21"/>
      <text:p text:style-name="P22">She didn't quite understand what all the worry was. It was true that her disease was not good. It made the villagers angry for some reason. But it wasn't like the plague. She didn't think others could catch it. And unlike the plague, it didn't hurt. It just made her a bit uncoordinated. </text:p>
      <text:p text:style-name="P22"/>
      <text:p text:style-name="P22">She <text:span text:style-name="T19">remembered</text:span> the first day that she had learned about it. She had been cooking <text:span text:style-name="T18">something for Uncle because he always got so caught up in his work. She had brought out the food, but when he went to eat it, he burned his hand on the pan. It had still been hot. But she had been holding it with her bare hands.</text:span></text:p>
      <text:p text:style-name="P22"/>
      <text:p text:style-name="P23">They had been badly burned but she hadn't felt anything. Thats when the bandages began, followed by the ointment. Then, when the villagers heard about it, the mask.</text:p>
      <text:p text:style-name="P23"/>
      <text:p text:style-name="P24">She hated the uncomfortable bandages. She hated Uncle having to put them on her. And she hated feeling helpless toward the whole thing. But at the same time there was something frightening and deeper to the disease. </text:p>
      <text:p text:style-name="P24"/>
      <text:p text:style-name="P24">At some point after the pan incident she had started to notice herself drifting off more and more. The things that she usually got excited about no longer made her interested. She found herself staring out the window into the distance or up at the stars more and more often. </text:p>
      <text:p text:style-name="P24"/>
      <text:p text:style-name="P25">And it was that which truly scared her, and why she had agreed to go on the trip in the first place, insomuch as Uncle would listen to her anyway. </text:p>
      <text:p text:style-name="P25"/>
      <text:p text:style-name="P25">Above all, she wanted so much to be back in their house, with all the antiques around them. The scroll maps and the smell of ink and paper running through the place, Quentin yelling at her to find something or another he had misplaced amid the many piles in the house. She wanted that so badly. When they were back, all of this journey and the disease and all the horrible things that had happened since then could just <text:span text:style-name="T19">be a bad dream… They just needed to get there and back and everything would be <text:s/>fine.</text:span></text:p>
      <text:p text:style-name="P25"/>
      <text:p text:style-name="P26">Or so she desperately wished.</text:p>
      <text:p text:style-name="P26"/>
      <text:p text:style-name="P26"/>
      <text:p text:style-name="P26">The forest swallowed them. Each tree was alike, with dark, almost blackened, bark. Fog gathered in dip and spread through the trunks. The place was an unstructured maze of trunks and emptiness. Beneath their feet as they walked were untold years of pine needles, almost a foot deep in some places, and the softness and unstructured nature of this blanket lent the place a disquieting impermanence, multiplied by the lack of distinguishing features. </text:p>
      <text:p text:style-name="P26"/>
      <text:p text:style-name="P26">Footsteps were muffled. There was no sign of animals nor any sound what so ever. If they turned around would the river still be there? If they were separated surely they would never see one another again. If they closed their eyes would they themselves be lost? The place teetered on the edge of nonexistence which threatened to take them with it. <text:s/></text:p>
      <text:p text:style-name="P26"><text:soft-page-break/>Thella gripped tightly to Quentin's arm as he limped slowly forwards. </text:p>
      <text:p text:style-name="P26"/>
      <text:p text:style-name="P26">“You can feel it too? This place… I had only meant to find a sheltered spot to rest.” He glanced around them nervously. His voice was a thing out of place amid the silent stillness of the fog pines, and it felt as if the place snatched his word out of his mouth and quieted them even as they left his lips.</text:p>
      <text:p text:style-name="P26"/>
      <text:p text:style-name="P26">“<text:span text:style-name="T20">It is very important that you not leave my side. Thella. We should continue to hold hands. I'm afraid of what might happen if we didn't...</text:span>”</text:p>
      <text:p text:style-name="P26"/>
      <text:p text:style-name="P27">Thella grasped his hand tighter and they slipped further into this featureless world.</text:p>
      <text:p text:style-name="P27"/>
      <text:p text:style-name="P27"/>
      <text:p text:style-name="P27">How far had they walked? Which direction had they gone? Was it confusion that beset them or was it simply the stillness which overcame them? The pine needles whispered beneath their feet, sticking to each footfall. Their stride slowed. They no longer talked. Their direction lost purpose. The fog filtered light grew darker but they did not notice. Were they beings or had they become some kind of spirit, doomed to drift upon the world insubstantially? </text:p>
      <text:p text:style-name="P27"/>
      <text:p text:style-name="P27">They stopped in unison. They feet and mind had lost purpose. They stood, transfixed by nothingness for what seemed like an eternity. Their eyes ceased to focus. There were no features to look at: all trees were alike, with fog between. And the fog grew deeper and the world around them grew smaller and smaller. </text:p>
      <text:p text:style-name="P27"/>
      <text:p text:style-name="P28">Quentin <text:span text:style-name="T21">fell </text:span>backwards into a sitting position. His feet had lost the will to stand. Thella, still held his hand, but <text:span text:style-name="T22">more out of a dulled habit than conscious effort. She fell down too. She realized she could not feel her feet, or her arms, which lay limp at her sides. A sudden desire to call for help emerged from within her, but was quieted by the stillness of the place, as if it and her disease were working together to forbid her effort. She could not longer feel anything on her body. Her vision showed her lying on her side now, sinking slightly into the pine needles. She closed her eyes.</text:span></text:p>
      <text:p text:style-name="P28"/>
      <text:p text:style-name="P28"/>
      <text:p text:style-name="P29">A hooded man emerged from the mist with a face full of a mixture of both anger and perhaps fear. When he saw the unconscious bodies of both Thella and Quentin though, he froze, for a moment. He had not expected anyone else to be here, let alone an old man and what appeared to be a child. They did not look hostile, especially as they were asleep and because neither were fighting age men. Finally, there was a look to both of them, something that he could not process at a conscious level that told him that they were trustworthy.</text:p>
      <text:p text:style-name="P29"/>
      <text:p text:style-name="P29">When he drew closer however, he saw that the old man was injured. Blood seeped through the front of his shirt. </text:p>
      <text:p text:style-name="P29"/>
      <text:p text:style-name="P29">Eyes drew up in alarm and his previous goal was swiftly set aside. His pack, which tottered above his own head, and whose substantial frame held a vast number of drawers was planted firmly into the needles and his fingers ran across the many tiny compartments as he searched for the correct one. </text:p>
      <text:p text:style-name="P29"/>
      <text:p text:style-name="P29">Finally finding it, he tore it open and grabbed a handful of the broad leaves. <text:span text:style-name="T23">From another place he procured a mortar and pestle and swiftly, and through obvious expertise, the leaves were reduced to a powder. </text:span></text:p>
      <text:p text:style-name="P29"/>
      <text:p text:style-name="P30"><text:soft-page-break/>Into this, he added two different sets of oil from small bottles in his jacket. Once he was satisfied with the <text:span text:style-name="T24">creation</text:span>, he peeled back the shirt and applied the spread to the wounds. </text:p>
      <text:p text:style-name="P30"/>
      <text:p text:style-name="P30">Quentin stirred as he did so, and initially was confused and angry.</text:p>
      <text:p text:style-name="P30"/>
      <text:p text:style-name="P30">“Who are you! What are you doing?” he asked loudly. But the <text:span text:style-name="T26">hooded</text:span> man shook his head, and pointed at the wounds. </text:p>
      <text:p text:style-name="P30"/>
      <text:p text:style-name="P30">“I've applied a <text:span text:style-name="T24">paste to your chest, but it'll just reduce the bleeding. I will need much more time to make something to actually help.</text:span>” <text:span text:style-name="T24">He said, gesturing to the mortar and pestle and his belongings.</text:span></text:p>
      <text:p text:style-name="P30"/>
      <text:p text:style-name="P31">“I…” <text:span text:style-name="T24">Quentin struggled to get up, and his movements worsened the wound. He cried out and lay back down. His face turned somber and he lay still. “I am in your debt I suppose. I can't stop you, whoever you are.”</text:span></text:p>
      <text:p text:style-name="P31"/>
      <text:p text:style-name="P31">“<text:span text:style-name="T25">Hmm. Interesting man. Most would thank me.” The man gestured to the child. “Are they injured as well? Can I look at them?”</text:span></text:p>
      <text:p text:style-name="P31"/>
      <text:p text:style-name="P31">“<text:span text:style-name="T25">Thella!</text:span>” <text:span text:style-name="T25">Quentin gasped. “This place is infernal. We were walking and then...” Even from his prone position, he struggled to see if she was ok.</text:span></text:p>
      <text:p text:style-name="P31"/>
      <text:p text:style-name="P31">“She…<text:span text:style-name="T25"> She has a disease. A wasting disease. There is ointment in my bag here, but the bandages must be changed as well. I never got a chance to see if she was ok after the boat.</text:span>”</text:p>
      <text:p text:style-name="P31"/>
      <text:p text:style-name="P32">The man's brows raised again. “<text:span text:style-name="T27">Came from the river? And you're alive? Luckier than most I suppose.</text:span>”</text:p>
      <text:p text:style-name="P32"/>
      <text:p text:style-name="P33">Quentin struggled to raise himself. Seeing after Thella was his responsibility. He couldn't believe he had fallen asleep in such a situation. But his wound sent a gasping shock through his body when he had barely sat fully up. He collapsed to the ground, his teeth clenched in pain. </text:p>
      <text:p text:style-name="P33"/>
      <text:p text:style-name="P33">“I told you to sit still. My work won't be any good if you reopen the wounds. Perhaps you are used to magical healing? Medicinal healing is accessible to more men, yet requires time. I'm no medic, but it seems like perhaps you have broken a rib, perhaps more than one.” The hooded man loomed over him, observing the wounds. </text:p>
      <text:p text:style-name="P32"/>
      <text:p text:style-name="P33">Quentin <text:span text:style-name="T28">leaned his head to the side and half reached out to the girl.</text:span> “Don't bother with me. If you can, if you will, <text:span text:style-name="T28">look to her instead. I</text:span>ts getting worse. Every day we spend traveling it gets worse.” He admitted.</text:p>
      <text:p text:style-name="P33"/>
      <text:p text:style-name="P33">“<text:span text:style-name="T28">Hmm. A wasting disease you say? Of the body or the mind? How come the bandages?</text:span>” <text:span text:style-name="T28">The hooded man approached Thella and looked her over. “A mask as well!” He said, clearly taken aback. </text:span></text:p>
      <text:p text:style-name="P33"/>
      <text:p text:style-name="P33">“<text:span text:style-name="T28">Sir. I know its only natural to be afraid of such things, but I assure you that the disease is not transmissable.</text:span>”</text:p>
      <text:p text:style-name="P33"/>
      <text:p text:style-name="P34">But the hooded man looked back at Quentin and shook his head. </text:p>
      <text:p text:style-name="P34"/>
      <text:p text:style-name="P34">“I know it isn't. That isn't the problem. Has she started to loose feeling?”</text:p>
      <text:p text:style-name="P34"/>
      <text:p text:style-name="P34"><text:soft-page-break/>“Yes.” Quentin admitted. Was it the sudden helplessness of his situation or something else? Quentin had no one to share his concerns with in a long while and they suddenly burst forth. </text:p>
      <text:p text:style-name="P34"/>
      <text:p text:style-name="P34">“I noticed it when she moved a pan hot from the fire. She didn't even notice although she held it with bare hands.”</text:p>
      <text:p text:style-name="P34"/>
      <text:p text:style-name="P34">The man seemed to retreat a bit back into his hood and was silent for a moment. So Quentin continued.</text:p>
      <text:p text:style-name="P34"/>
      <text:p text:style-name="P34">“That is the whole purpose of this journey, why we hired the guide and risked the river travel, even when they all said it was the wrong time of year. We have to get to the...” He trailed off.</text:p>
      <text:p text:style-name="P31"/>
      <text:p text:style-name="P34">The man held his hands together and seemed to be in deep thought. </text:p>
      <text:p text:style-name="P34"/>
      <text:p text:style-name="P34">“I am familiar with this disease, but I cannot cure it. Was she walking with you, or did you carry her? I would wake her.” </text:p>
      <text:p text:style-name="P34"/>
      <text:p text:style-name="P34">“No, she walked with me. Although I do not know the extent of any injuries she might have.”</text:p>
      <text:p text:style-name="P34"/>
      <text:p text:style-name="P34">“Yes, swallowed by the disease.” He frowned. “I'll still take no chance. I have something that can wake her.” He searched through his pack and emerged with a thin brown leaf which he crushed under her nose. </text:p>
      <text:p text:style-name="P34"/>
      <text:p text:style-name="P35">Thella's eyes shot open. “Agh! What is that??” She complained, shifting away from the man. “That smells horrible!”</text:p>
      <text:p text:style-name="P35"/>
      <text:p text:style-name="P35">Then she realized there was a stranger before her. </text:p>
      <text:p text:style-name="P35"/>
      <text:p text:style-name="P35">“Ah! Quentin!” She saw him lying on the ground. “S-Stay back! He can use magic you know. Even like that. He'll reduce you to ash if you try anything!” She scrambled backwards. </text:p>
      <text:p text:style-name="P35"/>
      <text:p text:style-name="P35">The hooded man held up his hands. </text:p>
      <text:p text:style-name="P35"/>
      <text:p text:style-name="P35">“Its <text:span text:style-name="T29">alright</text:span> Thella. He helped me, and wants to help you as well. We still don't know if you're hurt from the boat.”</text:p>
      <text:p text:style-name="P35"/>
      <text:p text:style-name="P35">Thella frowned and shook her head. “I feel fine!”</text:p>
      <text:p text:style-name="P35"/>
      <text:p text:style-name="P36">“<text:span text:style-name="T29">Thats because you can't feel at all.</text:span>” <text:span text:style-name="T29">The man pointed out. “Can you take off the mask for me? Thella was it?”</text:span></text:p>
      <text:p text:style-name="P36"/>
      <text:p text:style-name="P36">“<text:span text:style-name="T30">Can I Quentin? I really don't like it.</text:span>”</text:p>
      <text:p text:style-name="P36"/>
      <text:p text:style-name="P36">“<text:span text:style-name="T30">Of course. It was just for the guide. He insisted.</text:span>”</text:p>
      <text:p text:style-name="P36"/>
      <text:p text:style-name="P37">Thella grabbed the mask off and threw it to the ground with distain revealing a thin face with short light hair. </text:p>
      <text:p text:style-name="P37"/>
      <text:p text:style-name="P37">“<text:span text:style-name="T31">Who are you anyway?</text:span>” <text:span text:style-name="T31">She demanded. “I don't mind if you help. But I want to know who you are. I took off my mask. Now you take off your hood.”</text:span></text:p>
      <text:p text:style-name="P37"><text:soft-page-break/></text:p>
      <text:p text:style-name="P38">The man raised an eyebrow. “Fine then. Old man, this child has <text:span text:style-name="T32">better</text:span> manners than you. <text:span text:style-name="T32">Don't you typically exchange names here in the North? No matter… I'll show you I mean no harm.”</text:span></text:p>
      <text:p text:style-name="P38"/>
      <text:p text:style-name="P39">He removed the hood revealing a very sharp featured face, green eyes, very long black hair and unmistakable sharp long ears. </text:p>
      <text:p text:style-name="P39"/>
      <text:p text:style-name="P39">“I am Tzuras, the naturalist.” He said, gesturing to the equipment behind him, as if that explained everything.</text:p>
      <text:p text:style-name="P39"/>
      <text:p text:style-name="P39">Thella and Quentin both were silent in shock for a moment. </text:p>
      <text:p text:style-name="P39"/>
      <text:p text:style-name="P39">Finally, Thella, in her impertinence, said what they both were thinking. “Oh! You're an elf!”</text:p>
      <text:p text:style-name="P39"/>
      <text:p text:style-name="P39"/>
      <text:p text:style-name="P39">“<text:span text:style-name="T33">So there's some power here? I thought I felt it.</text:span>” <text:span text:style-name="T33">Quentin said.</text:span></text:p>
      <text:p text:style-name="P39"/>
      <text:p text:style-name="P39">“<text:span text:style-name="T33">A sorceror then?</text:span>” <text:span text:style-name="T33">Tzuras asked.</text:span></text:p>
      <text:p text:style-name="P39"/>
      <text:p text:style-name="P39">“<text:span text:style-name="T33">Magic, yes but learned. Not born.</text:span>”</text:p>
      <text:p text:style-name="P39"/>
      <text:p text:style-name="P39">“<text:span text:style-name="T34">Uncle worked very hard even though he only knows a handful of spells. He makes very good maps though.</text:span>” <text:span text:style-name="T34">Thella interjected.</text:span></text:p>
      <text:p text:style-name="P39"/>
      <text:p text:style-name="P39"><text:span text:style-name="T35">Tzuras smiled, </text:span>“<text:span text:style-name="T33">Then you and I are alike. Although I believe my lessons were a bit different from yours. I assume you studied at the University?</text:span>” <text:span text:style-name="T35">he asked. </text:span></text:p>
      <text:p text:style-name="P39"/>
      <text:p text:style-name="P40">“<text:span text:style-name="T33">I did. Under Vicelin Leuthard.</text:span>”</text:p>
      <text:p text:style-name="P40"/>
      <text:p text:style-name="P41">Tzuras scratched his chin, where a distinct lack of beard lay. “With the old man himself? Its a wonder we never ran into one another.”</text:p>
      <text:p text:style-name="P41"/>
      <text:p text:style-name="P41">“You studied under Vicelin as well?” Quentin asked, struggling to contain his shock. “I-I thought I knew all of his students.”</text:p>
      <text:p text:style-name="P41"/>
      <text:p text:style-name="P41">Tzuras shot Quentin a wry smile. “I wouldn't call it studying under him. It was more of a correspondence. I was never good with either sitting in lecture nor giving one.”</text:p>
      <text:p text:style-name="P41"/>
      <text:p text:style-name="P41">“Well, you know, you have to be quite accomplished to be able to lecture at the University. I never found the time, but I'm sure I could teach something...”</text:p>
      <text:p text:style-name="P41"/>
      <text:p text:style-name="P41">“Sir, I have been annoying the University for decades.”</text:p>
      <text:p text:style-name="P41"/>
      <text:p text:style-name="P41">Quentin pulled back, <text:span text:style-name="T36">or at least he wound have if he hadn't been lying on the ground.</text:span> “Annoying?” Dismay crossed his face. </text:p>
      <text:p text:style-name="P41"/>
      <text:p text:style-name="P41">“I refused a greater role in their plans I assume. I would much rather run amid the forests than among the bookshelves. A bit immature I suppose, but I've learned some wonderous things no book could have taught me. I think of the relationship as symbiotic. After all, were does the knowledge in the books <text:soft-page-break/>come from anyway? I go there once and a while and burden them with writing down the things I've discovered.”</text:p>
      <text:p text:style-name="P41"/>
      <text:p text:style-name="P41"><text:s/>“… Thats quite an interesting arrangement.”</text:p>
      <text:p text:style-name="P41">“But that brings me to why I am here. A power as you said. I've recently, in the last couple of years been attempting to understand more about spirits.”</text:p>
      <text:p text:style-name="P41"/>
      <text:p text:style-name="P41">“Uzerai?”</text:p>
      <text:p text:style-name="P41"/>
      <text:p text:style-name="P41">“Merely the tip of a much larger structure. Uzerai are the symptom. Spirits are the cause. <text:span text:style-name="T37">Or at least I think. Damn things are so elusive.</text:span>”</text:p>
      <text:p text:style-name="P41"/>
      <text:p text:style-name="P41">“And you think there is some sort of... spirit here?” Quentin asked. He could not quite keep the <text:span text:style-name="T34">skepticism from his voice. “Are there really such things?”</text:span></text:p>
      <text:p text:style-name="P41"/>
      <text:p text:style-name="P41">“<text:span text:style-name="T34">You can call it what you want, but there is something here. And I do not think it is something to be taken lightly.</text:span>” <text:span text:style-name="T34">Tzuras said. The elf naturalist serious. Very much serious. “I've been on this island for some time. I don't know how long to be honest. I try not to get caught up in that… I've set out some carved totems. I had hoped to draw some form to this place.”</text:span></text:p>
      <text:p text:style-name="P42">Tzuras waved his hand at the fog which, while not as thick as it was before, still lay around them.</text:p>
      <text:p text:style-name="P42"/>
      <text:p text:style-name="P42">“Yes. It seems to defy… specifics.” Quentin wondered. “Then, our meeting was a coincidence?”</text:p>
      <text:p text:style-name="P42"/>
      <text:p text:style-name="P42">Tzuras shook his head and pointed at the two. “No. I do not believe in such things. <text:span text:style-name="T36">There's something familiar…” But he shook his head again and pointed to Thella. </text:span></text:p>
      <text:p text:style-name="P42"/>
      <text:p text:style-name="P42">“<text:span text:style-name="T36">The real reason is that she seems to have sat on one of my totems and broken it.</text:span>”</text:p>
      <text:p text:style-name="P42"/>
      <text:p text:style-name="P43">Thella let out a surprised yelp and jumped to her feet. She looked down at where she had been lying. </text:p>
      <text:p text:style-name="P43"/>
      <text:p text:style-name="P43">Sure enough, a two foot tall wooden icon lay crushed underneath her. </text:p>
      <text:p text:style-name="P43"/>
      <text:p text:style-name="P43">“Oh! I'm so sorry!” She said, holding out the pieces.</text:p>
      <text:p text:style-name="P43"/>
      <text:p text:style-name="P43">“Sir. I apologize on her behalf. I'm sure I can find some way to make this right.” Quentin said from the ground. <text:s/></text:p>
      <text:p text:style-name="P43"/>
      <text:p text:style-name="P44">“<text:span text:style-name="T38">Its fine. I'll make more after I look over Thella.</text:span>” </text:p>
      <text:p text:style-name="P44"/>
      <text:p text:style-name="P45">The girl grimaced. “I would say that I'm fine, but I guess I didn't even feel that totem.”</text:p>
      <text:p text:style-name="P44"/>
      <text:p text:style-name="P45">“Which raises the last interesting question… What in gods name are you two doing here?” </text:p>
      <text:p text:style-name="P42"/>
      <text:p text:style-name="P42"/>
      <text:p text:style-name="P42"/>
      <text:p text:style-name="P46">“Perhaps you've heard a story of an old elven place called, in human tongue, the Silent Library? Of course, that was its name after it was abandoned.” Quentin asked. “Forgive me if this is all known to you, I'll merely explain our part in things. Our hopes.”</text:p>
      <text:p text:style-name="P41"/>
      <text:p text:style-name="P46"><text:soft-page-break/>“Long ago humans destroyed the lands of the elves. The great tree burned, the forests burned. The world itself and no small number of elves did as well. And in the midst of this fire, the wisest among the elves gathered their knowledge into this library, said to be deep underground.” </text:p>
      <text:p text:style-name="P46"/>
      <text:p text:style-name="P47">And there it lay, for years, decades, perhaps even centuries. All that information, all that accumulated wisdom in one place. But it lay for too long in dismal cloying darkness that the darkness itself is said to have seeped into the place. Like most other elven ruins, it was irrevocably scarred by their horrible fall. It was inaccessible. To venture inside was said to be certain death. Until recently. </text:p>
      <text:p text:style-name="P47"/>
      <text:p text:style-name="P47">I have only heard stories. A team of adventurers is said to have gotten to the deepest level of the library and through methods I don't quite understand, they destroyed it. </text:p>
      <text:p text:style-name="P46"/>
      <text:p text:style-name="P47">“Destroyed?!” Tzuras <text:span text:style-name="T39">interjected, eyes wide, he paused from helping Thella. <text:s/></text:span></text:p>
      <text:p text:style-name="P47"/>
      <text:p text:style-name="P47">“<text:span text:style-name="T39">Hold on a minute. I was horrified as well, but there is more.</text:span>” </text:p>
      <text:p text:style-name="P47"/>
      <text:p text:style-name="P47">“<text:span text:style-name="T39">This world is not without its surprises, even now in this age of men and reason. It seems that this library was too great to be destroyed completely. They say its shadow has appeared past Merrin's Ford.”</text:span></text:p>
      <text:p text:style-name="P47"/>
      <text:p text:style-name="P47"><text:span text:style-name="T39">Quentin lifted his head up to see Thella.</text:span> <text:s/></text:p>
      <text:p text:style-name="P47"/>
      <text:p text:style-name="P47">“<text:span text:style-name="T39">If there is a place in this world that has the knowledge to rid her of this curse, its there.</text:span>”</text:p>
      <text:p text:style-name="P47"/>
      <text:p text:style-name="P48">Tzuras was silent.</text:p>
      <text:p text:style-name="P48"/>
      <text:p text:style-name="P48">“What makes you sure? This… shadow of the Silent Library. It seems a shade of a shade. So many times removed. Is it even real? I have no doubt of what you heard, but in lands like this, can you be sure its not more than stories?”</text:p>
      <text:p text:style-name="P48"/>
      <text:p text:style-name="P48">“I can not be sure.” Quentin admitted. His head lowered back to the ground. He raised a hand upwards towards the hidden sun. “But I feel like it is true.”</text:p>
      <text:p text:style-name="P48"/>
      <text:p text:style-name="P48">“Hmm. Well. That seems <text:span text:style-name="T40">very atypical with what little I guess from your character. Does a university educated mapmaker chase stories?</text:span>”</text:p>
      <text:p text:style-name="P48"/>
      <text:p text:style-name="P48">“<text:span text:style-name="T40">He does when there are lives at stake. He does when there are no other options. The rest you can surmise. We meant to take the river and this place pulled us in.”</text:span></text:p>
      <text:p text:style-name="P48"/>
      <text:p text:style-name="P48">“<text:span text:style-name="T40">Yes. It seems to be able to do that.</text:span>” <text:span text:style-name="T40">Tzuras said, finishing Thellas wrappings. She had fallen asleep. </text:span></text:p>
      <text:p text:style-name="P48"/>
      <text:p text:style-name="P48">“<text:span text:style-name="T40">She has little energy it seems.</text:span>” <text:span text:style-name="T40">Tzuras commented. “Although there is little I can do to fix the cause, perhaps I can arrange some things for the symptoms. Now that I've heard your story, I believe I ought to follow you.”</text:span></text:p>
      <text:p text:style-name="P48"/>
      <text:p text:style-name="P49">The elf put away his herbalism tools and procured several chunks of wood and a carving knice. With dexterious and purposeful strokes, he started shaping the wood. </text:p>
      <text:p text:style-name="P49"/>
      <text:p text:style-name="P49"/>
      <text:p text:style-name="P49"><text:soft-page-break/>Quentin grunted. </text:p>
      <text:p text:style-name="P49"/>
      <text:p text:style-name="P49">“I trust you elf.”</text:p>
      <text:p text:style-name="P49"/>
      <text:p text:style-name="P49">“I know you would. Despite your reclusive tone earlier, I understand you're just concerned about Thella.”</text:p>
      <text:p text:style-name="P49"/>
      <text:p text:style-name="P49">Quentin sighed. </text:p>
      <text:p text:style-name="P49"/>
      <text:p text:style-name="P49">“Its not just her. I've been a map maker for all my life, but lately I've found it hard to focus on my craft. Too often now it is the military type coming to my door. Perhaps I missed out on opportunities before. I've found the heart in it has seemed to have left me.”</text:p>
      <text:p text:style-name="P49"/>
      <text:p text:style-name="P49">“I think this library is a last opportunity to immerse myself in that world once again. Perhaps I can put my thoughts in order.”</text:p>
      <text:p text:style-name="P49"/>
      <text:p text:style-name="P49">Tzuras nodded and continued his carving. </text:p>
      <text:p text:style-name="P49"/>
      <text:p text:style-name="P49">“And how are you feeling right now?”</text:p>
      <text:p text:style-name="P49"/>
      <text:p text:style-name="P49">Quentin raised himself slightly. “I know now better than to try to get up. But whatever concoction you used earlier seems to have done the trick. I might have to ask you for one additional favor.”</text:p>
      <text:p text:style-name="P49"/>
      <text:p text:style-name="P49">He had Tzuras set out a small bed roll and blanket from their bag and place Thella on it near him.</text:p>
      <text:p text:style-name="P49"/>
      <text:p text:style-name="P49">“I fear I will fall asleep soon.” Quentin said. “I must thank you Tzuras. You are truly a good companion. I am very glad we ran across you. I'm not sure what we would have done otherwise.”</text:p>
      <text:p text:style-name="P49"/>
      <text:p text:style-name="P49">“Think nothing of it.” Tzuras replied, putting the finishing touches on the totem. It had the form of a woman kneeling, deep in prayer. Her head was down, but her arms reached towards the sky. </text:p>
      <text:p text:style-name="P49"/>
      <text:p text:style-name="P49">“But I am very thankful I ran across you two, for I have a feeling you will be able to help me as well.”</text:p>
      <text:p text:style-name="P49"/>
      <text:p text:style-name="P49">Quentin had slipped into unconsciousness. </text:p>
      <text:p text:style-name="P49"/>
      <text:p text:style-name="P49">Tzuras looked over the dressings to make sure none of them were still bleeding through. They were not thanks to his earlier work.</text:p>
      <text:p text:style-name="P49"/>
      <text:p text:style-name="P49">“And its especially lucky I found you before night fell. <text:span text:style-name="T42">Exceptionally</text:span> lucky in fact. That I was so nearby and could get to you without much time.”</text:p>
      <text:p text:style-name="P49"/>
      <text:p text:style-name="P49">He reached his hand out with the totem and walked several paces away from their makeshift camp, but not so far that they were outside of sight range, and he kept an eye always behind him. Feeling out the correct location, he drove the bottom of the totem into the ground. It vibrated a bit under his fingers as he did so, and he felt a comforting feeling emerge within him.</text:p>
      <text:p text:style-name="P49"/>
      <text:p text:style-name="P49">“Not a moment too soon. Hmm. This place does not like to be distrubed...” Tzuras noted as a rush of fog slipped its way towards them, and slowly parted against the totem, satisfying itself with swirling slowly outside it.</text:p>
      <text:p text:style-name="P49"><text:soft-page-break/>With his keen elf eyes he cast one narrowed last glance at the darkness beyond the fog and <text:span text:style-name="T43">grimaced.</text:span> <text:span text:style-name="T41">Was there a shape there or was it his imagination?</text:span></text:p>
      <text:p text:style-name="P49"/>
      <text:p text:style-name="P49">He shook his head and slipped back to camp, leaning up against his great frame pack. </text:p>
      <text:p text:style-name="P49"/>
      <text:p text:style-name="P50">“You poor two are in fact blessed by the Mother. Had I not gotten to you by nightfall you would have been lost for sure.”</text:p>
      <text:p text:style-name="P50"/>
      <text:p text:style-name="P51">The light of the day exhausted itself finally, and the dark fog held sway. </text:p>
      <text:p text:style-name="P51"/>
      <text:p text:style-name="P51"/>
      <text:p text:style-name="P51">“<text:span text:style-name="T44">So how are we getting off this island Uncle? Our boat is gone.</text:span>”</text:p>
      <text:p text:style-name="P51"/>
      <text:p text:style-name="P52">They had just woken up. Next steps were unclear. The fog had not <text:span text:style-name="T45">abated</text:span> and Quentin wasn't sure that it ever would. </text:p>
      <text:p text:style-name="P52"/>
      <text:p text:style-name="P52">“Can you stand?” He asked Quentin. </text:p>
      <text:p text:style-name="P52"/>
      <text:p text:style-name="P52">Thella seemed to be feelin<text:span text:style-name="T45">g a bit better for she stood by him and even offered her hand to help him up. He groaned and with her help was able to climb to his feet. </text:span></text:p>
      <text:p text:style-name="P52"/>
      <text:p text:style-name="P53">He ran a hand over his chest. “The bleeding has gone down, but I believe there still might be broken bone underneath. I should be able to walk, provided we go slowly.”</text:p>
      <text:p text:style-name="P53"/>
      <text:p text:style-name="P53">“But as to you previous question, we must find another boat. Tzuras, did you come here by boat?”</text:p>
      <text:p text:style-name="P53"/>
      <text:p text:style-name="P53">“I did. However, it has since been swept away. And I do no think that to be a coincidence. This island is hostile to whoever sets foot on it. <text:span text:style-name="T46">Had I a boat, or perhaps better magics, I would certainly help you.”</text:span></text:p>
      <text:p text:style-name="P53"/>
      <text:p text:style-name="P54">Quentin frowned. “Where did you set you boat when you came? Perhaps it got caught further downstream? In addition, the far side of this river is shallower correct? Perhaps we can put something together...” He ran his hands together. “Regardless, I believe our next order of business is to make it to the other side of the island.”</text:p>
      <text:p text:style-name="P54"/>
      <text:p text:style-name="P54">He turned to Tzuras. “What will you do? Will you come with us?”</text:p>
      <text:p text:style-name="P54"/>
      <text:p text:style-name="P54">The elf nodded. “I will. I consider it to be my duty since I theoretically know this land the best. In addition, it would not feel right abandoning an old man and a child to fate. We were...brought together for a reason. I will not go against it.”</text:p>
      <text:p text:style-name="P54"/>
      <text:p text:style-name="P54">“Hmm. I am not so defenseless as I look!” Quentin retorted. </text:p>
      <text:p text:style-name="P54"/>
      <text:p text:style-name="P54">“Uncle. Don't be unappreciative.” Thella said with a frown, tugging on his robe. </text:p>
      <text:p text:style-name="P54"/>
      <text:p text:style-name="P54">Quentin relented. “So to the other side…?”</text:p>
      <text:p text:style-name="P54"/>
      <text:p text:style-name="P54">Tzuras nodded. </text:p>
      <text:p text:style-name="P54"/>
      <text:p text:style-name="P54">A silence fell over the group, and Thella could see just a brief hint of a smile start to form on Tzuras's <text:soft-page-break/>mouth. </text:p>
      <text:p text:style-name="P54"/>
      <text:p text:style-name="P54">Quentin looked out into the featureless fog, then back behind him, but said nothing.</text:p>
      <text:p text:style-name="P54"/>
      <text:p text:style-name="P54">Thella, knowing well what was going through the old man's mind voiced the question instead of waiting for the man's pride to relent. </text:p>
      <text:p text:style-name="P54"/>
      <text:p text:style-name="P54">“So, which way is that?” She asked. </text:p>
      <text:p text:style-name="P54"/>
      <text:p text:style-name="P54">Tzuras's wry smile was now clear. “Right this way.” He gestured, shouldering his pack.</text:p>
      <text:p text:style-name="P54"/>
      <text:p text:style-name="P57">Quentin and Thella looked down at their own pack. Neither of them could lift it in their current states. </text:p>
      <text:p text:style-name="P57"/>
      <text:p text:style-name="P57">Tzuras sighed, and in one fluid motion slung their pack onto the top of his and lead the way into the mist.</text:p>
      <text:p text:style-name="P55"/>
      <text:p text:style-name="P55">They walked quietly through the forest. <text:span text:style-name="T47">The oppressive nature of the fog and the lack of any other moving things made</text:span> <text:span text:style-name="T47">t</text:span>ime hard to measur<text:span text:style-name="T47">e. Had they been walking for an hour or perhaps only for a handful of minutes? </text:span></text:p>
      <text:p text:style-name="P55"/>
      <text:p text:style-name="P56">“<text:span text:style-name="T48">Tzuras. You've been very helpful, but how sure are you exactly of the direction.</text:span>”</text:p>
      <text:p text:style-name="P56"/>
      <text:p text:style-name="P57">Tzuras stopped them and a frown crossed his face. </text:p>
      <text:p text:style-name="P57"/>
      <text:p text:style-name="P57">“I know what you mean. This seems different.”</text:p>
      <text:p text:style-name="P57"/>
      <text:p text:style-name="P57">“Look at the leaves.” Thella said, bending down and picking up a broad leaf in her hands. The brown thing was completely <text:span text:style-name="T53">desiccated</text:span> somehow despite the mist. She crushed it in her hands, and it made a thin crunch. She let the dust fall from her palm.</text:p>
      <text:p text:style-name="P57"/>
      <text:p text:style-name="P57">“When did the trees change?” Quentin asked. “They were pine trees earlier.” Thin and branching deciduous trees arced from the ground. <text:span text:style-name="T49">T</text:span>heir branches were all empty, <text:span text:style-name="T49">reaching naked for the sky.</text:span></text:p>
      <text:p text:style-name="P57"/>
      <text:p text:style-name="P57">Tzuras knelt and looked at the leaves. “These have been here for many seasons. But I see no sign of insects.” He gave the leaves underfoot a kick and dislodged a number of them into the air. He then knelt down again and looked at the dirt now exposed. </text:p>
      <text:p text:style-name="P57"/>
      <text:p text:style-name="P57">“You would normally find worsm, fungus and the like under here. The leaves would be black, and cose to falling into dirt. These are simply… untouched. Yet dead.” He ran his hands through the piles before shaking his head. </text:p>
      <text:p text:style-name="P57"/>
      <text:p text:style-name="P57">“I will admit this is not quite what I expected. The geography of this place is a bit hard to remember, but there is a series of central hills which break into exposed rock as you get further in. Were the fog not here, you could see it easily from where we are I believe.”</text:p>
      <text:p text:style-name="P57"/>
      <text:p text:style-name="P57">“Hmm” Quentin scratched his chin and looked around. “You would expect a map maker to have a better eye for things, but I must agree. There are no land marks.”</text:p>
      <text:p text:style-name="P57"/>
      <text:p text:style-name="P57">“<text:span text:style-name="T50">I had intended to take the most direct route over the central hills. I must have veered to the right at </text:span><text:soft-page-break/><text:span text:style-name="T50">some point. That would put the river to our north.</text:span>”</text:p>
      <text:p text:style-name="P57"/>
      <text:p text:style-name="P58">Tzuras looked up above them at the thin suggestion of a sun and frowned again.</text:p>
      <text:p text:style-name="P58"/>
      <text:p text:style-name="P58">“That sure looks right over ahead, does it not?”</text:p>
      <text:p text:style-name="P58"/>
      <text:p text:style-name="P58">“It does.” Admitted Quentin. And something within Quentin told him that it was unlikely to move. </text:p>
      <text:p text:style-name="P58"/>
      <text:p text:style-name="P58">“Let us try for north then. We will hit the river and then continue counter cyclical until we reach the far shore.”</text:p>
      <text:p text:style-name="P58"/>
      <text:p text:style-name="P58">Thus agreed, they continued back into the dismal forest. Now every footstep heralded the sharp crunch of dead leaves. A sound that sound more and more unpleasant the more they listened to it. </text:p>
      <text:p text:style-name="P58"/>
      <text:p text:style-name="P58">“Thankfully there seem to be no animals on this island.” Quentin said. “You could hear us coming a long ways away.”</text:p>
      <text:p text:style-name="P58"/>
      <text:p text:style-name="P58">Tzuras shook his head. “Although its hard to believe, I believe the island is in fact full of animals. But for reasons I can't explain, I believe they only come out at night.”</text:p>
      <text:p text:style-name="P58"/>
      <text:p text:style-name="P58">“Oh?”</text:p>
      <text:p text:style-name="P58"/>
      <text:p text:style-name="P58">“Yes. I set a fire most nights, and always slept within my circle. They seemed very hesitant to come close to me, although I did hear them many nights, even last night. I would be wary of them. If any of you do see something moving besides us, let me know.”</text:p>
      <text:p text:style-name="P58"/>
      <text:p text:style-name="P58">At this point, Quentin noticed that Tzuras was in fact armed. A long dagger or short sword was at his side, although the sheath was arranged so that he could not discern its make. </text:p>
      <text:p text:style-name="P58"/>
      <text:p text:style-name="P59">After an unknown length of time, they heard the rush of waters again.</text:p>
      <text:p text:style-name="P59"/>
      <text:p text:style-name="P59">“I wouldn't think I'd be happy to hear that sound again.” Quentin said. </text:p>
      <text:p text:style-name="P59"/>
      <text:p text:style-name="P59"/>
      <text:p text:style-name="P59">They eagerly made their way to the water. The trees dropped away revealing a stony beach. </text:p>
      <text:p text:style-name="P59"/>
      <text:p text:style-name="P59">“Hey! Whats the meaning of this? I thought we went north?” Quentin exclaimed, waving at the beach.</text:p>
      <text:p text:style-name="P59"/>
      <text:p text:style-name="P59">“This is exactly were our boat smashed! We've walked in a huge circle!”</text:p>
      <text:p text:style-name="P59"/>
      <text:p text:style-name="P60">Tzuras seemed without words. His assuredness had melted away and he threw his hood back, revealing a fierce expression. </text:p>
      <text:p text:style-name="P60"/>
      <text:p text:style-name="P60">“Something is quite wrong here.” he said. “I have wandered all over the the North, the South and even the Far North. Studying the land is my calling. I have never gotten so turned around like this.”</text:p>
      <text:p text:style-name="P60"/>
      <text:p text:style-name="P60">“<text:span text:style-name="T51">Mr. Tzuras.</text:span>” <text:span text:style-name="T51">Thella said, “Do you see that big rock there?” She pointed to an upturned monolith, sharply reaching into the sky. “That is the one our boat came to a rest against.”</text:span></text:p>
      <text:p text:style-name="P60"/>
      <text:p text:style-name="P61"><text:soft-page-break/>Quentin scowled at the elf. “Well. No matter. Perhaps this is a blessing. Perhaps there is enough of the boar left that it can be repaired.”</text:p>
      <text:p text:style-name="P61"/>
      <text:p text:style-name="P61">They walked over to the stone. </text:p>
      <text:p text:style-name="P61"/>
      <text:p text:style-name="P61">“Huh?” Thella said, running her hands over the stone and then looking behind it and down the river. “We hit it pretty hard. I remember there was a mark even, and um, some blood.”</text:p>
      <text:p text:style-name="P61"/>
      <text:p text:style-name="P61">“There is no sign of your boat.” Tzuras said, looking up and down the river. The fog was not quite as close in as it had been during the night, but was still frustratingly present. <text:span text:style-name="T52">They could look down the river to a point, but after that, there was white nothingness. </text:span></text:p>
      <text:p text:style-name="P61"/>
      <text:p text:style-name="P61">“<text:span text:style-name="T53">There's not even any splinters.</text:span>” <text:span text:style-name="T53">Thella agreed, searching among the rocks.</text:span></text:p>
      <text:p text:style-name="P61"/>
      <text:p text:style-name="P62">But as Tzuras looked around the area, he turned quite pale. </text:p>
      <text:p text:style-name="P62"/>
      <text:p text:style-name="P62">“This is quite impossible.” He murmured, and crouched on a rock and stared at the far bank. </text:p>
      <text:p text:style-name="P62"/>
      <text:p text:style-name="P62">Quentin and Thella came up to him.</text:p>
      <text:p text:style-name="P62"/>
      <text:p text:style-name="P62">“Do you see that downed tree on the far bank? How it stretches into the water?”</text:p>
      <text:p text:style-name="P62"/>
      <text:p text:style-name="P62">There was indeed such a tree. </text:p>
      <text:p text:style-name="P62"/>
      <text:p text:style-name="P62">“And do you see how it kind of creates a little landing there? The bank, while sheer elsewhere is sloped there.”</text:p>
      <text:p text:style-name="P62"/>
      <text:p text:style-name="P62">“Yes, and?”</text:p>
      <text:p text:style-name="P62"/>
      <text:p text:style-name="P62">Tzuras turned to the other two. “That <text:span text:style-name="T54">is</text:span> where I landed.”</text:p>
      <text:p text:style-name="P62"/>
      <text:p text:style-name="P63">His pronouncement hung in the air as the water rushed by. </text:p>
      <text:p text:style-name="P63"/>
      <text:p text:style-name="P63">“You're right. That is impossible. You must have become turned around.” <text:span text:style-name="T55">Quentin said, shaking his head. “We came down the river from upstream. Did you come from the same direction or did you paddle upstream against the current on some side channel.”</text:span></text:p>
      <text:p text:style-name="P63"/>
      <text:p text:style-name="P64">And now Tzuras seemed puzzled. “I recall coming to the far side from shore. I had passed the bridge to Merrin's ford and headed south. I bought a boat from a fisherman at a small stream and paddled it out.”</text:p>
      <text:p text:style-name="P64"/>
      <text:p text:style-name="P65">The two scratched their heads. </text:p>
      <text:p text:style-name="P65"/>
      <text:p text:style-name="P66">“<text:span text:style-name="T56">Perhaps its possible that you landed at a similar spot, or even us at a similar spot. Then we would have walked across until we reached the other.”</text:span></text:p>
      <text:p text:style-name="P66"/>
      <text:p text:style-name="P76">Tzuras tilted his head and rubbed the tips of his ears. “Yet that still makes no sense. How is the place I landed over there? There were no islands between me and where I landed. <text:span text:style-name="T118">In fact, isn't there only one island?</text:span>”</text:p>
      <text:p text:style-name="P67"/>
      <text:p text:style-name="P76"><text:soft-page-break/>“I don't think that makes sense to me either. There were many branches we kept to the left of. That means there must be islands between us and the far shore.” He kicked aside some stones until the mud underneath showed through and traced out a picture on the ground. He drew many forks, between each fork, many islands, all parallel to one another. </text:p>
      <text:p text:style-name="P67"/>
      <text:p text:style-name="P67">“<text:span text:style-name="T57">Ah, but perhaps it is like this...</text:span>” <text:span text:style-name="T57">Tzuras made a cut between the outer island. “It would then be possible for a person to paddle a boat straight through the opening without hitting the outer islands.”</text:span></text:p>
      <text:p text:style-name="P67"/>
      <text:p text:style-name="P67">“<text:span text:style-name="T58">Do you remember seeing such an opening?</text:span>”</text:p>
      <text:p text:style-name="P67"/>
      <text:p text:style-name="P68">“<text:span text:style-name="T58">I do not. The fog clouded everything.</text:span>”</text:p>
      <text:p text:style-name="P68"/>
      <text:p text:style-name="P68">“<text:span text:style-name="T58">Hmm</text:span>” <text:span text:style-name="T58">Quentin frowned. “I can feel my hands wanting to try to draw this out...”</text:span></text:p>
      <text:p text:style-name="P68"/>
      <text:p text:style-name="P68">“<text:span text:style-name="T58">Uncle. What are we doing? Does it matter how we go to this place? We want to leave it. Right?</text:span>”</text:p>
      <text:p text:style-name="P68"/>
      <text:p text:style-name="P69">But now Quentin was worked up. “<text:span text:style-name="T60">That’s</text:span> true Thella, and we must leave this island, and soon. But we must know where we are, to know where we want to go. <text:span text:style-name="T59">Which is why we need to get to the far shore.</text:span>”</text:p>
      <text:p text:style-name="P69"/>
      <text:p text:style-name="P69">“<text:span text:style-name="T59">Now hold on. We've been saying far shore. I have been saying it too, under the assumption that we arrived on separate sides. Is it really true that this far shore is the one closest to the north bank of the river? What is the orientation of the island within the river? We will know north by the sun, once it moves from noon, but...</text:span>” <text:span text:style-name="T117">Tzuras continued.</text:span></text:p>
      <text:p text:style-name="P69"/>
      <text:p text:style-name="P70">“<text:span text:style-name="T60">Lets not over complicate things. Do you agree that the close side, this side, of the river is when the water flows down like this, and the island is inward this way?</text:span>” <text:span text:style-name="T60">he said, arranging his thump representing the water flow, and index finger representing inward into the island.</text:span></text:p>
      <text:p text:style-name="P70"/>
      <text:p text:style-name="P77">“Yes. That is the only way it can be. At a large scale, regardless of the wends of the river, your goal must be to the north absolutely if not relatively.”</text:p>
      <text:p text:style-name="P70"/>
      <text:p text:style-name="P77">“Precisely. Therefore we must to the far side from here. Without deviation from this direction. Without loosing our way.” </text:p>
      <text:p text:style-name="P70"/>
      <text:p text:style-name="P77">“Alright. I believe was should be able to cross the island within a day. Its simply not that large.” Tzuras said. Pointing ahead of them.</text:p>
      <text:p text:style-name="P70"/>
      <text:p text:style-name="P77">Quentin caught his arm. “No. Although what you say makes sense, and is the fastest way, I do not trust this island. Let us go around the island in an upstream manner like we said we were going to do originally, and keep the water in our sights at all time.” </text:p>
      <text:p text:style-name="P70"/>
      <text:p text:style-name="P70">“<text:span text:style-name="T61">Agreed.</text:span>”</text:p>
      <text:p text:style-name="P70"/>
      <text:p text:style-name="P71">They set out once more, resolutely staying from the interior of the island. This made the way difficult at some points, where the shore became low, and marsh replaced dirt and stone as the boundary to the river, but <text:span text:style-name="T62">they marched straight through, without deviating inwards, although their boots paid the final price. </text:span></text:p>
      <text:p text:style-name="P71"/>
      <text:p text:style-name="P72">The sun grew darker as they trudged. Finally they passed a rock outcropping jutting sharply into the <text:soft-page-break/>river. On one side, the river flowed to their left. On their other, it flowed to their right. </text:p>
      <text:p text:style-name="P73">Quentin smiled wryly. “Ha. Here we are half way. This is the most upstream point. Now all we need to do is go downstream in the direction we didn't come from.” He pointed ahead. Tzuras and Thella were silent but nodded and followed his direction.</text:p>
      <text:p text:style-name="P73"/>
      <text:p text:style-name="P73">They followed <text:span text:style-name="T63">the river for a while longer, <text:s/>scrambling across boulders. This side of the island seemed much sharper, and it rose several tens of feet above the river, a drop of stone separating them and it. Although the way was dangerous, they were always careful to keep the raging water in their sight.</text:span></text:p>
      <text:p text:style-name="P73"/>
      <text:p text:style-name="P73">“<text:span text:style-name="T63">We should rest soon.</text:span>” <text:span text:style-name="T63">Tzuras said worry creeping into his voice. “The sun has not moved from its noon position but it is getting darker.”</text:span></text:p>
      <text:p text:style-name="P73"/>
      <text:p text:style-name="P74">Quentin looked up at the very dim ball of light hidden by fog. “Damn. You're right.” <text:span text:style-name="T65">He shook his head.</text:span> “I'm not going to think about that too hard. But we should be getting to the other side soon.”</text:p>
      <text:p text:style-name="P74"/>
      <text:p text:style-name="P74">“<text:span text:style-name="T64">Fine. As soon as we get to a landing of any sort.”</text:span></text:p>
      <text:p text:style-name="P74"/>
      <text:p text:style-name="P75">The group got to one last obstacle, a series of downed pine trees whose bulk and many branches blocked their path. They went right into the river. </text:p>
      <text:p text:style-name="P75"/>
      <text:p text:style-name="P75">“Damn trees.” Quentin said, eyes them suspiciously. “I'm going to climb through them.” </text:p>
      <text:p text:style-name="P75"/>
      <text:p text:style-name="P75">Thella tugged Quentin's robe and pointed at the trees. “They're pine trees uncle. They've switched back.”</text:p>
      <text:p text:style-name="P75"/>
      <text:p text:style-name="P75">Quentin <text:span text:style-name="T67">grimaced</text:span> but grudgingly agreed. “Just right beyond these trees. I'm sure there will be a place to stop.” He cleared a path through the fallen trees, and the party scrambled through. </text:p>
      <text:p text:style-name="P75"/>
      <text:p text:style-name="P75">“Ha!” Quentin announced as they emerged onto another rock strewn beach. “A perfect landing. Now all we need is a boat. We can stay the night here and then figure out the boat problem tomorrow.”</text:p>
      <text:p text:style-name="P75"/>
      <text:p text:style-name="P75">But Thella and Tzuras were staring at the landing. </text:p>
      <text:p text:style-name="P75"/>
      <text:p text:style-name="P75">“Uncle… This is the same landing.”</text:p>
      <text:p text:style-name="P75"/>
      <text:p text:style-name="P75">“What?!” Quentin wheeled around. </text:p>
      <text:p text:style-name="P75"/>
      <text:p text:style-name="P75">Sure enough, it was slightly strange to be seeing it from a different direction, but it was identical. Quentin walked forwards slowly, staring at the blade like rock their ship had crashed on. It was identical, except <text:span text:style-name="T69">that</text:span> everything, from the rock down to every pebble and the trees behind them was reversed. They were at the far shore. The waters flowed in the opposite direction. <text:span text:style-name="T66">They had not gotten turned around.</text:span> But it was the close shore. </text:p>
      <text:p text:style-name="P75"/>
      <text:p text:style-name="P75">“This… Now this is not possible.” Quentin said softly. He knelt by the damned rock which had destroyed their boat, and which, remained, maddeningly, the only real landmark in the whole island.</text:p>
      <text:p text:style-name="P75"/>
      <text:p text:style-name="P75">“<text:span text:style-name="T68">This is not possible!</text:span>” <text:span text:style-name="T68">He yelled, turning on Tzuras. </text:span></text:p>
      <text:p text:style-name="P75"/>
      <text:p text:style-name="P75">“<text:span text:style-name="T68">This is only explainable through magic. And I am not capable of such illusions. Which leaves only </text:span><text:soft-page-break/><text:span text:style-name="T68">one other person. You elf! You're supposed to know this island. How am I to know that you're not secretly deceiving us?”</text:span></text:p>
      <text:p text:style-name="P75"/>
      <text:p text:style-name="P75">“<text:span text:style-name="T69">What?</text:span>” <text:span text:style-name="T69">Tzuras flashed anger for the first time that Thella had seen him. </text:span></text:p>
      <text:p text:style-name="P75"/>
      <text:p text:style-name="P75">“<text:span text:style-name="T69">Uncle, that’s not reasonable.</text:span>”</text:p>
      <text:p text:style-name="P75"/>
      <text:p text:style-name="P75">“<text:span text:style-name="T69">No, it is reasonable. We don't really know anything about this person. We crash our boat here and just out of nowhere this person is here? Where there is no other soul or animal and we just happen to run into him? I don't believe it.</text:span>”</text:p>
      <text:p text:style-name="P75"/>
      <text:p text:style-name="P75">“<text:span text:style-name="T69">If I meant you harm why would I help you? I'm telling you, it is this island! There is some spirit...”</text:span></text:p>
      <text:p text:style-name="P75"/>
      <text:p text:style-name="P75">“<text:span text:style-name="T69">Spirit? Ha. Figments of imagination. 'As the archer attributes to wind, the sorcerer attributes to spirits.'</text:span>” <text:span text:style-name="T69">He spat. “There is no such thing. I have seen no evidence that they exist, nor heard of any that can be reliable.”</text:span></text:p>
      <text:p text:style-name="P75"/>
      <text:p text:style-name="P75">“<text:span text:style-name="T70">I know that quote. It came from the lips of a university graduate, holed up in Illithar for his whole life. No wonder he didn't find anything, he wasn't even looking. Listen to me old man. I've seen what they can do, spirits.”</text:span></text:p>
      <text:p text:style-name="P75"/>
      <text:p text:style-name="P75">“<text:span text:style-name="T70">I think perhaps we should travel alone from now on.</text:span>” <text:span text:style-name="T70">Quentin stated coldly. “I have no desire to associate myself with someone who believes in fairy tales.”</text:span></text:p>
      <text:p text:style-name="P75"/>
      <text:p text:style-name="P78">The elf let both his and their pack fall to the ground with a dull thud. “I have never met someone so rude. I can't believe it! I have been carrying your pack for the last day. I made camp for you and healed your wounds. What possible motives could I have?”</text:p>
      <text:p text:style-name="P69"/>
      <text:p text:style-name="P69">“<text:span text:style-name="T71">There's something wrong with our meeting, something with you. Perhaps you've been here too long and this twisted place was worn off on you.</text:span>”</text:p>
      <text:p text:style-name="P69"/>
      <text:p text:style-name="P69">“<text:span text:style-name="T71">Thats laughable. I've traveled all over the world. If I wanted to leave this island, I'm sure I could find a way.</text:span>”</text:p>
      <text:p text:style-name="P69"/>
      <text:p text:style-name="P69">“<text:span text:style-name="T71">Then why don't you elf?</text:span>” <text:span text:style-name="T71">He waved at the rushing waters. Quentin's eyes narrowed. “How long have you been on this island any ways?”</text:span></text:p>
      <text:p text:style-name="P69"/>
      <text:p text:style-name="P78">Tzuras snorted. “Maybe I will… Like you said, I've been here all this time, with no problems.”</text:p>
      <text:p text:style-name="P78"/>
      <text:p text:style-name="P78">But as he voiced these words, his anger was betrayed by a hint of confusion, and he held a hand to his head. </text:p>
      <text:p text:style-name="P78"/>
      <text:p text:style-name="P78">“I've… I've been setting wards, for weeks. They have to be placed in a particular configuration. <text:span text:style-name="T115">There's only one island...</text:span> Ah...”</text:p>
      <text:p text:style-name="P78"/>
      <text:p text:style-name="P78">“<text:span text:style-name="T72">My god. Your mind has gone soft with the magic. How long have you been here elf? I bet you don't know!</text:span>”</text:p>
      <text:p text:style-name="P78"/>
      <text:p text:style-name="P79">Tzuras started to sweat as sudden realization washed over him. “How long...” He muttered to himself. <text:soft-page-break/>His calm exterior was now completely shattered. His ran his hands through his long black hair. </text:p>
      <text:p text:style-name="P79"/>
      <text:p text:style-name="P80">A smile of victory emerged on Quentin's mouth. Thella frowned.</text:p>
      <text:p text:style-name="P80"/>
      <text:p text:style-name="P80">Tzuras's despondency, and Quentin's smugness only lasted a minute however. Thella, who had been staring at the river, trying not to hear Quentin's misguided comments, suddenly called out. “There's a person!”</text:p>
      <text:p text:style-name="P80"/>
      <text:p text:style-name="P80">Quentin jerked at the sound of Thella's call. Tzuras was still standing in a daze, holding his head as if he was trying very hard to remember something.</text:p>
      <text:p text:style-name="P80"/>
      <text:p text:style-name="P80">Thella ran to the edge of the river. Sure enough thee was a shape of a person bobbing in and out of the river. It turned so that they could see it. </text:p>
      <text:p text:style-name="P80"/>
      <text:p text:style-name="P80">And already Quentin was on edge. Something about the way it moved throught he waters and rapids. It seemed too slow for the water around it, and even with its bobbing, seemed too still in some way. The head turned to face them. </text:p>
      <text:p text:style-name="P80"/>
      <text:p text:style-name="P80">The rotted face of the guide called out to Quentin in words he couldn't understand. The eyes were gone, ruptured long ago, <text:span text:style-name="T73">bale orbs hung in their place, which stared straight at him with accusation.</text:span> <text:span text:style-name="T74">T</text:span>he skin, which he could somehow make out even from where he was, was rancid and puffing with water. The hair was rotten, and tangled with sticks and the bones of small fish. It opened its drowning mouth and screamed. </text:p>
      <text:p text:style-name="P80"/>
      <text:p text:style-name="P80">Thella's eyes were wide. “There's someone in there! Uncle! We have to help them!”</text:p>
      <text:p text:style-name="P80"/>
      <text:p text:style-name="P80">But Quentin was frozen in fear. He backed up a half step and held his hands out as if to ward away the vision. “I can't… He's dead! Oh gods. I couldn't grab him in time.”</text:p>
      <text:p text:style-name="P80"/>
      <text:p text:style-name="P80">“Uncle! Use your magic!” She said, tugging on his robe. The person drifted downward. If it went any further it would be impossible to grab them. He would be swept well past them.</text:p>
      <text:p text:style-name="P80"/>
      <text:p text:style-name="P80">Thella looked up at Quentin and saw that the older man was pale with fear for some reason. </text:p>
      <text:p text:style-name="P80"/>
      <text:p text:style-name="P81">It was clear he could not help. “Tzuras!” She yelled, grabbing the other man's arm. “Snap out of it! We need to save this man!”</text:p>
      <text:p text:style-name="P81"/>
      <text:p text:style-name="P81">“Oh, but I just realized something very curious...” He mumbled. But after a second, his green eyes flashed to life and he stirred. He brushed the hair out of his eyes and sprang to his feet.</text:p>
      <text:p text:style-name="P81"/>
      <text:p text:style-name="P81">“Oh!” He cried out, and grabbed something from his pack and dashed with Thella to the shore. </text:p>
      <text:p text:style-name="P81"/>
      <text:p text:style-name="P81">“Hang on!” Thella cried out. </text:p>
      <text:p text:style-name="P81"/>
      <text:p text:style-name="P81">“Help!” The drowning man called back. “Current- Strong!” He managed to say, before being dunked under again by a roiling surge of water. </text:p>
      <text:p text:style-name="P81"/>
      <text:p text:style-name="P81">“Maybe if we stood out on the tree trunks we could get him.” Thella said, pointing to the fallen trees at the end of the shore.</text:p>
      <text:p text:style-name="P81"><text:soft-page-break/></text:p>
      <text:p text:style-name="P81">But Tzuras shook his head. “No need. We would just fall in ourselves.” he produced the object, a wand of pine wood and held it aloft, speaking a rush of words in a strange yet fluid language that Thella found somehow familiar. </text:p>
      <text:p text:style-name="P81"/>
      <text:p text:style-name="P83">The man's struggles started to come less and less frequently. And Tzuras redoubled his efforts.</text:p>
      <text:p text:style-name="P82"/>
      <text:p text:style-name="P83">Sweat ran from his forehead as he continued chanting, every once and a while signing shapes in the air with the wand. </text:p>
      <text:p text:style-name="P82"/>
      <text:p text:style-name="P83">Thella stood by, realizing that this was likely some form of magic. </text:p>
      <text:p text:style-name="P82"/>
      <text:p text:style-name="P83">Then, slowly and with much effort, the river bent slightly. Instead of carrying him down the next set of rapids, the man suddenly shunted off to the side towards them.</text:p>
      <text:p text:style-name="P82"/>
      <text:p text:style-name="P83">Effort shone itself clear on the elf's face as he struggled to keep the spell. He braced his feet and signed once more, vigorously. </text:p>
      <text:p text:style-name="P82"/>
      <text:p text:style-name="P83">A sudden wind rose, and the fog, which until this point has been mercifully hanging hundreds of feet off, started to roll towards them.</text:p>
      <text:p text:style-name="P82"/>
      <text:p text:style-name="P82">“<text:span text:style-name="T75">No! I won't let you have him!</text:span>” <text:span text:style-name="T75">Tzuras shouted in defiance. His knees started to shake, and the muscles on his arms and neck strained. </text:span></text:p>
      <text:p text:style-name="P82"/>
      <text:p text:style-name="P84">The river bent further and finally the man came close enough that he could be considered to be in the shallows. Thella ran out on the rocks and tried to grab at him, but there was still a number of feet between her and him. Without thinking, she hurled herself into the shallows and grabbed him. With a huge amount of effort, fueled entirely out of adrenaline, she <text:span text:style-name="T143">waded into the water up to her shoulders and </text:span>half dragged the body back.</text:p>
      <text:p text:style-name="P84"/>
      <text:p text:style-name="P84"><text:span text:style-name="T144">Her strength failed her as he came closer. He caught on the rocks and could not be dragged. She maneuvered behind him and then tried to push him ashore. Ineligantly, she tumbled the man to the edge of the beach where he would not be swept off. </text:span><text:s/></text:p>
      <text:p text:style-name="P82"/>
      <text:p text:style-name="P83">She then fell over as if faint, and sat on the rocks near him, <text:span text:style-name="T78">her clothing and bandages drenched.</text:span></text:p>
      <text:p text:style-name="P83"/>
      <text:p text:style-name="P83">“<text:span text:style-name="T76">Yes! Thella, you got him.</text:span>” <text:span text:style-name="T76">Tzuras said, breaking his spell. The river slipped instantly back into its original inclination. The fog stayed close though, as if angry to have lost the man to them.</text:span></text:p>
      <text:p text:style-name="P83"/>
      <text:p text:style-name="P85">Quentin had, by this point, snapped out of whatever fear had paralyzed him.</text:p>
      <text:p text:style-name="P85"/>
      <text:p text:style-name="P85">“Thella!” He cried out, rushing over to her, clutching his chest as he did so. He grabbed her, cradling her in his arms and brought her away from the water and the mysterious body.</text:p>
      <text:p text:style-name="P85"/>
      <text:p text:style-name="P85">“Uncle, we have to make sure he's ok...” Thella said, <text:span text:style-name="T145">her teeth chattering</text:span>.</text:p>
      <text:p text:style-name="P85"/>
      <text:p text:style-name="P86">Fortunately, as Quentin laid Thella on the ground to address the body, he saw that Tzuras wa<text:span text:style-name="T79">s</text:span> already seeing to it.</text:p>
      <text:p text:style-name="P86"/>
      <text:p text:style-name="P86"><text:soft-page-break/>“I-Is he dead?” <text:span text:style-name="T77">Quentin asked.</text:span></text:p>
      <text:p text:style-name="P86"/>
      <text:p text:style-name="P86">“<text:span text:style-name="T80">Hold on a minute, his vitals are hard to read. I think he's been in the water for a while, he's ice cold.</text:span>”</text:p>
      <text:p text:style-name="P86"/>
      <text:p text:style-name="P87">Quentin let Tzuras tend to the unknown man, while he had Thella dry herself. He then sat down and began the laborious process of changing out her bandages.</text:p>
      <text:p text:style-name="P87"/>
      <text:p text:style-name="P87">“<text:span text:style-name="T82">Thella, that was very brave, what you did.</text:span>”</text:p>
      <text:p text:style-name="P87"/>
      <text:p text:style-name="P91">The child nodded and lay down on the rocks. </text:p>
      <text:p text:style-name="P91"/>
      <text:p text:style-name="P91">“I feel really tired and cold now.” Thella admitted.</text:p>
      <text:p text:style-name="P91"/>
      <text:p text:style-name="P91">Quentin shook his head. “Its possible that we could have grabbed him, but you took action Thella. I was just standing there. You did a good thing. Unfortunately, perhaps the gods don't assign points like that. It seems the cold water may have put a stress on our body. We need to get you into dry clothes. Go over there and change.”</text:p>
      <text:p text:style-name="P87"><text:s/></text:p>
      <text:p text:style-name="P78">“<text:span text:style-name="T81">I'm having some trouble here.” <text:s/>the elf said. “Ill admit, I'm a naturalist foremost. I know some of the human body, but mostly plants and animals...</text:span>” <text:span text:style-name="T81">Tzuras said, frowning at the man. </text:span></text:p>
      <text:p text:style-name="P78"/>
      <text:p text:style-name="P88">He had short black hair and wore a black coat. The coat was fine quality and even with the damage caused by the water, Tzuras instantly knew its significance.</text:p>
      <text:p text:style-name="P88"/>
      <text:p text:style-name="P88">“He's a Northern soldier.” Tzuras related to Quentin. He shook his head. “We should build a fire, not only because we have to warm them up, but because I trust this place even less in the night.”</text:p>
      <text:p text:style-name="P88"/>
      <text:p text:style-name="P88">Quentin nodded, and with some effort, they got a small fire going. The wind tried its best to put it out, and the wood in the <text:span text:style-name="T83">immediate</text:span> area was wet and caught only with a large amount of effort. However, amid clouds of smoke from the moisture laden material, and with a small amount of magic, they managed to get a fire going. </text:p>
      <text:p text:style-name="P88"/>
      <text:p text:style-name="P93">Thella was still feeling tired. Now in dry clothes and with new bandages, the young girl fell asleep in front of the fire. </text:p>
      <text:p text:style-name="P88"/>
      <text:p text:style-name="P88">At some point <text:span text:style-name="T84">during </text:span>this, the man came to. <text:span text:style-name="T85">It was late at this point and darkness had already fallen. </text:span></text:p>
      <text:p text:style-name="P88"/>
      <text:p text:style-name="P88">He jerked awake and looked around wildly. </text:p>
      <text:p text:style-name="P88"/>
      <text:p text:style-name="P89">“Who are you?” He demanded, arms still wrapped in the bedroll they had covered him in.</text:p>
      <text:p text:style-name="P89"/>
      <text:p text:style-name="P89">“<text:span text:style-name="T82">Where is Leger? Where is the boat?</text:span>”</text:p>
      <text:p text:style-name="P89"/>
      <text:p text:style-name="P92">Quentin and Tzuras looked at each other.</text:p>
      <text:p text:style-name="P90"/>
      <text:p text:style-name="P92">“We just saw you in the river. We didn't see a boat.”</text:p>
      <text:p text:style-name="P90"/>
      <text:p text:style-name="P90">“<text:span text:style-name="T86">There has to be a boat. Leger was an accomplished riverman. I must have fallen out.</text:span>” <text:span text:style-name="T86">He explained, struggling free from the blankets. </text:span></text:p>
      <text:p text:style-name="P90"><text:soft-page-break/></text:p>
      <text:p text:style-name="P90">“<text:span text:style-name="T86">I'm Tzuras.</text:span>” <text:span text:style-name="T86">The elf said, helping the man free and to his feet. “This is Quentin.”</text:span></text:p>
      <text:p text:style-name="P90"/>
      <text:p text:style-name="P94">“Well met. I'm Corporal Odilon.” <text:span text:style-name="T87">The man said, and reached out a hand to Tzuras. The elf was hesitant, but accepted it with his own after a moment. </text:span></text:p>
      <text:p text:style-name="P94"/>
      <text:p text:style-name="P94">“<text:span text:style-name="T87">I thank you for your help. A member of the North's forces should not find himself in such a situation. You have certainly done your duty as citizens. But I cannot stay. I must find Leger.</text:span>”</text:p>
      <text:p text:style-name="P94"/>
      <text:p text:style-name="P95">Tzuras started. “Now? In the dark?” He gestured around at the midnight blackness surrounding them. The river continued its crushing flow even while it could not be seen. </text:p>
      <text:p text:style-name="P95"/>
      <text:p text:style-name="P95">“I must! He's under my command. He could be in need as well.” <text:span text:style-name="T88">The man said, brushing off his uniform and checking his side for a sword that was not there. He scowled. </text:span></text:p>
      <text:p text:style-name="P95"/>
      <text:p text:style-name="P95">“I must council against it.” Going out in the dark like this would be suicide. </text:p>
      <text:p text:style-name="P95"/>
      <text:p text:style-name="P95">Quentin nodded, studying the officer closely. </text:p>
      <text:p text:style-name="P95"/>
      <text:p text:style-name="P96">“<text:span text:style-name="T88">I'm not sure if I can take your council…</text:span>” <text:span text:style-name="T89">The man said, scratching his chin. “This island has not proven itself to be dangerous. The island is magical for sure, and perhaps insidious in its efforts to keep us from leaving, but we have encountered no hostile forces nor wild animals. I cannot simply be afraid of the dark.”</text:span></text:p>
      <text:p text:style-name="P96"/>
      <text:p text:style-name="P96">“<text:span text:style-name="T89">We?</text:span>” <text:span text:style-name="T89">Quentin questioned, an eyebrow raised.</text:span></text:p>
      <text:p text:style-name="P96"/>
      <text:p text:style-name="P96">“<text:span text:style-name="T90">Hmm? Yes...” He turned to the older man, looked him over and then crossed his arms. </text:span></text:p>
      <text:p text:style-name="P96"/>
      <text:p text:style-name="P96">“<text:span text:style-name="T90">What exactly are you doing on this island?</text:span>” <text:span text:style-name="T90">He asked, now looking at the two of them carefully. </text:span></text:p>
      <text:p text:style-name="P96"/>
      <text:p text:style-name="P96">“<text:span text:style-name="T90">Its not like we want to be here.</text:span>” <text:span text:style-name="T90">Quentin said, frowning. “Likely the same as you. On route to another place and got caught. From what you've said, I judge you've experienced some of the island… tricks?”</text:span></text:p>
      <text:p text:style-name="P96"/>
      <text:p text:style-name="P96">“… <text:span text:style-name="T90">Leger and I attempted to leave three times. The first two times, we successfully left, only to come right back to where we started. The magic of this place is strong. The third time seems to have tried its patience.</text:span>”</text:p>
      <text:p text:style-name="P96"/>
      <text:p text:style-name="P97">Quentin continued to eye the officer. “Do you by any chance have additional boats?”</text:p>
      <text:p text:style-name="P97"/>
      <text:p text:style-name="P97">“I'm not sure I will answer that.” Odilon said. “Are you northern citizens?” He inquired.</text:p>
      <text:p text:style-name="P97"/>
      <text:p text:style-name="P97">Quentin rolled his eyes and shifted his attention back to Thella and the fire. “<text:span text:style-name="T93">Do you doubt him because he is an elf?</text:span>” <text:span text:style-name="T93">he muttered.</text:span></text:p>
      <text:p text:style-name="P97"/>
      <text:p text:style-name="P97">Tzuras pursed his lips at Quentin's response but turned back to Odilon. “I am. I believe these two are as well. <text:span text:style-name="T91">Although I do not live in one place for long, let alone any city. I have papers but I believe you'll find they're out of date.</text:span>”</text:p>
      <text:p text:style-name="P97"/>
      <text:p text:style-name="P97">“<text:span text:style-name="T91">I don't believe in that kind of thing.” Quentin said at first without looking. Then he shifted his head </text:span><text:soft-page-break/><text:span text:style-name="T91">towards the officer. “That law was questionably by the codex at best. Do you have papers to show us?</text:span>” <text:span text:style-name="T94">he said, a small cruel smile started on the edges of his mouth.</text:span></text:p>
      <text:p text:style-name="P97"/>
      <text:p text:style-name="P98">To his credit Odilon simply nodded slowly. “That is certainly one reaction to the law. Yet you seem to know it well.” A thin smile <text:span text:style-name="T95">of his own</text:span> crossed the black haired soldier's face, “My papers are destroyed by the water it seems. I cannot ask you for yours with any legality.” He said, producing a sodden mess of parchment which he then threw to the ground. </text:p>
      <text:p text:style-name="P98"/>
      <text:p text:style-name="P98">“To be fair. That would have been my response whether or not you had your papers. I can't say I care for the direction your generals have taken in the past years. The north was never meant to be ruled by the military.” <text:span text:style-name="T96">Quentin said, waving his hand high in the air.</text:span></text:p>
      <text:p text:style-name="P98"/>
      <text:p text:style-name="P98">Odilon's eyes narrowed once more. “Well. It is not my place to comment on such things.”</text:p>
      <text:p text:style-name="P98"/>
      <text:p text:style-name="P98">“<text:span text:style-name="T92">It seems you are steadfast on me not going out, but I swore an oath to defend my fellow soldiers. I cannot forsake it.</text:span>”</text:p>
      <text:p text:style-name="P98"/>
      <text:p text:style-name="P99">For once, Quentin's response was not hostile. “Good luck. I do hope you find him. If we run across him, where should we have him go?”</text:p>
      <text:p text:style-name="P99"/>
      <text:p text:style-name="P99">“The southern tip of the island.”</text:p>
      <text:p text:style-name="P99"/>
      <text:p text:style-name="P99">“I cannot go with you and leave these two alone. I will give you these.” He produced two brown pouches about the size of his hand. “They have a spell enchanted vine inside that will entangle an enemy.”</text:p>
      <text:p text:style-name="P99"/>
      <text:p text:style-name="P99">He approached the officer and handed them to him. As he did he pulled the man close.</text:p>
      <text:p text:style-name="P99"/>
      <text:p text:style-name="P99">“But I must warn you. This is no place to be alone. And especially no place to be alone at night. I survived through my magics. And it was quite harrowing. I would not wish it upon my enemies. You said earlier that there are no animals on this island. That is not quite true. There are no normal animals on this island. Be very careful, and be very wary of anything that moves here. Here too is a knife. I would not send you out defenseless.”</text:p>
      <text:p text:style-name="P99"/>
      <text:p text:style-name="P100">Odilon stopped for a moment and looked down at the knife and the pouches. “You have been here for long? What is out there?”</text:p>
      <text:p text:style-name="P100"/>
      <text:p text:style-name="P100">But Tzuras shook his head. “I simply do not know.” He admitted.</text:p>
      <text:p text:style-name="P100"/>
      <text:p text:style-name="P100">A moment of hesitation passed over Odilon, but some force grabbed his foot and started him walking away from the camp.</text:p>
      <text:p text:style-name="P100"/>
      <text:p text:style-name="P100">“I should hope to see you again safe.” Tzuras said, waving goodbye to the soldier. </text:p>
      <text:p text:style-name="P100"/>
      <text:p text:style-name="P100">Odilon was swallowed by the darkness.</text:p>
      <text:p text:style-name="P100"/>
      <text:p text:style-name="P100">“He is a fool.” Quentin said. </text:p>
      <text:p text:style-name="P100"/>
      <text:p text:style-name="P100">“Careful. You are safe only by the power of the fire and my magics. I could have gone with him.”</text:p>
      <text:p text:style-name="P100"><text:soft-page-break/></text:p>
      <text:p text:style-name="P100">“Hmm. You are free to go elf. I will not hold you here.”</text:p>
      <text:p text:style-name="P100"/>
      <text:p text:style-name="P100">“You would die. Both of you.” Tzuras walked and sat opposite Quentin and stared intently at him.</text:p>
      <text:p text:style-name="P100"/>
      <text:p text:style-name="P100">“The dark here brings many bad things I have trouble describing.”</text:p>
      <text:p text:style-name="P100">“Spirits?”</text:p>
      <text:p text:style-name="P100"/>
      <text:p text:style-name="P100">“Oh they're real enough. I just…” The elf tilted his head and ran a hand to clear the hair from his eyes. </text:p>
      <text:p text:style-name="P100"/>
      <text:p text:style-name="P100">“Ah. You meant that as an insult. You are quite an individual Quentin. And not in a good way. If it were between you and that officer I would have gone with him. At least he followed a noble motive.”</text:p>
      <text:p text:style-name="P100"/>
      <text:p text:style-name="P100">“Hmm. And you think I do not?”</text:p>
      <text:p text:style-name="P100"/>
      <text:p text:style-name="P100">“I think you are a very unpleasant person, with several deep flaws which you seem either not aware of, or are consciously not restraining.”</text:p>
      <text:p text:style-name="P100"/>
      <text:p text:style-name="P100">“And those would be?”</text:p>
      <text:p text:style-name="P100"/>
      <text:p text:style-name="P100">“You are rude and arrogant. You over estimate your own abilities and think yourself very clever. No doubt you are. However, the world is not impressed with your cleverness.”</text:p>
      <text:p text:style-name="P100"/>
      <text:p text:style-name="P100">“I'm surprised you would have gone with him after what his kind did to your people.”</text:p>
      <text:p text:style-name="P100"/>
      <text:p text:style-name="P100">Tzuras stared at Quentin. </text:p>
      <text:p text:style-name="P100"/>
      <text:p text:style-name="P100">“What do you know of my people?” He asked, a hint of anger in his voice. </text:p>
      <text:p text:style-name="P100"/>
      <text:p text:style-name="P100">“<text:span text:style-name="T97">Oh, much actually. You might be surprised.</text:span>”</text:p>
      <text:p text:style-name="P100"/>
      <text:p text:style-name="P100">“<text:span text:style-name="T98">Surprise me.</text:span>” <text:span text:style-name="T98">Tzuras said, his voice cold.</text:span></text:p>
      <text:p text:style-name="P100"/>
      <text:p text:style-name="P102">Quentin hesitated, then with slow, purposeful motions, he unwrapped his forearms and held them up to Tzuras before the fire. </text:p>
      <text:p text:style-name="P102"/>
      <text:p text:style-name="P102">Although the flames danced with red and orange, the serpentine sigils running up and down Quentin's arms flashed silver. </text:p>
      <text:p text:style-name="P102"/>
      <text:p text:style-name="P102">“<text:span text:style-name="T99">My hands are guided by the power of the moon.</text:span>” <text:span text:style-name="T101">Quentin said in Elvish.</text:span></text:p>
      <text:p text:style-name="P111"/>
      <text:p text:style-name="P102"><text:span text:style-name="T101">To Tzuras credit, he recovered much </text:span><text:span text:style-name="T107">quicker</text:span><text:span text:style-name="T101"> than Quentin expected. </text:span></text:p>
      <text:p text:style-name="P111"/>
      <text:p text:style-name="P102"><text:span text:style-name="T101">“</text:span><text:span text:style-name="T99">How can one such as you be an Elf Friend?</text:span><text:span text:style-name="T101">” </text:span><text:span text:style-name="T104">Disbelief was plastered across the elf's face. </text:span></text:p>
      <text:p text:style-name="P111"/>
      <text:p text:style-name="P103"><text:span text:style-name="T102">And finally the snide smile ran from Quentin's </text:span><text:span text:style-name="T105">mouth</text:span><text:span text:style-name="T102">, and exhaustion showed for a moment. He let his arms hang limp as if the memory cost him. The elvish dropped from his mouth and he continued slowly in northern.</text:span></text:p>
      <text:p text:style-name="P112"/>
      <text:p text:style-name="P104"><text:soft-page-break/><text:span text:style-name="T102">“A long time ago, my brother took the hand of an Elvish maid. The </text:span><text:span text:style-name="T103">sadness took both of them. </text:span><text:span text:style-name="T107">Her at first, and then him as she dragged him in.</text:span><text:span text:style-name="T103"> But they had the right of mind to provide for their daughter.</text:span><text:span text:style-name="T102">” </text:span><text:span text:style-name="T103">Quentin glanced at Thella, still asleep before the fire. </text:span></text:p>
      <text:p text:style-name="P113"/>
      <text:p text:style-name="P104"><text:span text:style-name="T103">“I vowed to keep her safe in perhaps a peak of emotion, when it became clear there was no stopping them. I do love her. I did love them. But an old </text:span><text:span text:style-name="T106">bitter</text:span><text:span text:style-name="T103"> man is a poor excuse for a family. They abrogated their responsibility to drown themselves in their own pity… at my expense.”</text:span> </text:p>
      <text:p text:style-name="P100"/>
      <text:p text:style-name="P105">Tzuras stared at them both. </text:p>
      <text:p text:style-name="P105"/>
      <text:p text:style-name="P105">“So she is half elven… I thought there was something about you two...”</text:p>
      <text:p text:style-name="P105"/>
      <text:p text:style-name="P105">“<text:span text:style-name="T99">The threads entangle.</text:span>” Quentin said, sighing. </text:p>
      <text:p text:style-name="P105"/>
      <text:p text:style-name="P105">“They do, do they not?” Tzuras replied. “<text:span text:style-name="T108">She does not look elven. But even still, her sickness, it is the sadness?</text:span>”</text:p>
      <text:p text:style-name="P105"/>
      <text:p text:style-name="P106">Quentin shook his head. “Something like that. <text:span text:style-name="T116">Only a shadow, a </text:span>manifestation of it. <text:span text:style-name="T116">Unlike the real thing,</text:span> <text:span text:style-name="T116">I have hope it can be cured, if only I can get the right knowledge.</text:span> Not even the half blooded are spared. <text:span text:style-name="T109">Thankfully she inherited her father's looks.</text:span>”</text:p>
      <text:p text:style-name="P106"/>
      <text:p text:style-name="P106">“<text:span text:style-name="T109">Is there something wrong with being an elf?</text:span>”</text:p>
      <text:p text:style-name="P106"/>
      <text:p text:style-name="P106">“<text:span text:style-name="T109">Yes. For a child among humans, unlearnt, bigoted humans.</text:span>”</text:p>
      <text:p text:style-name="P105"/>
      <text:p text:style-name="P105">“<text:span text:style-name="T109">Hmm. I suppose I cannot argue with that. I was not spared the taunts as I grew up.</text:span>”</text:p>
      <text:p text:style-name="P100"/>
      <text:p text:style-name="P100">“<text:span text:style-name="T110">And does the sadness effect you? Or perhaps it is only those who knew the fall?</text:span>”</text:p>
      <text:p text:style-name="P100"/>
      <text:p text:style-name="P101">“<text:span text:style-name="T111">You realize that is quite a personal question, no?” He said shaking his head. But he continued. </text:span></text:p>
      <text:p text:style-name="P101"/>
      <text:p text:style-name="P101"><text:span text:style-name="T111">“If only.</text:span>” <text:span text:style-name="T110">Tzuras said, again brushing his hair away from his face. “There is a reason I walk the lands alone among nature. It was Ishira's way. Perhaps that is why it seems to help: a path of peace.”</text:span></text:p>
      <text:p text:style-name="P100"/>
      <text:p text:style-name="P100">“<text:span text:style-name="T112">There is little of that serenity left in the world.</text:span>”</text:p>
      <text:p text:style-name="P100"/>
      <text:p text:style-name="P100">“<text:span text:style-name="T113">Perhaps it died with her.</text:span>” <text:span text:style-name="T113">Tzuras shrugged. </text:span></text:p>
      <text:p text:style-name="P100"/>
      <text:p text:style-name="P100">“<text:span text:style-name="T113">I wondered if this island didn't emulate her in its stillness. Perhaps there is a ruin here?</text:span>” <text:span text:style-name="T113">Quentin posited.</text:span></text:p>
      <text:p text:style-name="P100"/>
      <text:p text:style-name="P107">But Tzuras shook his head. “This is as far from her as one could end. I will give you that on the surface it appears the same. Perhaps this was once elven. However, this stillness is an emptiness, a deadening of the senses. It is the annihilation of the self rather than a reflection on it.”</text:p>
      <text:p text:style-name="P107"/>
      <text:p text:style-name="P107">“<text:span text:style-name="T114">Oh...</text:span>” <text:span text:style-name="T114">Quentin nodded. “I see. Yes.” He stared from the fire to the dark woods. </text:span></text:p>
      <text:p text:style-name="P107"/>
      <text:p text:style-name="P108">They stared into the fire for a long while.</text:p>
      <text:p text:style-name="P107"/>
      <text:p text:style-name="P107"><text:soft-page-break/></text:p>
      <text:p text:style-name="P107"/>
      <text:p text:style-name="P107"/>
      <text:p text:style-name="P108">A jolt of presence caused Tzuras's head to shoot up. His eyes shone violent green in the embers of the fire. </text:p>
      <text:p text:style-name="P108"/>
      <text:p text:style-name="P108">“Are you awake old man?”</text:p>
      <text:p text:style-name="P108"/>
      <text:p text:style-name="P108">Quentin stared, and shook his head. “In a moment I would not have been. What is it?”</text:p>
      <text:p text:style-name="P108"/>
      <text:p text:style-name="P108">“<text:span text:style-name="T119">My totems are warning me of danger.</text:span>”</text:p>
      <text:p text:style-name="P108"/>
      <text:p text:style-name="P108">“<text:span text:style-name="T119">Ah, right, those totems. That’s not any magic I know of.</text:span>” <text:span text:style-name="T119">Yet he did get to his feet. “Should I wake Thella?”</text:span></text:p>
      <text:p text:style-name="P108"/>
      <text:p text:style-name="P108">“<text:span text:style-name="T119">One moment. The magic is not my usual. Its something I picked up from the far south and modified a bit, so I admit it is more of an art than what I prefer… I'm not sure its explicitly targeting us.</text:span>”</text:p>
      <text:p text:style-name="P108"/>
      <text:p text:style-name="P110">Quentin wiped the tiredness from his eyes. “Well, you got me up. I'm up now, and on edge. Might as well do something.” He pulled out his large leather book crouched near the fire and <text:span text:style-name="T120">murmured</text:span> words to himself.</text:p>
      <text:p text:style-name="P110"/>
      <text:p text:style-name="P110">“But tell me. What does their magic supposedly do? These totems?”</text:p>
      <text:p text:style-name="P110"/>
      <text:p text:style-name="P110">“I would be annoyed at your choice of words if I didn't know you better now.” Tzuras said, with a roll of the eyes. “Its not 'supposedly'. Its just inexact magic. Look, you are I practice the same fundamentals. Here is my tome.”</text:p>
      <text:p text:style-name="P110"/>
      <text:p text:style-name="P110">Tzuras produced a small notebook and waved it before Quentin. </text:p>
      <text:p text:style-name="P110"/>
      <text:p text:style-name="P110">“But these things are so… ”</text:p>
      <text:p text:style-name="P109"><text:s/><text:span text:style-name="T119">He clenched his hands and opened them again. “Spirit magic. It operates on feeling. You can't force them through words, or cleverly constructed phrases. There are no measured steps, nor strict lessons it seems. Its all emotion.”</text:span></text:p>
      <text:p text:style-name="P109"/>
      <text:p text:style-name="P110">Quentin quieted his dismissive attitude for a moment and listened.</text:p>
      <text:p text:style-name="P109"/>
      <text:p text:style-name="P110">“Typically, if you can train your mind, you can feel a spirit deep beneath you. Almost like a humming. If you don't know what you’re looking for you'd miss it. So these totems are a similar presence. Only now they envoke...” The elf waved his hand, “nervousness… A kind of edged awareness. Its not a pleasant thing. And it takes a fair bit of concentration to actually focus on one of them individually and tell which one has been triggered, especially as it seems that I have planted quite a number of them.” </text:p>
      <text:p text:style-name="P110"/>
      <text:p text:style-name="P114">He frowned. “These totems are supposed to be a protective ward of sorts. Its not quite as simple as a circle, but you place them in a pattern and they ward off spirits and other things. Like I said the magic is not exact.”</text:p>
      <text:p text:style-name="P114"/>
      <text:p text:style-name="P114">“Hmm. The lack of control sounds frustrating.” Quentin said, tracing the shapes of the words in his book. “I prefer the rigid yet dependable rules of northern magic.”</text:p>
      <text:p text:style-name="P114"><text:soft-page-break/></text:p>
      <text:p text:style-name="P114">“Ha. You do seem the type. Well, what can I say. The University has mastered it. But as I was saying, there… there seem to be totems on the other islands. This is all quite confusing. I don't believe I've left the island since I landed.”</text:p>
      <text:p text:style-name="P114">Quentin peered upwards in the soft firelight, his book still open in his hands. “<text:span text:style-name="T121">I believe earlier I would have ridiculed you for a statement like that. But after seeing things shift here? How knows if we're on the same island we were on when we started. I'm not sure if that question even makes sense.</text:span>”</text:p>
      <text:p text:style-name="P114"/>
      <text:p text:style-name="P115">Tzuras nodded. “Whats interesting is that, well, although its all still a bit fuzzy, it seems like the totems far off are in the same configuration… I don't think that is possible. It would have take too long to place them all, and I am the only one in this area who knows the configuration, so it couldn't have been someone else.”</text:p>
      <text:p text:style-name="P115"/>
      <text:p text:style-name="P115">“You talked about northern magic. It is true that it is rigid, but I believe its methods can be helpful. It progresses very slowly, bit by bit, nothing like the battlemages to the south or the shamans of the fartherners. Its main tennant is that acceptance of reality as it is. Observation and formation of pattern are key. 'The less imagined, the less guessed, the more clear the world lies'.”</text:p>
      <text:p text:style-name="P115"/>
      <text:p text:style-name="P115">He stared in to the fire for a moment before snapping the book closed with a snap. </text:p>
      <text:p text:style-name="P115"/>
      <text:p text:style-name="P115">“The simplest thing is often the truest.” He continued. “If there are totems on the other islands, and in the same configuration, there are two reasonable solutions. One, the island's magic is tricking your senses. Or, two, there are no other islands, <text:span text:style-name="T122">at least not in any meaningful way.</text:span>”</text:p>
      <text:p text:style-name="P115"/>
      <text:p text:style-name="P115">“Oh…<text:span text:style-name="T122"> Yes...That the whole area is under the sway of this magic. That does make sense. It is furthermore clear that the island reacts to people trespassing within its domain. Does this mean there is an intelligence here? Perhaps a mage of some sort?”</text:span></text:p>
      <text:p text:style-name="P115"/>
      <text:p text:style-name="P116">Quentin shook his head. “It would have to be a wild mage for sure. I've never encountered spells like this. Illusions, sure, and sometimes even grand ones which bewitch the smell, taste, and the like. This is different. This is more fundamental in some way. More wild than individual spells. More like a force.”</text:p>
      <text:p text:style-name="P116"/>
      <text:p text:style-name="P116">“Hmm. Perhaps like a spirit?” Tzuras grinned. </text:p>
      <text:p text:style-name="P116"/>
      <text:p text:style-name="P116">Quentin avoided eye contact with a cough. “Perhaps. I know little of such things.”</text:p>
      <text:p text:style-name="P116"/>
      <text:p text:style-name="P116">“<text:span text:style-name="T123">Spirits are obtuse. This fits. Although I have met people who used spirits for evil, I've never encountered a spirit that was evil itself.</text:span>”</text:p>
      <text:p text:style-name="P116"/>
      <text:p text:style-name="P116">“<text:span text:style-name="T123">Not even the undead?” Quentin asked. “Geremon's ilk have been particularly… useless lately, no? The one I visited in Mellont refused me any spells when I had them look at Thella.”</text:span></text:p>
      <text:p text:style-name="P116"/>
      <text:p text:style-name="P116">“<text:span text:style-name="T123">Perhaps that are tangently similar, but perhaps its simply an overuse of the word. I meant earth spirits, natural things.</text:span>”</text:p>
      <text:p text:style-name="P116"/>
      <text:p text:style-name="P116">“<text:span text:style-name="T123">Does this island seem natural to you?</text:span>” <text:span text:style-name="T123">Quentin asked, frowning at the gathering fog and shapless trees <text:s/>outside of the protection of the fire.</text:span></text:p>
      <text:p text:style-name="P116"/>
      <text:p text:style-name="P116">“<text:span text:style-name="T123">I suppose not. Although it does use aspects of nature.</text:span>” <text:span text:style-name="T123">Tzuras said suddenly. “Perhaps something has </text:span><text:soft-page-break/><text:span text:style-name="T123">gone wrong here… I traveled long ago. I tried to venture into the wastes. I thought with my skills I would be able perhaps to make it to Ankhsomar and after that, to the Fell itself.”</text:span></text:p>
      <text:p text:style-name="P116"/>
      <text:p text:style-name="P117">Quentin was fully alert now. “Ah. That is a perilous journey. So many maps end at the edge of that place, merely and note explaining more.”</text:p>
      <text:p text:style-name="P117"/>
      <text:p text:style-name="P117">“And for good reason. What happened there destroyed the land utterly and entirely. Destroyed it go completely that once there was nothing left, the destruction pooled and seeped into the ground itself. Its stained with that event. I saw many things there that did not make sense: visions of different times, and of fear and that destruction.”</text:p>
      <text:p text:style-name="P117"/>
      <text:p text:style-name="P117">“So you think a similar thing is here?”</text:p>
      <text:p text:style-name="P115"/>
      <text:p text:style-name="P117">Tzuras gestured around. “Its strange. That is my best analogy, but this land is obviously not blasted. If you were to see it from afar, you might think it normal. And it does not seem quite as overtly hostile.”</text:p>
      <text:p text:style-name="P117"/>
      <text:p text:style-name="P118">And just as those word came from his mouth, a blood chilling scream echoed through the night.</text:p>
      <text:p text:style-name="P118"/>
      <text:p text:style-name="P118"/>
      <text:p text:style-name="P119">Quentin froze. </text:p>
      <text:p text:style-name="P119"/>
      <text:p text:style-name="P119">Tzuras stiffened, his eyes growing wide. “It wasn't coming for us...”</text:p>
      <text:p text:style-name="P119"/>
      <text:p text:style-name="P120">“<text:span text:style-name="T124">Odilon!</text:span>” <text:span text:style-name="T124">Tzuras said, springing to his feet. His wand was in his hand.</text:span></text:p>
      <text:p text:style-name="P120"/>
      <text:p text:style-name="P137">“That damn fool. We warned him.” Quentin said shaking his head. Still his countenance was darkened.</text:p>
      <text:p text:style-name="P120"/>
      <text:p text:style-name="P137">“It won't matter soon. Whatever it is. Its following him and he's bringing it right here.”</text:p>
      <text:p text:style-name="P120"/>
      <text:p text:style-name="P137">Quentin spun towards Tzuras. “What about your totems? What about the fire?”</text:p>
      <text:p text:style-name="P120"/>
      <text:p text:style-name="P137">“The fire might work. The totems… Are not placed correctly? Its hard to say… Whatever it is is slipping through the pattern. Or perhaps the pattern is changing around it. I cannot tell. They will be here in a moment.”</text:p>
      <text:p text:style-name="P120"/>
      <text:p text:style-name="P120">“<text:span text:style-name="T125">Thella!</text:span> <text:span text:style-name="T125">Wake up!” But once again Thella would not waken. </text:span></text:p>
      <text:p text:style-name="P120"/>
      <text:p text:style-name="P120">“<text:span text:style-name="T126">Do you have that leaf?</text:span>” <text:span text:style-name="T126">Quentin asked.</text:span></text:p>
      <text:p text:style-name="P120"/>
      <text:p text:style-name="P124">Tzuras shook his head. “No time!” The elf was signing something in the air and a flame suddenly appeared hovering delicately in midair.</text:p>
      <text:p text:style-name="P124"/>
      <text:p text:style-name="P124">“<text:span text:style-name="T127">Damn you elf!</text:span>” <text:span text:style-name="T127">Quentin barked. With a protest of his body, he ran his arms beneath the young girl and hoisted her onto his shoulder and shifted her to one side. With his other, he opened his book. The fog ran through their camp site now, low to the ground. With it was a slight breeze, like the slow release of a breath, the only think to yet violate the stillness. </text:span></text:p>
      <text:p text:style-name="P120"/>
      <text:p text:style-name="P138">“Where is it?” Quentin yelled.</text:p>
      <text:p text:style-name="P121"/>
      <text:p text:style-name="P138"><text:soft-page-break/>“I think I see Odilon! Hey! Here!” Tzuras called, waving his other hand.</text:p>
      <text:p text:style-name="P121"/>
      <text:p text:style-name="P139">A dark shape emerged from the forest in a rush. </text:p>
      <text:p text:style-name="P121"/>
      <text:p text:style-name="P139">Quentin flinched and tried to call to his mind the last words of a spell. Sweat ran down his face. He could not remember! His mind was blank!</text:p>
      <text:p text:style-name="P121"/>
      <text:p text:style-name="P140">Odilon dove into the clearing, coming to rest mere feet from the fire. He was clutching his arm while trying to maintain hold of the dagger Tzuras had given him. His eyes were wild with fear. </text:p>
      <text:p text:style-name="P122"/>
      <text:p text:style-name="P140">“Its coming!” He shouted.</text:p>
      <text:p text:style-name="P122"/>
      <text:p text:style-name="P125">The three focused on the darkness. Beyond the fire was what? Something was moving out there. Quentin could feel it. Their world was this tiny space of illumination with its dancing flames, and all the rest was darkness and fog. The only things that existed were them and the fire, everything else was dark oblivion.</text:p>
      <text:p text:style-name="P125"/>
      <text:p text:style-name="P125">They waited for a moment with nervous tension. </text:p>
      <text:p text:style-name="P125"/>
      <text:p text:style-name="P125">And another. </text:p>
      <text:p text:style-name="P125"/>
      <text:p text:style-name="P125">And yet another. </text:p>
      <text:p text:style-name="P125"/>
      <text:p text:style-name="P125">But nothing showed. </text:p>
      <text:p text:style-name="P125"/>
      <text:p text:style-name="P126">The fog swirled around them dangerously, but they could not see any movement. </text:p>
      <text:p text:style-name="P126"/>
      <text:p text:style-name="P126">“What was it Odilon?” Tzuras asked, glancing quickly down at the wounded man. </text:p>
      <text:p text:style-name="P126"/>
      <text:p text:style-name="P126">But the officer shook his head violently. “I-I couldn't see. Merely a force. Something so dangerous. Something with claws.”</text:p>
      <text:p text:style-name="P120"/>
      <text:p text:style-name="P123">“<text:span text:style-name="T128">Damn. So you couldn't get sight of it either… Perhaps we can scare it off. It does not like the fire.” Tzuras said signing with his wand. The orb hovering by him burst into life.</text:span></text:p>
      <text:p text:style-name="P123"/>
      <text:p text:style-name="P127">He launched the thing into the woods at the point where Odilon came. For a moment the darkness was lifted away, and they could see the point were the stone of the landing gave way to the trees of the forest. The orb smashed against the ground, shadows dancing in all directions. Then, as quickly as it flared into life, it disappeared. </text:p>
      <text:p text:style-name="P127"/>
      <text:p text:style-name="P128">Darkness sucked back into its proper place, and went even a bit further. They unconsciously took a step backwards towards the fire. The darkness claimed the space they just occupied. </text:p>
      <text:p text:style-name="P128"/>
      <text:p text:style-name="P128">And there was silence and stillness amid the darkness. </text:p>
      <text:p text:style-name="P128"/>
      <text:p text:style-name="P128">Moments passed again and again, yet nothing seemed to change. </text:p>
      <text:p text:style-name="P128"/>
      <text:p text:style-name="P128">“Perhaps it was scared off...” Quentin said, moving from his protective stance holding Thella. His old muscles burned and he longed to put her down. </text:p>
      <text:p text:style-name="P128"><text:soft-page-break/></text:p>
      <text:p text:style-name="P128">“Do not move!” Tzuras commanded. Without breaking eye contact with the place where his spell had just impacted, he walked backwards, wand still outstretched. </text:p>
      <text:p text:style-name="P128"/>
      <text:p text:style-name="P128">For an instant, he looked at Odilon and reached out a hand to bring him to his feet. </text:p>
      <text:p text:style-name="P128"/>
      <text:p text:style-name="P128">“Thanks...” He said, drawing himself up.</text:p>
      <text:p text:style-name="P128"/>
      <text:p text:style-name="P128">And in that instant, something moved beyond the darkness. </text:p>
      <text:p text:style-name="P128"/>
      <text:p text:style-name="P128">Quentin felt it like a <text:span text:style-name="T132">sudden emptiness</text:span> against him, like <text:span text:style-name="T132">all the air had suddenly vanished around them, and his very being was tearing apart</text:span>. There was no escaping it. He felt his knees start to buckle under him. <text:span text:style-name="T129">A dark haze overtook his vision, and even the light from the fire dimmed. </text:span></text:p>
      <text:p text:style-name="P128"/>
      <text:p text:style-name="P128">“<text:span text:style-name="T129">Oh gods...</text:span>” <text:span text:style-name="T129">he cried out, clutching Thella. The others also seemed similarly afflicted. </text:span></text:p>
      <text:p text:style-name="P128"/>
      <text:p text:style-name="P129">Tzuras gritted his teeth, <text:span text:style-name="T130">wand still out towards the darkness.</text:span></text:p>
      <text:p text:style-name="P129"/>
      <text:p text:style-name="P129">“<text:span text:style-name="T130">What are you?</text:span>” <text:span text:style-name="T130">He yelled. </text:span></text:p>
      <text:p text:style-name="P129"/>
      <text:p text:style-name="P131">A shape moved near a tree. </text:p>
      <text:p text:style-name="P130"/>
      <text:p text:style-name="P131">Inexorably drawn to the <text:span text:style-name="T139">movement</text:span>, Quentin's eye traced the shape of the tree until it reached the low roots, where, slipped between the gnarled twisted shapes was some shape. He only caught a glimpse of it, and his courage failed him completely. </text:p>
      <text:p text:style-name="P130"/>
      <text:p text:style-name="P130">“<text:span text:style-name="T131">Oh gods! Oh gods! What is that? What is that!” Composure left him. Fear ran through his body, obliterating every other thought.</text:span> <text:span text:style-name="T131">His arms shook and his leg started to give away. In that moment though, his body stiffened, and wrenched in place by some force, he shuddered, half collapsed, half standing, while the fear and his oath warred with one another. </text:span></text:p>
      <text:p text:style-name="P130"/>
      <text:p text:style-name="P131">He tried to close his eyes, if even for one second, but he could not move them. He tried to turn his head, but only succeeded in small jerks. His body was held fast by his oath. Thella was unconscious still on his shoulders. A guttural cry of horror tore its way through his body. He could not look away!</text:p>
      <text:p text:style-name="P130"/>
      <text:p text:style-name="P131">Tzuras eclipsed his view with his body as he took one purposeful step forward. It was all he managed. </text:p>
      <text:p text:style-name="P131"/>
      <text:p text:style-name="P131">The <text:span text:style-name="T133">obliterative</text:span> <text:span text:style-name="T133">emptiness </text:span>returned, horrible <text:span text:style-name="T133">and absolute. </text:span></text:p>
      <text:p text:style-name="P131"/>
      <text:p text:style-name="P132">The thing reached an inky black paw towards them as if trying the waters. <text:span text:style-name="T135">The fire behind them shuttered.</text:span></text:p>
      <text:p text:style-name="P127"/>
      <text:p text:style-name="P132">Quentin thought his heart was going to burst. His arms seared like fire and the emptiness took hold of it. He felt lit aflame, suddenly cast into a hurricane, <text:span text:style-name="T134">drawn out and vanished into the darkness.</text:span> Was he going to be drawn into nothingness?</text:p>
      <text:p text:style-name="P132"/>
      <text:p text:style-name="P133">It tried the fire again, and again the flames shuttered, but did not go out. </text:p>
      <text:p text:style-name="P133"/>
      <text:p text:style-name="P133">He caught sight of black feathers, and some sort of unrecognizable hound like jaw press its way <text:soft-page-break/>forward towards the light. </text:p>
      <text:p text:style-name="P133"/>
      <text:p text:style-name="P133">Tzuras shook his head violently. He managed to sign the last of a spell and a brilliant light flooded from the end of his wand.</text:p>
      <text:p text:style-name="P133">“<text:span text:style-name="T100">Back damn you</text:span><text:span text:style-name="T136">!” He cursed in elvish</text:span></text:p>
      <text:p text:style-name="P137"><text:s/></text:p>
      <text:p text:style-name="P134">The thing made no reaction to the sudden light, but did not approach. It stayed in place for the duration of the spell and a moment afterwards as if to signal Tzuras who was in control of the encounter. </text:p>
      <text:p text:style-name="P134"/>
      <text:p text:style-name="P134">Then, with a call between a wolf howl cut off into a falcon cry, it slithered its amorphous body through the tangle of roots back into the darkness.</text:p>
      <text:p text:style-name="P134"/>
      <text:p text:style-name="P135">The feeling of being torn apart left Quentin and he collapsed to his knees, careful to not let Thella fall. He placed her beside the fire once more and then collapsed to the ground. <text:span text:style-name="T137">He heard Odilon do the same.</text:span></text:p>
      <text:p text:style-name="P135"/>
      <text:p text:style-name="P136">Tzuras staggered over to the fire and pushed more kindling into it. </text:p>
      <text:p text:style-name="P136"/>
      <text:p text:style-name="P136">The darkness was pushed back a bit more.</text:p>
      <text:p text:style-name="P136"/>
      <text:p text:style-name="P136">He let out a choking sound and sat down. </text:p>
      <text:p text:style-name="P136"/>
      <text:p text:style-name="P136">“<text:span text:style-name="T138">Gods.</text:span>” <text:span text:style-name="T138">Odilon whispered. “What in the deathlord's name was that?”</text:span></text:p>
      <text:p text:style-name="P136"/>
      <text:p text:style-name="P141">But the others were too horrified and exhausted to say anything. They lay there for a long while, the unanswered question slipping into the stillness of the night. </text:p>
      <text:p text:style-name="P141"/>
      <text:p text:style-name="P141"/>
      <text:p text:style-name="P141"/>
      <text:p text:style-name="P141">The morning brought daylight of a sort, but no end to the mist. Quentin was just glad the beast hadn't decided to return. The thought of that shifting mass, the unnatural form of dark feathers and flesh still jumping to his mind unbidden.</text:p>
      <text:p text:style-name="P141"/>
      <text:p text:style-name="P141">Thella slept beside him. If there was one good outcome of the whole thing is that the child had slept through it all. In retrospect, there had not been any noise or call from the creature, but something told Quentin that even if it had, Thella might not have woken at all, a chilling thought. It was likely the sickness growing more powerful. Island be damned, they had to get <text:span text:style-name="T140">to the Library. </text:span></text:p>
      <text:p text:style-name="P141"/>
      <text:p text:style-name="P141">“<text:span text:style-name="T140">I think we'll all agree that we must get off this island as soon as possible?</text:span>” <text:span text:style-name="T140">Quentin asked, readying his pack. The last night's events had given him new found if perhaps grudging acceptance for the elf. He did save them from whatever that thing was. Or at least it looked like he had. He was the only one to actively oppose it anyway. The least he could do was carry their own damn pack. </text:span></text:p>
      <text:p text:style-name="P141"/>
      <text:p text:style-name="P142">His muscles and even bones still felt empty from the encounter with the thing, as if they would shatter at any moment. It was a strange feeling, and he slung the pack onto his back for no reason other than to feel the exertion of the weight. </text:p>
      <text:p text:style-name="P142"/>
      <text:p text:style-name="P143">Odilon just stared at him. The man may have laid down at the end of the encounter, but he sure didn't appear to have slept any. His face was gaunt and tired. <text:span text:style-name="T141">He still clutched his arm.</text:span></text:p>
      <text:p text:style-name="P143"><text:soft-page-break/></text:p>
      <text:p text:style-name="P152">“Did your group have any additional boats?” Quentin asked. </text:p>
      <text:p text:style-name="P144"/>
      <text:p text:style-name="P153">Something like relief washed over Odilon. “Yes. There were four large boats in total. Two for supplies.” But then some conflict seemed to rise in him. His face turned back into a frown as if considering something, and he pulled his black uniform around him.</text:p>
      <text:p text:style-name="P144"/>
      <text:p text:style-name="P153">“We ought to regroup with my fellow soldiers anyway. I need to warn them and the Sergeant about whats here on this island.”</text:p>
      <text:p text:style-name="P144"/>
      <text:p text:style-name="P153">“That seems prudent. You said they made camp at the southern point?” Tzuras asked.</text:p>
      <text:p text:style-name="P144"/>
      <text:p text:style-name="P154">“Yes. If we get near I should be able to find it. I… Sergeant Cyrus is a smart man. He'll know what to do.”</text:p>
      <text:p text:style-name="P145"/>
      <text:p text:style-name="P154">“I have no doubt. But what we really need to do is leave. I don't know what your orders were exactly, but I need to get Thella to the other side of this river.”</text:p>
      <text:p text:style-name="P145"/>
      <text:p text:style-name="P155">Odilon nodded. “Yes… Um. I think I might be able to convince him to allow you to take one of the boats. He's a fair man too. You'll see.” <text:s/></text:p>
      <text:p text:style-name="P145"/>
      <text:p text:style-name="P146">Quentin returned the nod, but noticed that the man was much more on edge, and much less sure of himself than before. </text:p>
      <text:p text:style-name="P146"/>
      <text:p text:style-name="P146">“<text:span text:style-name="T142">Then we'd best be off.</text:span>” <text:span text:style-name="T142">Quentin said, futilely attempting to wake Thella. “Do you mind if I borrow some of those smelling herbs? It seems...” He glanced at Odilon. “It seems like Thella might be sick from fishing for our soldier here.”</text:span></text:p>
      <text:p text:style-name="P146"/>
      <text:p text:style-name="P146">“<text:span text:style-name="T146">That was her then! I hardly remember everything, the water was so fierce. What a feat for such a child. I must thank her when she wakes.</text:span>”</text:p>
      <text:p text:style-name="P146"/>
      <text:p text:style-name="P147">Quentin shrugged and grabbed the small container from Tzuras which he used to awaken Thella. The child came to with a start and slowly got to her feet. </text:p>
      <text:p text:style-name="P147"/>
      <text:p text:style-name="P147">“<text:span text:style-name="T147">Thella, we're going to try to borrow a boat from Odilon's friends here.</text:span>”</text:p>
      <text:p text:style-name="P147"/>
      <text:p text:style-name="P147">“<text:span text:style-name="T147">Who is that? Is that the man in the water from earlier? Sorry I didn't say hi earlier. I fell asleep.</text:span>”</text:p>
      <text:p text:style-name="P147"/>
      <text:p text:style-name="P147">“<text:span text:style-name="T147">Well met.</text:span>” <text:span text:style-name="T147">Odilon said and smiled at the girl. </text:span></text:p>
      <text:p text:style-name="P147"/>
      <text:p text:style-name="P148">“<text:span text:style-name="T147">Are they on the island too?</text:span>” <text:span text:style-name="T147">She asked. “Did they crash on it as well?”</text:span></text:p>
      <text:p text:style-name="P148"/>
      <text:p text:style-name="P149">“Something like that. We're going to the southern end of the island. Are you hungry? I know we have food in here somewhere...”</text:p>
      <text:p text:style-name="P148"/>
      <text:p text:style-name="P149">“No. Its ok. I'm not hungry.” She said. “I want to walk. I don't like the water too much. It reminds me of when our boat crashed.”</text:p>
      <text:p text:style-name="P148"/>
      <text:p text:style-name="P149">Quentin nodded. “Lets be going then.”</text:p>
      <text:p text:style-name="P149"><text:soft-page-break/>The group collected their things. </text:p>
      <text:p text:style-name="P148"/>
      <text:p text:style-name="P149">They had <text:span text:style-name="T149">scarcely</text:span> gone a couple of feet before Tzuras stopped them.</text:p>
      <text:p text:style-name="P150">“Hold on one second. Before we go any further. I want to see if there is any sign of the beast.”</text:p>
      <text:p text:style-name="P150"/>
      <text:p text:style-name="P160">Odilon turned to Tzuras but did not get closer. “Not sure I want to know more about that thing...”</text:p>
      <text:p text:style-name="P150"/>
      <text:p text:style-name="P150">“<text:span text:style-name="T148">We may run across about it again. It would help to know what we're up against.</text:span>” <text:span text:style-name="T148">Tzuras said, stooping over the tangle of roots that the beast had watched them from.</text:span></text:p>
      <text:p text:style-name="P150"/>
      <text:p text:style-name="P150">“<text:span text:style-name="T149">Oh. Thella, whats wrong?</text:span>” <text:span text:style-name="T149">The girl had gripped his arm tightly and stared at the space Tzuras was in.</text:span></text:p>
      <text:p text:style-name="P119"/>
      <text:p text:style-name="P119">“<text:span text:style-name="T149">Uncle. There was something bad there last night.</text:span>”</text:p>
      <text:p text:style-name="P119"/>
      <text:p text:style-name="P119">“<text:span text:style-name="T149">Yes. There was some sort of beast. Did you wake up?” Quentin said, worried. The thing had been frightening enough to hill his bones. He had considered it a boon that the thing had approached them when she was asleep.</text:span></text:p>
      <text:p text:style-name="P119"/>
      <text:p text:style-name="P156">Thella shook her head. “No, but I dreamt of it. <text:span text:style-name="T150">I didn't like it at all. It was very scary.”</text:span></text:p>
      <text:p text:style-name="P156"/>
      <text:p text:style-name="P161">“I want to get off this island, Uncle.”</text:p>
      <text:p text:style-name="P156"/>
      <text:p text:style-name="P161">Quentin nodded down to her. “Gods, don't we all… We're going to borrow a bout from Odilon's friends and then well leave, ok?” Thella paused as if not sure whether that promise was good enough but finally agreed.</text:p>
      <text:p text:style-name="P156"/>
      <text:p text:style-name="P156">“<text:span text:style-name="T150">Tzuras, find anything?</text:span>” <text:span text:style-name="T150">Quentin peered over at the elf. </text:span></text:p>
      <text:p text:style-name="P156"/>
      <text:p text:style-name="P156">“<text:span text:style-name="T151">Well, yes. We talked earlier about what caused this… but spirits or no, that horrifying thing we saw last night was real.</text:span>”</text:p>
      <text:p text:style-name="P156"/>
      <text:p text:style-name="P157">Odilon grimaced and continued to hold his arm. “I could have told you that.”</text:p>
      <text:p text:style-name="P157"/>
      <text:p text:style-name="P157">“Well, more real than I expected. I dont' know the rules that bind those sort of things. Regardless, magic or no, this was an actual beast of flesh and bone. Look, it left fur.”</text:p>
      <text:p text:style-name="P157"/>
      <text:p text:style-name="P157">He held up a tuft of black hair.</text:p>
      <text:p text:style-name="P157"/>
      <text:p text:style-name="P157">“As you say.” Odilon cautioned. “Maybe I was wrong. Learn all you can about it I suppose, perhaps we can avoid its tracks.”</text:p>
      <text:p text:style-name="P157"/>
      <text:p text:style-name="P157">“Hmm. You're missing the important part, soldier.” Quentin said, rummaging though his pack for his book. “A real animal? Regardless of magics ensorcelling it, it can be warded off. I have never met a creature that abides the heat of fire.”</text:p>
      <text:p text:style-name="P157"/>
      <text:p text:style-name="P157">“I'm sure you have some nasty surprises in there Quentin.” Tzuras said, straightening. “Yet I mostly side with Quentin. We must avoid this thing at all cost. Were I alone perhaps I would try my hand. But with the girl? No. She should be our primary goal. This isn't your fight.”</text:p>
      <text:p text:style-name="P157"/>
      <text:p text:style-name="P157"><text:soft-page-break/>Quentin shut the book and agreed. “You're right. We must be on our way.”</text:p>
      <text:p text:style-name="P157"/>
      <text:p text:style-name="P151">Thella walked with them, holding Quentin's hand. Quentin looked behind them at the camp site and continued into the forest.</text:p>
      <text:p text:style-name="P151"/>
      <text:p text:style-name="P151"/>
      <text:p text:style-name="P151"/>
      <text:p text:style-name="P158">The fog was quick to assert its dominance. As soon as the rushing noise of the waters had passed behind them, they were once again transported to a dim featureless world. The sun was only a pale smudge through the branches of pine trees and the obscuring whiteness of clouds. <text:span text:style-name="T152">The ground was soft with needles once more. Even the scent of the forest was dulled. Sap oozed from some of the trees, but issued no smell.</text:span></text:p>
      <text:p text:style-name="P158"/>
      <text:p text:style-name="P158">“<text:span text:style-name="T153">Ah.</text:span>” <text:span text:style-name="T153">Tzuras said, calling them to stop. </text:span></text:p>
      <text:p text:style-name="P158"/>
      <text:p text:style-name="P159">The crowded behind him.</text:p>
      <text:p text:style-name="P159"/>
      <text:p text:style-name="P159">“What is it?”</text:p>
      <text:p text:style-name="P159"/>
      <text:p text:style-name="P159">The elf gestured at the trunk closest to them. “<text:span text:style-name="T154">Look at the marks there.</text:span>”</text:p>
      <text:p text:style-name="P159"/>
      <text:p text:style-name="P162">The tree had been mauled. Long gashes cut their way deep into its core, past the bark <text:span text:style-name="T155">and </text:span>into the <text:span text:style-name="T155">soft core. Sap leaked from the injury.</text:span></text:p>
      <text:p text:style-name="P162"/>
      <text:p text:style-name="P162">“<text:span text:style-name="T156">Do you suppose its the same beast?</text:span>” <text:span text:style-name="T156">Thella asked, and reached towards the mark, but hesitated half way, staring at it.</text:span></text:p>
      <text:p text:style-name="P162"/>
      <text:p text:style-name="P162">“<text:span text:style-name="T156">It must be.</text:span>” <text:span text:style-name="T156">Odilon said. “Nothing we can learn here. We should hurry and get back to the camp. The fact that there are marks here means that the beast must be around.” He eyed the fog.</text:span></text:p>
      <text:p text:style-name="P162"/>
      <text:p text:style-name="P162">“<text:span text:style-name="T156">There's nothing to say it won't come out during the day.</text:span>” <text:span text:style-name="T156">He said, knife in one hand, the other held close by his side. </text:span></text:p>
      <text:p text:style-name="P162"/>
      <text:p text:style-name="P163">“<text:span text:style-name="T157">Hmm. That's where you're wrong. Thella, want to learn a bit about animal physiology?</text:span>” <text:span text:style-name="T157">Tzuras asked, now crouched and frowning at the marks. Quentin raised an eyebrow but was curious himself, so he let the elf continue.</text:span></text:p>
      <text:p text:style-name="P163"/>
      <text:p text:style-name="P172">“I don't know what you mean.” Thella admitted. “You can learn something from these?” She gestured at the marks. </text:p>
      <text:p text:style-name="P163"/>
      <text:p text:style-name="P172">“Yes. Firstly look at the height. Bears rear up on their hind legs sometimes when they claw at trees. Smaller animals like raccoons will scratch at the bottom or climb and eat insects from higher up.”</text:p>
      <text:p text:style-name="P163"/>
      <text:p text:style-name="P163">“<text:span text:style-name="T158">Whats your point? These marks are all over the place.</text:span>” <text:span text:style-name="T158">Quentin interjected. </text:span></text:p>
      <text:p text:style-name="P163"/>
      <text:p text:style-name="P164">The elf turned to him. “Been a while since the university. I didn't see you raise your hand.”</text:p>
      <text:p text:style-name="P164"/>
      <text:p text:style-name="P164">“But yes, you're right. These marks are all over.” The elf stood up and pointed at the tallest mark. </text:p>
      <text:p text:style-name="P164"/>
      <text:p text:style-name="P164"><text:soft-page-break/>“That is over eight feet tall. Thats assuming that it reached up, rather than bent down! But what do you see down there?”</text:p>
      <text:p text:style-name="P164"/>
      <text:p text:style-name="P164">Thella had crouched down herself and was inspecting marks further to the ground. </text:p>
      <text:p text:style-name="P164"/>
      <text:p text:style-name="P164">“Theres ones down here as well. Very low. If you or I tried to make them, we'd have to get down to our knees” <text:span text:style-name="T159">She pointed out, still shying away from actually touching the marks.</text:span></text:p>
      <text:p text:style-name="P164"/>
      <text:p text:style-name="P165">“Hmm. Good point. And there's also the <text:span text:style-name="T159">depth and texture to them. This one is straight and very deep, right into the heart wood. This other one is abruptly stopped; more of a rip.”</text:span></text:p>
      <text:p text:style-name="P165"/>
      <text:p text:style-name="P166">Odilon and Quentin puzzled over these new facts.</text:p>
      <text:p text:style-name="P165"/>
      <text:p text:style-name="P166">“Finally, there's the reason. Most beasts will tear off bark either because they have part of them that need the wear, like beavers or elk, or because they are eating either the bark or whats under it.”</text:p>
      <text:p text:style-name="P165"/>
      <text:p text:style-name="P166">“Hmm. And what do you think this beast was doing?” Quentin asked. A damp breeze blew through the forest, and the lot of them shivered. </text:p>
      <text:p text:style-name="P165"/>
      <text:p text:style-name="P166">“Neither of the two. If it were wear, it would be one tree, maybe two, and it would use one part of its body. And if it were eating the bark, it would be more purposeful, targeting whatever it eats.”</text:p>
      <text:p text:style-name="P165"/>
      <text:p text:style-name="P166">Odilon frowned and crossed his hands. </text:p>
      <text:p text:style-name="P165"/>
      <text:p text:style-name="P165">“<text:span text:style-name="T159">So whats that all mean then? What kind of behavior does this indicate?</text:span>”</text:p>
      <text:p text:style-name="P165"/>
      <text:p text:style-name="P166">Tzuras gestured for them to keep on moving and so they did while he revealed his fears.</text:p>
      <text:p text:style-name="P166"/>
      <text:p text:style-name="P166">“It was something darker. Rage, or perhaps pain. Everything about these marks is concerning. They're mindless. And look….”</text:p>
      <text:p text:style-name="P166"/>
      <text:p text:style-name="P166">He gestured to the trees in front of them. Every one of the trunks around them was shredded. The thick sap flowed like dark red blood from the wounds as the trees cried.</text:p>
      <text:p text:style-name="P166"/>
      <text:p text:style-name="P167">“This was completely mindless. Made by a creature of bizarre proportions. Jaw marks too high and too low. Claw marks indicating swings from only one side. And there's some over holes here which look like… woodpecker holes. I don't know what to make of this. They were made by the same creature, or at least very rapid in succession to one another. The sap sets up after a while.”</text:p>
      <text:p text:style-name="P167"/>
      <text:p text:style-name="P173">Odilon stared at the elf. </text:p>
      <text:p text:style-name="P167"/>
      <text:p text:style-name="P168">“<text:span text:style-name="T160">Gods forget that.</text:span>” <text:span text:style-name="T160">He said, and suddenly bristled, pushing to the front of the group. “Let us make haste across this wretched island, provided it allows us… I've seen enough. I was scared of the thing before your comments Tzuras. They haven't helped.” He gestured with his good hand, still holding the dagger.</text:span></text:p>
      <text:p text:style-name="P168"/>
      <text:p text:style-name="P168"><text:span text:style-name="T161">Tzuras nodded.</text:span> </text:p>
      <text:p text:style-name="P162"/>
      <text:p text:style-name="P169">They quickened their pace and started off once more.</text:p>
      <text:p text:style-name="P169"><text:soft-page-break/></text:p>
      <text:p text:style-name="P169"/>
      <text:p text:style-name="P169">“Do you know the way, Odilon?” Tzuras asked, tentatively bringing up the rear. He swung a quick check behind them to make sure nothing was following them. Thankfully, there was nothing the the obscuring fog.</text:p>
      <text:p text:style-name="P169"/>
      <text:p text:style-name="P169">“I believe so. This feels right for some reason.” He said, pointing towards a small rise. There was nothing to indicate anyone had ever been here. </text:p>
      <text:p text:style-name="P169"/>
      <text:p text:style-name="P169">“<text:span text:style-name="T162">Fine. As long as you do. How is your arm? I see you're still holding it.</text:span>”</text:p>
      <text:p text:style-name="P169"/>
      <text:p text:style-name="P171">The soldier's face darkened. “Its fine. Ill have _____ look at it when we get to the camp. She's a good medic. It got me good though. I'll give it that.”</text:p>
      <text:p text:style-name="P171"/>
      <text:p text:style-name="P171">“I can take a look at it if you want. I know a couple of poultices that may be able to help.”</text:p>
      <text:p text:style-name="P171"/>
      <text:p text:style-name="P171">“Thank you for your offer but I think its best we simply get to the camp as soon as possible. As you can see, the bleeding has stopped. Its not so bad, and I can move it. I think it was superficial.”</text:p>
      <text:p text:style-name="P171"/>
      <text:p text:style-name="P171">Tzuras agreed and went back to studying their surroundings and keeping a watch on the way they had come. </text:p>
      <text:p text:style-name="P171"/>
      <text:p text:style-name="P171"/>
      <text:p text:style-name="P171"/>
      <text:p text:style-name="P174">Once again, the island revealed its puzzling expanse. It could not have been more than a few miles across yet they had yet to reach the camp, the river or any identifying markers whatsoever. </text:p>
      <text:p text:style-name="P174"/>
      <text:p text:style-name="P174">The fog had set in with glee and at points they had to walk in single file very close to one another lest they be spirited off into that blank expanse. Thella clung to Quentin's arm. Odilon clung to his knife and hid his arm in his jacket. Tzuras had his wand out and ran his eyes across every unidentified clump of leaves, searching, almost hoping for something to track amid the featurelessness.</text:p>
      <text:p text:style-name="P174"/>
      <text:p text:style-name="P174">“Uncle. The trees have changed.”</text:p>
      <text:p text:style-name="P174"/>
      <text:p text:style-name="P174">Quentin glanced around nervously. Sure enough, the skeletal reach of deadened gnarled trees had replaced the pillar-like similarity of the pines. </text:p>
      <text:p text:style-name="P174"/>
      <text:p text:style-name="P174">“I don't remember these trees near my camp…” Odilon whispered. The admission elicited silence from the rest of the group. Yet through the strange character of the place, every one of them felt a strong desire to continue walking, if only to mask their dread. </text:p>
      <text:p text:style-name="P174"/>
      <text:p text:style-name="P174">“I'm sorry everyone. I really thought it was this way.”</text:p>
      <text:p text:style-name="P174"/>
      <text:p text:style-name="P174">Quentin moved to say something but Tzuras cut him off, one hand on the soldier's shoulder. </text:p>
      <text:p text:style-name="P174"/>
      <text:p text:style-name="P174">“Its ok. This place is twisted.”</text:p>
      <text:p text:style-name="P174"/>
      <text:p text:style-name="P174">Odilon nodded but did not look assured by the comment. </text:p>
      <text:p text:style-name="P174"/>
      <text:p text:style-name="P174"><text:soft-page-break/>“So… where do we go now?” Thella asked, “Where are we walking?”</text:p>
      <text:p text:style-name="P174"/>
      <text:p text:style-name="P175">Quentin shook his head. “I-I can't explain, but I really think we should continue walking...” He said, gripping Thella's hand. “I think that if we stop...”</text:p>
      <text:p text:style-name="P175"/>
      <text:p text:style-name="P175">Tzuras waved his hand through the dense fog and a grimmace ran across his face. </text:p>
      <text:p text:style-name="P175"/>
      <text:p text:style-name="P175">“This is an evil place. Something is very wrong here.” He offered. “Its not just the look of the trees. The trees, the fog, the shifting places, its all broken.”</text:p>
      <text:p text:style-name="P175"/>
      <text:p text:style-name="P175">Odilon nodded. “Yet, I have some hope? I can't quite explain it, but I feel like if we keep walking this way, if we just keep going, we'll get to the camp. I'll come right out and say it plain, I don't quite remember this place, yet it still feels familiar. Its as if we're coming to the top of a large hill. I know that despite us climbing higher and higher, eventually we will come to the top and see the other side.”</text:p>
      <text:p text:style-name="P175"/>
      <text:p text:style-name="P175">They all agreed that Odilon's description of his feeling matched the one that they were feeling as well. And with nothing more than intuition and feeling the continued into the island. </text:p>
      <text:p text:style-name="P175"/>
      <text:p text:style-name="P175"/>
      <text:p text:style-name="P175"/>
      <text:p text:style-name="P175">But before too long, and seemingly very quickly, the light of the place started to fade above them. They walked now in complete silence. The darkening of the sun above them was a cruel sword over their heads. They all subconsciously knew that whatever power this place held during the day, it would only worsen during the night. </text:p>
      <text:p text:style-name="P175"/>
      <text:p text:style-name="P175">“<text:span text:style-name="T163">I feel like we should stop.” Tzuras said, boldly breaking the silence. “Its getting dark, but I think we have enough time for me to set out some wards before we lose the sun. Wherever we are, walking several more miles probably won't help us.”</text:span></text:p>
      <text:p text:style-name="P175"/>
      <text:p text:style-name="P176">Odilon shook his head. “I swear we're close. I can't explain why but...”</text:p>
      <text:p text:style-name="P176"/>
      <text:p text:style-name="P176">Thella let out a small groan and clung to Quentin's hand.</text:p>
      <text:p text:style-name="P176"/>
      <text:p text:style-name="P176">“Uncle. I'm tired. We've been waking all day.” </text:p>
      <text:p text:style-name="P176"/>
      <text:p text:style-name="P176">Quentin had been about to council continuing, but his words lodged in his mouth. <text:span text:style-name="T166">He hesitated, trying to think of a solution. One came to mind.</text:span></text:p>
      <text:p text:style-name="P176"/>
      <text:p text:style-name="P176">“Oh. Thella. Of course you're tired. You haven't eaten a thing today!” He said, slinging his pack to the ground. </text:p>
      <text:p text:style-name="P176"/>
      <text:p text:style-name="P176">But the girl shook her head slowly. “I'm not hungry. Plus, neither have you.”</text:p>
      <text:p text:style-name="P176"/>
      <text:p text:style-name="P176">Quentin stopped for a moment and a puzzled expression took him. </text:p>
      <text:p text:style-name="P176"/>
      <text:p text:style-name="P176">“Neither have I?” He rubbed his head, trying to remember their journey today. Had it only been a day they had been walking? Had they really not eaten? That was impossible. They would have felt hungry. </text:p>
      <text:p text:style-name="P176"/>
      <text:p text:style-name="P176">But Thella's comment had disquieted them all. </text:p>
      <text:p text:style-name="P176"><text:soft-page-break/></text:p>
      <text:p text:style-name="P176">“Eaten?” Tzuras said, eyes wide. “My god. We really haven't eaten. I don't remember eating today at all, or even yesterday...” He turned to the soldier.</text:p>
      <text:p text:style-name="P176"/>
      <text:p text:style-name="P176">“Do you remember eating recently?”</text:p>
      <text:p text:style-name="P176"/>
      <text:p text:style-name="P176">The soldier shook his head and looked through his pack. “To be honest, all the stuff before the rapids was just a blur. I don't remember clearly. But here...” He lifted out a wrapped ration from his bag.</text:p>
      <text:p text:style-name="P176"/>
      <text:p text:style-name="P176">“I have several of these. I think there's supposed to be <text:span text:style-name="T164">seven</text:span> of them. <text:span text:style-name="T164">And there are seven still here...”</text:span></text:p>
      <text:p text:style-name="P176"/>
      <text:p text:style-name="P177">They had stopped by this point and they looked at each other with a mixture of shock and dismay.</text:p>
      <text:p text:style-name="P177"/>
      <text:p text:style-name="P177">“What does this mean?” Odilon asked the other two. “I'm not hungry. I should be hungry if I haven't eaten in two days.”</text:p>
      <text:p text:style-name="P170"/>
      <text:p text:style-name="P170">“<text:span text:style-name="T164">Another curiosity of this place I suppose?</text:span>” <text:span text:style-name="T164">Quentin said, with a grumble. “Perhaps its because of the changing of the land. This island is not as large as the amount of land we have covered. Maybe we only feel hungry for the actual distance we've traveled?”</text:span></text:p>
      <text:p text:style-name="P170"/>
      <text:p text:style-name="P177">Tzuras scratched his chin. “I suppose I haven't eaten in a very long while.” <text:span text:style-name="T165">he said, distantly, rummaging through his large pack. “Do I even have food in here?”</text:span></text:p>
      <text:p text:style-name="P177"/>
      <text:p text:style-name="P178">But a sudden and intense feeling slowly took hold of Quentin. The others were talking now, even Thella. They were all trying to figure out how it was possible for them to have spent several days without eating. </text:p>
      <text:p text:style-name="P178"/>
      <text:p text:style-name="P178">Quentin had crouched to look through his bag, but he slowly returned to his feet. </text:p>
      <text:p text:style-name="P178"/>
      <text:p text:style-name="P178">What was causing this feeling? </text:p>
      <text:p text:style-name="P178"/>
      <text:p text:style-name="P178">His eyes slid from one side of the forest to the other. Tzuras had been staring into the mist this whole time. Could there have been something that the woodsman had missed?</text:p>
      <text:p text:style-name="P178"/>
      <text:p text:style-name="P178">A chill started to work down Quentin's neck. It was as if he could feel the icy trickle of snow melt. He could not place it, but something was wrong. Even moreso than usual. </text:p>
      <text:p text:style-name="P178"/>
      <text:p text:style-name="P178">In one solid movement his pack was returned to his back and his hand had caught Thella's.</text:p>
      <text:p text:style-name="P178"/>
      <text:p text:style-name="P178">She looked up at him with surprise but quieted when she saw that his face was white and grave. </text:p>
      <text:p text:style-name="P178"/>
      <text:p text:style-name="P178">“Uncle...”</text:p>
      <text:p text:style-name="P178"/>
      <text:p text:style-name="P178">“Everyone, quiet. I can't explain it, but something is off here. Something <text:span text:style-name="T99">feels </text:span><text:span text:style-name="T101">wrong.</text:span>”</text:p>
      <text:p text:style-name="P178"/>
      <text:p text:style-name="P178">The others looked at him.</text:p>
      <text:p text:style-name="P178"/>
      <text:p text:style-name="P178">“What do you mean, feels?”</text:p>
      <text:p text:style-name="P178"/>
      <text:p text:style-name="P178"><text:soft-page-break/>“Stop talking and feel.” He gestured towards the forest in front of them.</text:p>
      <text:p text:style-name="P178"/>
      <text:p text:style-name="P178">Tzuras became quiet and seemed lost in concentration.</text:p>
      <text:p text:style-name="P178"/>
      <text:p text:style-name="P178">Odilon looked from the old man to the elf and back again. </text:p>
      <text:p text:style-name="P178"/>
      <text:p text:style-name="P178">“Is there something you're not telling me? Is the beast back?” he stiffened and his hand went for his knife again.</text:p>
      <text:p text:style-name="P178"/>
      <text:p text:style-name="P179">Tzuras inhaled as if to take a deep breath, but after a second it caught in his throat. His hand shot out and caught <text:span text:style-name="T167">Quentin's shirt. </text:span></text:p>
      <text:p text:style-name="P179"/>
      <text:p text:style-name="P179">“<text:span text:style-name="T167">Stay together. Something evil is near.</text:span>” <text:span text:style-name="T167">He said gravely. </text:span></text:p>
      <text:p text:style-name="P179"/>
      <text:p text:style-name="P180">There was no talking now. The group subconsciously shrank together, everyone peering in one direction or another. There was no movement that they could tell. </text:p>
      <text:p text:style-name="P180"/>
      <text:p text:style-name="P180">“<text:span text:style-name="T168">I feel it too now. Its strong. This way.</text:span>” <text:span text:style-name="T168">Tzuras said quietly.</text:span></text:p>
      <text:p text:style-name="P180"/>
      <text:p text:style-name="P181">They walked slowly and quietly in that direction. Thella held on to her uncle's hand with a sudden force. The old man could feel the bandages on his skin, the surprising strength of the small hand. </text:p>
      <text:p text:style-name="P181"/>
      <text:p text:style-name="P181">The<text:span text:style-name="T169">y</text:span> moved forward, scanning the forest for any sign of movement. <text:span text:style-name="T170">A breeze groaned through the trees: only a short gasp, cold and wet. Tzuras's eyes widened a bit. </text:span></text:p>
      <text:p text:style-name="P181"/>
      <text:p text:style-name="P181">“<text:span text:style-name="T170">There's blood nearby.</text:span>” <text:span text:style-name="T170">He said, directing them forward. </text:span></text:p>
      <text:p text:style-name="P181"/>
      <text:p text:style-name="P181">“<text:span text:style-name="T170">Right there. On the other side of that tree.</text:span>” <text:span text:style-name="T170">He pointed.</text:span></text:p>
      <text:p text:style-name="P181"/>
      <text:p text:style-name="P182">It was a gnarled oak whose vast bulk at some point had been split by lightning. Its branches were bare, yet still thick with unsettling bulbous growth which twisted this way and that with abandon. </text:p>
      <text:p text:style-name="P182"/>
      <text:p text:style-name="P182">From its lowest part, where the trunk met the ground came a much stronger version of the feeling that Quentin had sensed earlier. They all felt it now. A sick fascination fell over them. The mystery of what could cause such a feeling was overwhelming. Half dread and half morbid curiosity compelled them to edge around the tree, bit by bit. </text:p>
      <text:p text:style-name="P182"/>
      <text:p text:style-name="P182">The bark was blackened with rot. Grey moss ran its length. Torturous hollows were dug into its flesh, from which seeped pitch colored sap. </text:p>
      <text:p text:style-name="P182"/>
      <text:p text:style-name="P183">They edged a bit closer. </text:p>
      <text:p text:style-name="P183"/>
      <text:p text:style-name="P183">Finally they could see what it was they had been sensing. </text:p>
      <text:p text:style-name="P183"/>
      <text:p text:style-name="P183">Quentin was the first to react. He threw his hand over Thella's eyes and mouth. Yet he did not look away from the sight, <text:span text:style-name="T171">staring on it with shock. Thella buried her face into the older man's side.</text:span></text:p>
      <text:p text:style-name="P183"/>
      <text:p text:style-name="P184">Tzuras's <text:span text:style-name="T171">green</text:span> eyes dimmed, <text:span text:style-name="T171">and a sadness appeared in them, spreading to his face.</text:span></text:p>
      <text:p text:style-name="P184"/>
      <text:p text:style-name="P185"><text:soft-page-break/>Odilon let out a small groan and took a staggered half step forward, wounded arm uselessly outstretched.</text:p>
      <text:p text:style-name="P185"/>
      <text:p text:style-name="P185">Against the tree was a body, or at least what was left of one.</text:p>
      <text:p text:style-name="P185"/>
      <text:p text:style-name="P186">It was sprawled outwards, arms twisted at odd angles. Draped over its shoulders was a black uniform, the same as the one Odilon was wearing. To its side, covered in blood and half severed from the arm which held it, was a sword. </text:p>
      <text:p text:style-name="P186"/>
      <text:p text:style-name="P187">However, the body's defining feature was its face, which was completely missing. The skull had been crushed inwards by terrible force, so horribly, and so completely, that no features of any kind were visible. Hair was an afterthought and matted black with dried blood behind where the head should have been. </text:p>
      <text:p text:style-name="P187"/>
      <text:p text:style-name="P187">Sprayed to every side and soaking all surfaces and clothing was blood. The same blows extended downward, ripping the neck open and continuing down to the upper torso, creating one large contiguous hole in the flesh. It yawned inward, seemingly deeper than at first seeming possible, until one realized the whole at times went straight through the body and out the other side, digging into the dark recesses of the rotted tree. <text:span text:style-name="T174">It was bordered on its edges by the white remains of the upper ribcage and the fragments of skull still visible. </text:span></text:p>
      <text:p text:style-name="P187"/>
      <text:p text:style-name="P187">“<text:span text:style-name="T172">Oh god.</text:span>” <text:span text:style-name="T172">Quentin muttered and clenched Thella close to his side. </text:span></text:p>
      <text:p text:style-name="P187"/>
      <text:p text:style-name="P188">Tzuras had subsided into a sad disappointed frown. His head tilted slightly. He stared at the body in a disconnected and dispassionate manner. </text:p>
      <text:p text:style-name="P187"/>
      <text:p text:style-name="P187"/>
      <text:p text:style-name="P187"/>
      <text:p text:style-name="P187"><text:s text:c="2"/></text:p>
      <text:p text:style-name="P181"/>
      <text:p text:style-name="P181"/>
      <text:p text:style-name="P179"/>
      <text:p text:style-name="P179"/>
      <text:p text:style-name="P179"/>
      <text:p text:style-name="P1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2:35:44.070000000</meta:creation-date>
    <dc:date>2020-08-12T23:43:39.141000000</dc:date>
    <meta:editing-duration>P1DT10H43M41S</meta:editing-duration>
    <meta:editing-cycles>236</meta:editing-cycles>
    <meta:generator>LibreOffice/5.0.5.2$Windows_X86_64 LibreOffice_project/55b006a02d247b5f7215fc6ea0fde844b30035b3</meta:generator>
    <meta:document-statistic meta:table-count="0" meta:image-count="0" meta:object-count="0" meta:page-count="45" meta:paragraph-count="754" meta:word-count="19834" meta:character-count="108185" meta:non-whitespace-character-count="88776"/>
  </office:meta>
</office:document-meta>
</file>